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2.866cm"/>
    </style:style>
    <style:style style:name="co6" style:family="table-column">
      <style:table-column-properties fo:break-before="auto" style:column-width="2.725cm"/>
    </style:style>
    <style:style style:name="co7" style:family="table-column">
      <style:table-column-properties fo:break-before="auto" style:column-width="2.215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1.702cm"/>
    </style:style>
    <style:style style:name="co10" style:family="table-column">
      <style:table-column-properties fo:break-before="auto" style:column-width="1.355cm"/>
    </style:style>
    <style:style style:name="co11" style:family="table-column">
      <style:table-column-properties fo:break-before="auto" style:column-width="1.586cm"/>
    </style:style>
    <style:style style:name="co12" style:family="table-column">
      <style:table-column-properties fo:break-before="auto" style:column-width="1.852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2.621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2.067cm"/>
    </style:style>
    <style:style style:name="co17" style:family="table-column">
      <style:table-column-properties fo:break-before="auto" style:column-width="1.711cm"/>
    </style:style>
    <style:style style:name="co18" style:family="table-column">
      <style:table-column-properties fo:break-before="auto" style:column-width="2.2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Intensidad-distancia">
      <style:table-properties table:display="true" style:writing-mode="lr-tb"/>
    </style:style>
    <style:style style:name="ta2" style:family="table" style:master-page-name="PageStyle_5f_Curvas_20_características">
      <style:table-properties table:display="true" style:writing-mode="lr-tb"/>
    </style:style>
    <style:style style:name="ta3" style:family="table" style:master-page-name="PageStyle_5f_Curvas_20_VI_20_juntas">
      <style:table-properties table:display="true" style:writing-mode="lr-tb"/>
    </style:style>
    <style:style style:name="ta4" style:family="table" style:master-page-name="PageStyle_5f_Parámetros">
      <style:table-properties table:display="true" style:writing-mode="lr-tb"/>
    </style:style>
    <style:style style:name="ta5" style:family="table" style:master-page-name="PageStyle_5f_Cristal_20_y_20_T">
      <style:table-properties table:display="true" style:writing-mode="lr-tb"/>
    </style:style>
    <style:style style:name="ta6" style:family="table" style:master-page-name="PageStyle_5f_So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28">
      <style:table-cell-properties style:rotation-align="none"/>
    </style:style>
    <style:style style:name="ce3" style:family="table-cell" style:parent-style-name="Default" style:data-style-name="N130">
      <style:table-cell-properties style:rotation-align="none"/>
    </style:style>
    <style:style style:name="ce4" style:family="table-cell" style:parent-style-name="Default" style:data-style-name="N131">
      <style:table-cell-properties style:rotation-align="none"/>
    </style:style>
    <style:style style:name="ce5" style:family="table-cell" style:parent-style-name="Default" style:data-style-name="N129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d9d9d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9">
      <style:table-cell-properties fo:background-color="#ffff00" style:rotation-align="none"/>
    </style:style>
    <style:style style:name="ce8" style:family="table-cell" style:parent-style-name="Default" style:data-style-name="N134">
      <style:table-cell-properties style:rotation-align="none"/>
    </style:style>
    <style:style style:name="ce9" style:family="table-cell" style:parent-style-name="Default" style:data-style-name="N133">
      <style:table-cell-properties style:rotation-align="none"/>
    </style:style>
    <style:style style:name="ce10" style:family="table-cell" style:parent-style-name="Default">
      <style:table-cell-properties style:rotation-align="none"/>
      <style:text-properties style:text-underline-style="none"/>
    </style:style>
    <style:style style:name="ce11" style:family="table-cell" style:parent-style-name="Default" style:data-style-name="N1">
      <style:table-cell-properties fo:background-color="#ffff00" style:rotation-align="none"/>
    </style:style>
    <style:style style:name="ce12" style:family="table-cell" style:parent-style-name="Default" style:data-style-name="N1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Calibri" fo:font-size="9pt" fo:letter-spacing="normal" fo:language="es" fo:country="E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fo:font-family="'Cambria Math'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b050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b050" style:text-line-through-style="none" style:text-line-through-type="none" style:text-position="0% 100%" style:font-name="Calibri" fo:font-size="7pt" fo:letter-spacing="normal" fo:language="es" fo:country="ES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variant="normal" fo:text-transform="none" fo:color="#00b050" style:text-line-through-style="none" style:text-line-through-type="none" style:text-position="0% 100%" fo:font-family="'Cambria Math'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4472c4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7030a0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nsidad-distancia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number-columns-repeated="2" table:default-cell-style-name="Default"/>
        <table:table-column table:style-name="co5" table:default-cell-style-name="ce1"/>
        <table:table-column table:style-name="co6" table:default-cell-style-name="ce1"/>
        <table:table-column table:style-name="co2" table:number-columns-repeated="5" table:default-cell-style-name="Default"/>
        <table:table-column table:style-name="co7" table:default-cell-style-name="ce1"/>
        <table:table-column table:style-name="co2" table:default-cell-style-name="Default"/>
        <table:table-column table:style-name="co1" table:default-cell-style-name="ce1"/>
        <table:table-column table:style-name="co2" table:number-columns-repeated="44" table:default-cell-style-name="Default"/>
        <table:table-row table:style-name="ro1">
          <table:table-cell office:value-type="string" calcext:value-type="string">
            <text:p>Error V</text:p>
          </table:table-cell>
          <table:table-cell/>
          <table:table-cell table:style-name="ce1" office:value-type="string" calcext:value-type="string">
            <text:p>D(cm)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_real</text:p>
          </table:table-cell>
          <table:table-cell office:value-type="string" calcext:value-type="string">
            <text:p>Intensidad (W/m²)</text:p>
          </table:table-cell>
          <table:table-cell office:value-type="string" calcext:value-type="string">
            <text:p>log(d)</text:p>
          </table:table-cell>
          <table:table-cell office:value-type="string" calcext:value-type="string">
            <text:p>log(J)</text:p>
          </table:table-cell>
          <table:table-cell table:number-columns-repeated="56"/>
        </table:table-row>
        <table:table-row table:style-name="ro1">
          <table:table-cell table:formula="of:=0.001*0.01" office:value-type="float" office:value="0.00001" calcext:value-type="float">
            <text:p>1E-05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float" office:value="1.392" calcext:value-type="float">
            <text:p>1,392</text:p>
          </table:table-cell>
          <table:table-cell table:style-name="ce1" table:formula="of:=[.D2]/100" office:value-type="float" office:value="0.01392" calcext:value-type="float">
            <text:p>0,01392</text:p>
          </table:table-cell>
          <table:table-cell table:style-name="ce2" table:formula="of:=[.E2]/[.$A$5]" office:value-type="float" office:value="613.486117232261" calcext:value-type="float">
            <text:p>613,5</text:p>
          </table:table-cell>
          <table:table-cell table:formula="of:=LOG([.C2])" office:value-type="float" office:value="1.79934054945358" calcext:value-type="float">
            <text:p>1,79934054945358</text:p>
          </table:table-cell>
          <table:table-cell table:formula="of:=LOG([.F2])" office:value-type="float" office:value="2.78780473938961" calcext:value-type="float">
            <text:p>2,78780473938961</text:p>
          </table:table-cell>
          <table:table-cell/>
          <table:table-cell table:style-name="ce1" office:value-type="string" calcext:value-type="string">
            <text:p>a</text:p>
          </table:table-cell>
          <table:table-cell office:value-type="float" office:value="-2.13938756767902" calcext:value-type="float">
            <text:p>-2,13938756767902</text:p>
          </table:table-cell>
          <table:table-cell office:value-type="string" calcext:value-type="string">
            <text:p>valor ideal -2</text:p>
          </table:table-cell>
          <table:table-cell table:number-columns-repeated="4"/>
          <table:table-cell table:style-name="ce1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ce1" office:value-type="string" calcext:value-type="string">
            <text:p>Error J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.085" calcext:value-type="float">
            <text:p>1,085</text:p>
          </table:table-cell>
          <table:table-cell table:style-name="ce1" table:formula="of:=[.D3]/100" office:value-type="float" office:value="0.01085" calcext:value-type="float">
            <text:p>0,01085</text:p>
          </table:table-cell>
          <table:table-cell table:style-name="ce2" table:formula="of:=[.E3]/[.$A$5]" office:value-type="float" office:value="478.184222124284" calcext:value-type="float">
            <text:p>478,2</text:p>
          </table:table-cell>
          <table:table-cell table:formula="of:=LOG([.C3])" office:value-type="float" office:value="1.84509804001426" calcext:value-type="float">
            <text:p>1,84509804001426</text:p>
          </table:table-cell>
          <table:table-cell table:formula="of:=LOG([.F3])" office:value-type="float" office:value="2.67959524229961" calcext:value-type="float">
            <text:p>2,67959524229961</text:p>
          </table:table-cell>
          <table:table-cell/>
          <table:table-cell table:style-name="ce1" office:value-type="string" calcext:value-type="string">
            <text:p>b</text:p>
          </table:table-cell>
          <table:table-cell office:value-type="float" office:value="6.62681316163199" calcext:value-type="float">
            <text:p>6,62681316163199</text:p>
          </table:table-cell>
          <table:table-cell table:number-columns-repeated="5"/>
          <table:table-cell table:style-name="ce1" office:value-type="float" office:value="70" calcext:value-type="float">
            <text:p>70</text:p>
          </table:table-cell>
          <table:table-cell table:style-name="ce5" office:value-type="float" office:value="478.184222124284" calcext:value-type="float">
            <text:p>478,2 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ensibilidad</text:p>
          </table:table-cell>
          <table:table-cell/>
          <table:table-cell table:style-name="ce1" table:formula="of:=[.C3]+10" office:value-type="float" office:value="80" calcext:value-type="float">
            <text:p>80</text:p>
          </table:table-cell>
          <table:table-cell table:style-name="ce1" office:value-type="float" office:value="0.806" calcext:value-type="float">
            <text:p>0,806</text:p>
          </table:table-cell>
          <table:table-cell table:style-name="ce1" table:formula="of:=[.D4]/100" office:value-type="float" office:value="0.00806" calcext:value-type="float">
            <text:p>0,00806</text:p>
          </table:table-cell>
          <table:table-cell table:style-name="ce2" table:formula="of:=[.E4]/[.$A$5]" office:value-type="float" office:value="355.222565006611" calcext:value-type="float">
            <text:p>355,2</text:p>
          </table:table-cell>
          <table:table-cell table:formula="of:=LOG([.C4])" office:value-type="float" office:value="1.90308998699194" calcext:value-type="float">
            <text:p>1,90308998699194</text:p>
          </table:table-cell>
          <table:table-cell table:formula="of:=LOG([.F4])" office:value-type="float" office:value="2.55050054592015" calcext:value-type="float">
            <text:p>2,55050054592015</text:p>
          </table:table-cell>
          <table:table-cell/>
          <table:table-cell table:style-name="ce1" office:value-type="string" calcext:value-type="string">
            <text:p>es una recta porque log-log representa bien una ley en potencias (J-m^2)</text:p>
          </table:table-cell>
          <table:table-cell table:number-columns-repeated="6"/>
          <table:table-cell table:style-name="ce1" office:value-type="float" office:value="110" calcext:value-type="float">
            <text:p>110</text:p>
          </table:table-cell>
          <table:table-cell table:style-name="ce5" office:value-type="float" office:value="183.3" calcext:value-type="float">
            <text:p>183,3 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45"/>
        </table:table-row>
        <table:table-row table:style-name="ro1">
          <table:table-cell table:formula="of:=22.69*0.000001" office:value-type="float" office:value="0.00002269" calcext:value-type="float">
            <text:p>2,269E-05</text:p>
          </table:table-cell>
          <table:table-cell/>
          <table:table-cell table:style-name="ce1" table:formula="of:=[.C4]+10" office:value-type="float" office:value="90" calcext:value-type="float">
            <text:p>90</text:p>
          </table:table-cell>
          <table:table-cell table:style-name="ce1" office:value-type="float" office:value="0.63" calcext:value-type="float">
            <text:p>0,63</text:p>
          </table:table-cell>
          <table:table-cell table:style-name="ce1" table:formula="of:=[.D5]/100" office:value-type="float" office:value="0.0063" calcext:value-type="float">
            <text:p>0,0063</text:p>
          </table:table-cell>
          <table:table-cell table:style-name="ce2" table:formula="of:=[.E5]/[.$A$5]" office:value-type="float" office:value="277.655354781842" calcext:value-type="float">
            <text:p>277,7</text:p>
          </table:table-cell>
          <table:table-cell table:formula="of:=LOG([.C5])" office:value-type="float" office:value="1.95424250943932" calcext:value-type="float">
            <text:p>1,95424250943932</text:p>
          </table:table-cell>
          <table:table-cell table:formula="of:=LOG([.F5])" office:value-type="float" office:value="2.44350605356865" calcext:value-type="float">
            <text:p>2,44350605356865</text:p>
          </table:table-cell>
          <table:table-cell table:number-columns-repeated="8"/>
          <table:table-cell table:style-name="ce1" office:value-type="float" office:value="150" calcext:value-type="float">
            <text:p>150</text:p>
          </table:table-cell>
          <table:table-cell table:style-name="ce5" table:formula="of:=10^[.T5]" office:value-type="float" office:value="93.6074847596474" calcext:value-type="float">
            <text:p>93,6 </text:p>
          </table:table-cell>
          <table:table-cell table:style-name="ce1" office:value-type="float" office:value="0.4" calcext:value-type="float">
            <text:p>0,4</text:p>
          </table:table-cell>
          <table:table-cell table:formula="of:=[.K2]*LOG(150)+[.K3]" office:value-type="float" office:value="1.97131057587328" calcext:value-type="float">
            <text:p>1,97131057587328</text:p>
          </table:table-cell>
          <table:table-cell table:style-name="ce1" office:value-type="string" calcext:value-type="string">
            <text:p>extrapolado en recta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1" table:formula="of:=[.C5]+10" office:value-type="float" office:value="100" calcext:value-type="float">
            <text:p>100</text:p>
          </table:table-cell>
          <table:table-cell table:style-name="ce1" office:value-type="float" office:value="0.492" calcext:value-type="float">
            <text:p>0,492</text:p>
          </table:table-cell>
          <table:table-cell table:style-name="ce1" table:formula="of:=[.D6]/100" office:value-type="float" office:value="0.00492" calcext:value-type="float">
            <text:p>0,00492</text:p>
          </table:table-cell>
          <table:table-cell table:style-name="ce2" table:formula="of:=[.E6]/[.$A$5]" office:value-type="float" office:value="216.835610401058" calcext:value-type="float">
            <text:p>216,8</text:p>
          </table:table-cell>
          <table:table-cell table:formula="of:=LOG([.C6])" office:value-type="float" office:value="2" calcext:value-type="float">
            <text:p>2</text:p>
          </table:table-cell>
          <table:table-cell table:formula="of:=LOG([.F6])" office:value-type="float" office:value="2.33613060688242" calcext:value-type="float">
            <text:p>2,33613060688242</text:p>
          </table:table-cell>
          <table:table-cell table:number-columns-repeated="11"/>
          <table:table-cell office:value-type="string" calcext:value-type="string">
            <text:p>error de medición original porque es superior que el de la regresión lineal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Error intensidad</text:p>
          </table:table-cell>
          <table:table-cell/>
          <table:table-cell table:style-name="ce1" table:formula="of:=[.C6]+10" office:value-type="float" office:value="110" calcext:value-type="float">
            <text:p>110</text:p>
          </table:table-cell>
          <table:table-cell table:style-name="ce1" office:value-type="float" office:value="0.416" calcext:value-type="float">
            <text:p>0,416</text:p>
          </table:table-cell>
          <table:table-cell table:style-name="ce1" table:formula="of:=[.D7]/100" office:value-type="float" office:value="0.00416" calcext:value-type="float">
            <text:p>0,00416</text:p>
          </table:table-cell>
          <table:table-cell table:style-name="ce2" table:formula="of:=[.E7]/[.$A$5]" office:value-type="float" office:value="183.340678713089" calcext:value-type="float">
            <text:p>183,3</text:p>
          </table:table-cell>
          <table:table-cell table:formula="of:=LOG([.C7])" office:value-type="float" office:value="2.04139268515822" calcext:value-type="float">
            <text:p>2,04139268515822</text:p>
          </table:table-cell>
          <table:table-cell table:formula="of:=LOG([.F7])" office:value-type="float" office:value="2.26325883474181" calcext:value-type="float">
            <text:p>2,26325883474181</text:p>
          </table:table-cell>
          <table:table-cell/>
          <table:table-cell table:style-name="ce1" office:value-type="string" calcext:value-type="string">
            <text:p>valores</text:p>
          </table:table-cell>
          <table:table-cell table:style-name="ce3" table:number-matrix-columns-spanned="2" table:number-matrix-rows-spanned="5" table:formula="of:=LINEST([.H2:.H11];[.G2:.G11];1;1)" office:value-type="float" office:value="-2.13938756767902" calcext:value-type="float">
            <text:p>-2,14 </text:p>
          </table:table-cell>
          <table:table-cell table:style-name="ce4" office:value-type="float" office:value="6.62681316163203" calcext:value-type="float">
            <text:p>6,627 </text:p>
          </table:table-cell>
          <table:table-cell table:number-columns-repeated="52"/>
        </table:table-row>
        <table:table-row table:style-name="ro1">
          <table:table-cell table:formula="of:=[.A2]/[.A5]" office:value-type="float" office:value="0.440722785368004" calcext:value-type="float">
            <text:p>0,440722785368004</text:p>
          </table:table-cell>
          <table:table-cell/>
          <table:table-cell table:style-name="ce1" table:formula="of:=[.C7]+10" office:value-type="float" office:value="120" calcext:value-type="float">
            <text:p>120</text:p>
          </table:table-cell>
          <table:table-cell table:style-name="ce1" office:value-type="float" office:value="0.335" calcext:value-type="float">
            <text:p>0,335</text:p>
          </table:table-cell>
          <table:table-cell table:style-name="ce1" table:formula="of:=[.D8]/100" office:value-type="float" office:value="0.00335" calcext:value-type="float">
            <text:p>0,00335</text:p>
          </table:table-cell>
          <table:table-cell table:style-name="ce2" table:formula="of:=[.E8]/[.$A$5]" office:value-type="float" office:value="147.642133098281" calcext:value-type="float">
            <text:p>147,6</text:p>
          </table:table-cell>
          <table:table-cell table:formula="of:=LOG([.C8])" office:value-type="float" office:value="2.07918124604762" calcext:value-type="float">
            <text:p>2,07918124604762</text:p>
          </table:table-cell>
          <table:table-cell table:formula="of:=LOG([.F8])" office:value-type="float" office:value="2.16921031115191" calcext:value-type="float">
            <text:p>2,16921031115191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3" office:value-type="float" office:value="0.0203279271020441" calcext:value-type="float">
            <text:p>0,02 </text:p>
          </table:table-cell>
          <table:table-cell table:style-name="ce4" office:value-type="float" office:value="0.0408177694308651" calcext:value-type="float">
            <text:p>0,041 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1" table:formula="of:=[.C8]+10"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table:formula="of:=[.D9]/100" office:value-type="float" office:value="0.0029" calcext:value-type="float">
            <text:p>0,0029</text:p>
          </table:table-cell>
          <table:table-cell table:style-name="ce2" table:formula="of:=[.E9]/[.$A$5]" office:value-type="float" office:value="127.809607756721" calcext:value-type="float">
            <text:p>127,8</text:p>
          </table:table-cell>
          <table:table-cell table:formula="of:=LOG([.C9])" office:value-type="float" office:value="2.11394335230684" calcext:value-type="float">
            <text:p>2,11394335230684</text:p>
          </table:table-cell>
          <table:table-cell table:formula="of:=LOG([.F9])" office:value-type="float" office:value="2.10656350201402" calcext:value-type="float">
            <text:p>2,10656350201402</text:p>
          </table:table-cell>
          <table:table-cell table:number-columns-repeated="2"/>
          <table:table-cell office:value-type="float" office:value="0.999278255176311" calcext:value-type="float">
            <text:p>0,999278255176311</text:p>
          </table:table-cell>
          <table:table-cell office:value-type="float" office:value="0.0077115370633304" calcext:value-type="float">
            <text:p>0,00771153706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rror distancia</text:p>
          </table:table-cell>
          <table:table-cell/>
          <table:table-cell table:style-name="ce1" table:formula="of:=[.C9]+10" office:value-type="float" office:value="140" calcext:value-type="float">
            <text:p>140</text:p>
          </table:table-cell>
          <table:table-cell table:style-name="ce1" office:value-type="float" office:value="0.248" calcext:value-type="float">
            <text:p>0,248</text:p>
          </table:table-cell>
          <table:table-cell table:style-name="ce1" table:formula="of:=[.D10]/100" office:value-type="float" office:value="0.00248" calcext:value-type="float">
            <text:p>0,00248</text:p>
          </table:table-cell>
          <table:table-cell table:style-name="ce2" table:formula="of:=[.E10]/[.$A$5]" office:value-type="float" office:value="109.299250771265" calcext:value-type="float">
            <text:p>109,3</text:p>
          </table:table-cell>
          <table:table-cell table:formula="of:=LOG([.C10])" office:value-type="float" office:value="2.14612803567824" calcext:value-type="float">
            <text:p>2,14612803567824</text:p>
          </table:table-cell>
          <table:table-cell table:formula="of:=LOG([.F10])" office:value-type="float" office:value="2.03861718494128" calcext:value-type="float">
            <text:p>2,03861718494128</text:p>
          </table:table-cell>
          <table:table-cell table:number-columns-repeated="2"/>
          <table:table-cell office:value-type="float" office:value="11076.2499141341" calcext:value-type="float">
            <text:p>11076,2499141341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float" office:value="0.001" calcext:value-type="float">
            <text:p>0,001</text:p>
          </table:table-cell>
          <table:table-cell/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0.233" calcext:value-type="float">
            <text:p>0,233</text:p>
          </table:table-cell>
          <table:table-cell table:style-name="ce1" table:formula="of:=[.D11]/100" office:value-type="float" office:value="0.00233" calcext:value-type="float">
            <text:p>0,00233</text:p>
          </table:table-cell>
          <table:table-cell table:style-name="ce2" table:formula="of:=[.E11]/[.$A$5]" office:value-type="float" office:value="102.688408990745" calcext:value-type="float">
            <text:p>102,7</text:p>
          </table:table-cell>
          <table:table-cell table:formula="of:=LOG([.C11])" office:value-type="float" office:value="2.16136800223497" calcext:value-type="float">
            <text:p>2,16136800223497</text:p>
          </table:table-cell>
          <table:table-cell table:formula="of:=LOG([.F11])" office:value-type="float" office:value="2.01152142514108" calcext:value-type="float">
            <text:p>2,01152142514108</text:p>
          </table:table-cell>
          <table:table-cell table:number-columns-repeated="2"/>
          <table:table-cell office:value-type="float" office:value="0.658680257609827" calcext:value-type="float">
            <text:p>0,658680257609827</text:p>
          </table:table-cell>
          <table:table-cell office:value-type="float" office:value="0.000475742431032948" calcext:value-type="float">
            <text:p>0,000475742431033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draw:z-index="0" draw:name="Gráfico 2" draw:style-name="gr1" draw:text-style-name="P1" svg:width="13.725cm" svg:height="7.617cm" svg:x="0.076cm" svg:y="0.332cm">
              <draw:object draw:notify-on-update-of-ranges="'Intensidad-distancia'.F2:'Intensidad-distancia'.F11 'Intensidad-distancia'.C2:'Intensidad-distancia'.C11 'Intensidad-distancia'.A8:'Intensidad-distancia'.A8 'Intensidad-distancia'.A8:'Intensidad-distancia'.A8 'Intensidad-distancia'.A11:'Intensidad-distancia'.A11 'Intensidad-distancia'.A11:'Intensidad-distancia'.A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/>
          <table:table-cell>
            <draw:frame draw:z-index="1" draw:name="Gráfico 3" draw:style-name="gr1" draw:text-style-name="P1" svg:width="13.838cm" svg:height="7.132cm" svg:x="0.076cm" svg:y="0.363cm">
              <draw:object draw:notify-on-update-of-ranges="'Intensidad-distancia'.H2:'Intensidad-distancia'.H11 'Intensidad-distancia'.G2:'Intensidad-distancia'.G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urvas características" table:style-name="ta2">
        <table:shapes>
          <draw:custom-shape draw:z-index="1" draw:name="Cuadro de texto 4" draw:style-name="gr2" draw:text-style-name="P1" svg:width="3.814cm" svg:height="0.661cm" svg:x="30.111cm" svg:y="4.125cm">
            <text:p text:style-name="P2"><text:span text:style-name="T1">P</text:span><text:span text:style-name="T2">max </text:span><text:span text:style-name="T1">= 88,9</text:span><text:span text:style-name="T3">±</text:span><text:span text:style-name="T1">0,8 m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adro de texto 5" draw:style-name="gr2" draw:text-style-name="P1" svg:width="3.136cm" svg:height="0.661cm" svg:x="23.371cm" svg:y="4.678cm">
            <text:p text:style-name="P2"><text:span text:style-name="T4">I</text:span><text:span text:style-name="T5">SC</text:span><text:span text:style-name="T4">=67,7</text:span><text:span text:style-name="T6">±</text:span><text:span text:style-name="T4">0,1 m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Cuadro de texto 6" draw:style-name="gr2" draw:text-style-name="P1" svg:width="3.191cm" svg:height="0.661cm" svg:x="30cm" svg:y="8.335cm">
            <text:p text:style-name="P2"><text:span text:style-name="T4">V</text:span><text:span text:style-name="T5">OC</text:span><text:span text:style-name="T4">=2,17</text:span><text:span text:style-name="T6">±</text:span><text:span text:style-name="T4">0,01 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Cuadro de texto 10" draw:style-name="gr2" draw:text-style-name="P1" svg:width="3.83cm" svg:height="0.661cm" svg:x="30.992cm" svg:y="20.644cm">
            <text:p text:style-name="P2"><text:span text:style-name="T1">P</text:span><text:span text:style-name="T2">max</text:span><text:span text:style-name="T1"> = 41,4</text:span><text:span text:style-name="T3">±</text:span><text:span text:style-name="T1">0,4 m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Cuadro de texto 11" draw:style-name="gr2" draw:text-style-name="P1" svg:width="3.14cm" svg:height="0.661cm" svg:x="23.883cm" svg:y="20.955cm">
            <text:p text:style-name="P2"><text:span text:style-name="T4">I</text:span><text:span text:style-name="T5">SC</text:span><text:span text:style-name="T4">=31,8</text:span><text:span text:style-name="T6">±</text:span><text:span text:style-name="T4">0,1 m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" draw:name="Cuadro de texto 12" draw:style-name="gr2" draw:text-style-name="P1" svg:width="3.191cm" svg:height="0.661cm" svg:x="30.189cm" svg:y="24.706cm">
            <text:p text:style-name="P2"><text:span text:style-name="T4">V</text:span><text:span text:style-name="T5">OC</text:span><text:span text:style-name="T4">=2,03</text:span><text:span text:style-name="T6">±</text:span><text:span text:style-name="T4">0,01 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Cuadro de texto 13" draw:style-name="gr2" draw:text-style-name="P1" svg:width="3.83cm" svg:height="0.661cm" svg:x="28.436cm" svg:y="35.464cm">
            <text:p text:style-name="P2"><text:span text:style-name="T1">P</text:span><text:span text:style-name="T2">max</text:span><text:span text:style-name="T1"> = 21,8</text:span><text:span text:style-name="T3">±</text:span><text:span text:style-name="T1">0,3 m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Cuadro de texto 14" draw:style-name="gr2" draw:text-style-name="P1" svg:width="3.136cm" svg:height="0.661cm" svg:x="20.956cm" svg:y="35.875cm">
            <text:p text:style-name="P2"><text:span text:style-name="T4">I</text:span><text:span text:style-name="T5">SC</text:span><text:span text:style-name="T4">=17,2</text:span><text:span text:style-name="T6">±</text:span><text:span text:style-name="T4">0,1 m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1" draw:name="Cuadro de texto 15" draw:style-name="gr2" draw:text-style-name="P1" svg:width="3.5cm" svg:height="0.661cm" svg:x="27.668cm" svg:y="39.247cm">
            <text:p text:style-name="P2"><text:span text:style-name="T4">V</text:span><text:span text:style-name="T5">OC</text:span><text:span text:style-name="T4">=1,98</text:span><text:span text:style-name="T6">±</text:span><text:span text:style-name="T4">0,01 m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8" table:number-columns-repeated="11" table:default-cell-style-name="Default"/>
        <table:table-column table:style-name="co1" table:number-columns-repeated="2" table:default-cell-style-name="ce1"/>
        <table:table-column table:style-name="co8" table:number-columns-repeated="10" table:default-cell-style-name="Default"/>
        <table:table-column table:style-name="co9" table:default-cell-style-name="ce1"/>
        <table:table-column table:style-name="co8" table:number-columns-repeated="9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3" table:default-cell-style-name="Default"/>
        <table:table-column table:style-name="co12" table:default-cell-style-name="ce1"/>
        <table:table-column table:style-name="co8" table:number-columns-repeated="23" table:default-cell-style-name="Default"/>
        <table:table-row table:style-name="ro1">
          <table:table-cell table:style-name="ce1" office:value-type="string" calcext:value-type="string">
            <text:p>Sensibilidad</text:p>
          </table:table-cell>
          <table:table-cell table:number-columns-repeated="63"/>
        </table:table-row>
        <table:table-row table:style-name="ro1">
          <table:table-cell table:style-name="ce1" table:formula="of:=22.69*0.000001" office:value-type="float" office:value="0.00002269" calcext:value-type="float">
            <text:p>2,269E-05</text:p>
          </table:table-cell>
          <table:table-cell table:number-columns-repeated="20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rror D</text:p>
          </table:table-cell>
          <table:table-cell office:value-type="string" calcext:value-type="string">
            <text:p>J <text:s/>(W/m²)</text:p>
          </table:table-cell>
          <table:table-cell table:style-name="ce1" office:value-type="string" calcext:value-type="string">
            <text:p>Error J</text:p>
          </table:table-cell>
          <table:table-cell table:style-name="ce1" office:value-type="string" calcext:value-type="string">
            <text:p>ISC</text:p>
          </table:table-cell>
          <table:table-cell table:style-name="ce1" office:value-type="string" calcext:value-type="string">
            <text:p>Error ISC</text:p>
          </table:table-cell>
          <table:table-cell table:style-name="ce1" office:value-type="string" calcext:value-type="string">
            <text:p>VOC</text:p>
          </table:table-cell>
          <table:table-cell table:style-name="ce1" office:value-type="string" calcext:value-type="string">
            <text:p>Error V</text:p>
          </table:table-cell>
          <table:table-cell table:style-name="ce1" office:value-type="string" calcext:value-type="string">
            <text:p>Pmax (mW)</text:p>
          </table:table-cell>
          <table:table-cell table:style-name="ce1" office:value-type="string" calcext:value-type="string">
            <text:p>Error P</text:p>
          </table:table-cell>
          <table:table-cell table:style-name="ce1" office:value-type="string" calcext:value-type="string">
            <text:p>Ri (ohm)</text:p>
          </table:table-cell>
          <table:table-cell table:style-name="ce1" office:value-type="string" calcext:value-type="string">
            <text:p>Error Ri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rror FF</text:p>
          </table:table-cell>
          <table:table-cell office:value-type="string" calcext:value-type="string">
            <text:p>PL (W)</text:p>
          </table:table-cell>
          <table:table-cell office:value-type="string" calcext:value-type="string">
            <text:p>error PL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Error nu</text:p>
          </table:table-cell>
          <table:table-cell table:style-name="ce1" office:value-type="string" calcext:value-type="string">
            <text:p>%nu</text:p>
          </table:table-cell>
          <table:table-cell office:value-type="string" calcext:value-type="string">
            <text:p>%error nu</text:p>
          </table:table-cell>
          <table:table-cell table:number-columns-repeated="23"/>
        </table:table-row>
        <table:table-row table:style-name="ro1">
          <table:table-cell table:number-columns-repeated="21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1" calcext:value-type="float">
            <text:p>0,1</text:p>
          </table:table-cell>
          <table:table-cell table:style-name="ce5" office:value-type="float" office:value="478.184222124284" calcext:value-type="float">
            <text:p>478,2 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67.7" calcext:value-type="float">
            <text:p>67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.17" calcext:value-type="float">
            <text:p>2,1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88.9" calcext:value-type="float">
            <text:p>88,9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2" calcext:value-type="float">
            <text:p>0,2</text:p>
          </table:table-cell>
          <table:table-cell table:style-name="ce4" table:formula="of:=[.AD3]/([.Z3]*[.AB3])" office:value-type="float" office:value="0.605136513079526" calcext:value-type="float">
            <text:p>0,605 </text:p>
          </table:table-cell>
          <table:table-cell table:style-name="ce4" table:formula="of:=[.AE3]/([.Z3]*[.AB3])+[.AD3]*[.AA3]/([.Z3]^2*[.AB3])+[.AD3]*[.AC3]/([.AB3]^2*[.Z3])" office:value-type="float" office:value="0.00912804554311237" calcext:value-type="float">
            <text:p>0,009 </text:p>
          </table:table-cell>
          <table:table-cell table:style-name="ce4" table:formula="of:=[.X3]*50/10000" office:value-type="float" office:value="2.39092111062142" calcext:value-type="float">
            <text:p>2,391 </text:p>
          </table:table-cell>
          <table:table-cell table:formula="of:=[.Y3]*50/10000" office:value-type="float" office:value="0.002" calcext:value-type="float">
            <text:p>0,002</text:p>
          </table:table-cell>
          <table:table-cell table:style-name="ce9" table:formula="of:=([.AD3]/1000)/[.AJ3]" office:value-type="float" office:value="0.0371823225806451" calcext:value-type="float">
            <text:p>0,0372 </text:p>
          </table:table-cell>
          <table:table-cell table:style-name="ce9" table:formula="of:=[.AE3]/(1000*[.AJ3])+([.AD3]*[.AK3]/(1000*[.AJ3]^2))" office:value-type="float" office:value="0.000365702005506169" calcext:value-type="float">
            <text:p>0,0004 </text:p>
          </table:table-cell>
          <table:table-cell table:style-name="ce3" table:formula="of:=[.AL3]*100" office:value-type="float" office:value="3.71823225806451" calcext:value-type="float">
            <text:p>3,72 </text:p>
          </table:table-cell>
          <table:table-cell table:style-name="ce3" table:formula="of:=[.AM3]*100" office:value-type="float" office:value="0.0365702005506169" calcext:value-type="float">
            <text:p>0,04 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distancia 70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 table:style-name="ce1" office:value-type="string" calcext:value-type="string">
            <text:p>mA</text:p>
          </table:table-cell>
          <table:table-cell table:number-columns-repeated="14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.1" calcext:value-type="float">
            <text:p>0,1</text:p>
          </table:table-cell>
          <table:table-cell table:style-name="ce5" office:value-type="float" office:value="183.3" calcext:value-type="float">
            <text:p>183,3 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31.8" calcext:value-type="float">
            <text:p>31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.03" calcext:value-type="float">
            <text:p>2,0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41.4" calcext:value-type="float">
            <text:p>41,4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58.1" calcext:value-type="float">
            <text:p>58,1</text:p>
          </table:table-cell>
          <table:table-cell table:style-name="ce1" office:value-type="float" office:value="0.4" calcext:value-type="float">
            <text:p>0,4</text:p>
          </table:table-cell>
          <table:table-cell table:style-name="ce3" table:formula="of:=[.AD4]/([.Z4]*[.AB4])" office:value-type="float" office:value="0.641323543080212" calcext:value-type="float">
            <text:p>0,64 </text:p>
          </table:table-cell>
          <table:table-cell table:style-name="ce3" table:formula="of:=[.AE4]/([.Z4]*[.AB4])+[.AD4]*[.AA4]/([.Z4]^2*[.AB4])+[.AD4]*[.AC4]/([.AB4]^2*[.Z4])" office:value-type="float" office:value="0.0113723327128418" calcext:value-type="float">
            <text:p>0,01 </text:p>
          </table:table-cell>
          <table:table-cell table:style-name="ce4" table:formula="of:=[.X4]*50/10000" office:value-type="float" office:value="0.9165" calcext:value-type="float">
            <text:p>0,917 </text:p>
          </table:table-cell>
          <table:table-cell table:formula="of:=[.Y4]*50/10000" office:value-type="float" office:value="0.002" calcext:value-type="float">
            <text:p>0,002</text:p>
          </table:table-cell>
          <table:table-cell table:style-name="ce9" table:formula="of:=([.AD4]/1000)/[.AJ4]" office:value-type="float" office:value="0.0451718494271686" calcext:value-type="float">
            <text:p>0,0452 </text:p>
          </table:table-cell>
          <table:table-cell table:style-name="ce9" table:formula="of:=[.AE4]/(1000*[.AJ4])+([.AD4]*[.AK4]/(1000*[.AJ4]^2))" office:value-type="float" office:value="0.000535017674691039" calcext:value-type="float">
            <text:p>0,0005 </text:p>
          </table:table-cell>
          <table:table-cell table:style-name="ce3" table:formula="of:=[.AL4]*100" office:value-type="float" office:value="4.51718494271686" calcext:value-type="float">
            <text:p>4,52 </text:p>
          </table:table-cell>
          <table:table-cell table:style-name="ce3" table:formula="of:=[.AM4]*100" office:value-type="float" office:value="0.0535017674691039" calcext:value-type="float">
            <text:p>0,05 </text:p>
          </table:table-cell>
          <table:table-cell table:number-columns-repeated="23"/>
        </table:table-row>
        <table:table-row table:style-name="ro2">
          <table:table-cell table:number-columns-repeated="4"/>
          <table:table-cell table:style-name="ce1" office:value-type="float" office:value="0.01" calcext:value-type="float">
            <text:p>0,01</text:p>
          </table:table-cell>
          <table:table-cell/>
          <table:table-cell table:style-name="ce1" office:value-type="string" calcext:value-type="string">
            <text:p>V</text:p>
          </table:table-cell>
          <table:table-cell table:number-columns-repeated="14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1" calcext:value-type="float">
            <text:p>0,1</text:p>
          </table:table-cell>
          <table:table-cell table:style-name="ce5" office:value-type="float" office:value="93.5988171449495" calcext:value-type="float">
            <text:p>93,6 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7.2" calcext:value-type="float">
            <text:p>17,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.98" calcext:value-type="float">
            <text:p>1,9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1.8" calcext:value-type="float">
            <text:p>21,8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114.5" calcext:value-type="float">
            <text:p>114,5</text:p>
          </table:table-cell>
          <table:table-cell table:style-name="ce1" office:value-type="float" office:value="0.7" calcext:value-type="float">
            <text:p>0,7</text:p>
          </table:table-cell>
          <table:table-cell table:style-name="ce3" table:formula="of:=[.AD5]/([.Z5]*[.AB5])" office:value-type="float" office:value="0.640122151750059" calcext:value-type="float">
            <text:p>0,64 </text:p>
          </table:table-cell>
          <table:table-cell table:style-name="ce3" table:formula="of:=[.AE5]/([.Z5]*[.AB5])+[.AD5]*[.AA5]/([.Z5]^2*[.AB5])+[.AD5]*[.AC5]/([.AB5]^2*[.Z5])" office:value-type="float" office:value="0.0157636010144327" calcext:value-type="float">
            <text:p>0,02 </text:p>
          </table:table-cell>
          <table:table-cell table:style-name="ce4" table:formula="of:=[.X5]*50/10000" office:value-type="float" office:value="0.467994085724747" calcext:value-type="float">
            <text:p>0,468 </text:p>
          </table:table-cell>
          <table:table-cell table:formula="of:=[.Y5]*50/10000" office:value-type="float" office:value="0.002" calcext:value-type="float">
            <text:p>0,002</text:p>
          </table:table-cell>
          <table:table-cell table:style-name="ce9" table:formula="of:=([.AD5]/1000)/[.AJ5]" office:value-type="float" office:value="0.0465817852510678" calcext:value-type="float">
            <text:p>0,0466 </text:p>
          </table:table-cell>
          <table:table-cell table:style-name="ce9" table:formula="of:=[.AE5]/(1000*[.AJ5])+([.AD5]*[.AK5]/(1000*[.AJ5]^2))" office:value-type="float" office:value="0.00084010371604007" calcext:value-type="float">
            <text:p>0,0008 </text:p>
          </table:table-cell>
          <table:table-cell table:style-name="ce3" table:formula="of:=[.AL5]*100" office:value-type="float" office:value="4.65817852510678" calcext:value-type="float">
            <text:p>4,66 </text:p>
          </table:table-cell>
          <table:table-cell table:style-name="ce3" table:formula="of:=[.AM5]*100" office:value-type="float" office:value="0.084010371604007" calcext:value-type="float">
            <text:p>0,08 </text:p>
          </table:table-cell>
          <table:table-cell table:number-columns-repeated="23"/>
        </table:table-row>
        <table:table-row table:style-name="ro2">
          <table:table-cell table:number-columns-repeated="4"/>
          <table:table-cell table:style-name="ce6" office:value-type="string" calcext:value-type="string">
            <text:p>sobre medida amplificada en factor de 100</text:p>
          </table:table-cell>
          <table:table-cell table:number-columns-repeated="30"/>
          <table:table-cell table:style-name="ce4"/>
          <table:table-cell/>
          <table:table-cell table:style-name="ce9" table:number-columns-repeated="2"/>
          <table:table-cell table:style-name="ce3" table:number-columns-repeated="2"/>
          <table:table-cell table:number-columns-repeated="23"/>
        </table:table-row>
        <table:table-row table:style-name="ro2">
          <table:table-cell table:number-columns-repeated="2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</text:p>
          </table:table-cell>
          <table:table-cell table:style-name="ce6" office:value-type="string" calcext:value-type="string">
            <text:p>V real</text:p>
          </table:table-cell>
          <table:table-cell table:style-name="ce6" office:value-type="string" calcext:value-type="string">
            <text:p>V (mV)</text:p>
          </table:table-cell>
          <table:table-cell table:style-name="ce6" office:value-type="string" calcext:value-type="string">
            <text:p>mA</text:p>
          </table:table-cell>
          <table:table-cell table:style-name="ce1" office:value-type="string" calcext:value-type="string">
            <text:p>Error V</text:p>
          </table:table-cell>
          <table:table-cell table:style-name="ce1" office:value-type="string" calcext:value-type="string">
            <text:p>Error I</text:p>
          </table:table-cell>
          <table:table-cell table:style-name="ce1" office:value-type="string" calcext:value-type="string">
            <text:p>P(mW)</text:p>
          </table:table-cell>
          <table:table-cell table:style-name="ce1" office:value-type="string" calcext:value-type="string">
            <text:p>Error P</text:p>
          </table:table-cell>
          <table:table-cell office:value-type="string" calcext:value-type="string">
            <text:p>R(ohms)</text:p>
          </table:table-cell>
          <table:table-cell>
            <draw:frame draw:z-index="0" draw:name="Chart 2" draw:style-name="gr1" draw:text-style-name="P1" svg:width="12.553cm" svg:height="7.157cm" svg:x="0.924cm" svg:y="0.12cm">
              <draw:object draw:notify-on-update-of-ranges="'Curvas características'.D7:'Curvas características'.D7 'Curvas características'.D8:'Curvas características'.D28 'Curvas características'.C8:'Curvas características'.C28 'Curvas características'.I8:'Curvas características'.I8 'Curvas características'.I8:'Curvas características'.I8 'Curvas características'.H8:'Curvas características'.H8 'Curvas características'.H8:'Curvas características'.H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2"/>
          <table:table-cell table:style-name="ce4"/>
          <table:table-cell/>
          <table:table-cell table:style-name="ce9" table:number-columns-repeated="2"/>
          <table:table-cell table:style-name="ce3" table:number-columns-repeated="2"/>
          <table:table-cell table:number-columns-repeated="23"/>
        </table:table-row>
        <table:table-row table:style-name="ro2">
          <table:table-cell table:number-columns-repeated="2"/>
          <table:table-cell table:style-name="ce1" office:value-type="float" office:value="2.17" calcext:value-type="float">
            <text:p>2,17</text:p>
          </table:table-cell>
          <table:table-cell table:style-name="ce1" office:value-type="float" office:value="0" calcext:value-type="float">
            <text:p>0</text:p>
          </table:table-cell>
          <table:table-cell table:style-name="ce6" table:formula="of:=[.C8]/100" office:value-type="float" office:value="0.0217" calcext:value-type="float">
            <text:p>0,0217</text:p>
          </table:table-cell>
          <table:table-cell table:style-name="ce6" table:formula="of:=[.E8]*1000" office:value-type="float" office:value="21.7" calcext:value-type="float">
            <text:p>21,7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0.0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5" table:formula="of:=[.C8]*[.D8]" office:value-type="float" office:value="0" calcext:value-type="float">
            <text:p>0,0 </text:p>
          </table:table-cell>
          <table:table-cell table:style-name="ce5" table:formula="of:=[.C8]*[.$I$8]+[.D8]*[.$H$8]" office:value-type="float" office:value="0.217" calcext:value-type="float">
            <text:p>0,2 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office:value-type="float" office:value="2.13" calcext:value-type="float">
            <text:p>2,13</text:p>
          </table:table-cell>
          <table:table-cell table:style-name="ce1" office:value-type="float" office:value="4.9" calcext:value-type="float">
            <text:p>4,9</text:p>
          </table:table-cell>
          <table:table-cell table:style-name="ce6" table:formula="of:=[.C9]/100" office:value-type="float" office:value="0.0213" calcext:value-type="float">
            <text:p>0,0213</text:p>
          </table:table-cell>
          <table:table-cell table:style-name="ce6" table:formula="of:=[.E9]*1000" office:value-type="float" office:value="21.3" calcext:value-type="float">
            <text:p>21,3</text:p>
          </table:table-cell>
          <table:table-cell table:style-name="ce6" office:value-type="float" office:value="4.9" calcext:value-type="float">
            <text:p>4,9</text:p>
          </table:table-cell>
          <table:table-cell table:number-columns-repeated="2"/>
          <table:table-cell table:style-name="ce5" table:formula="of:=[.C9]*[.D9]" office:value-type="float" office:value="10.437" calcext:value-type="float">
            <text:p>10,4 </text:p>
          </table:table-cell>
          <table:table-cell table:style-name="ce5" table:formula="of:=[.C9]*[.$I$8]+[.D9]*[.$H$8]" office:value-type="float" office:value="0.262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2.11" calcext:value-type="float">
            <text:p>2,1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formula="of:=[.C10]/100" office:value-type="float" office:value="0.0211" calcext:value-type="float">
            <text:p>0,0211</text:p>
          </table:table-cell>
          <table:table-cell table:style-name="ce6" table:formula="of:=[.E10]*1000" office:value-type="float" office:value="21.1" calcext:value-type="float">
            <text:p>21,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5" table:formula="of:=[.C10]*[.D10]" office:value-type="float" office:value="14.77" calcext:value-type="float">
            <text:p>14,8 </text:p>
          </table:table-cell>
          <table:table-cell table:style-name="ce5" table:formula="of:=[.C10]*[.$I$8]+[.D10]*[.$H$8]" office:value-type="float" office:value="0.281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7.6" calcext:value-type="float">
            <text:p>7,6</text:p>
          </table:table-cell>
          <table:table-cell table:style-name="ce6" table:formula="of:=[.C11]/100" office:value-type="float" office:value="0.021" calcext:value-type="float">
            <text:p>0,021</text:p>
          </table:table-cell>
          <table:table-cell table:style-name="ce6" table:formula="of:=[.E11]*1000" office:value-type="float" office:value="21" calcext:value-type="float">
            <text:p>21</text:p>
          </table:table-cell>
          <table:table-cell table:style-name="ce6" office:value-type="float" office:value="7.6" calcext:value-type="float">
            <text:p>7,6</text:p>
          </table:table-cell>
          <table:table-cell table:number-columns-repeated="2"/>
          <table:table-cell table:style-name="ce5" table:formula="of:=[.C11]*[.D11]" office:value-type="float" office:value="15.96" calcext:value-type="float">
            <text:p>16,0 </text:p>
          </table:table-cell>
          <table:table-cell table:style-name="ce5" table:formula="of:=[.C11]*[.$I$8]+[.D11]*[.$H$8]" office:value-type="float" office:value="0.286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2.09" calcext:value-type="float">
            <text:p>2,09</text:p>
          </table:table-cell>
          <table:table-cell table:style-name="ce1" office:value-type="float" office:value="8.3" calcext:value-type="float">
            <text:p>8,3</text:p>
          </table:table-cell>
          <table:table-cell table:style-name="ce6" table:formula="of:=[.C12]/100" office:value-type="float" office:value="0.0209" calcext:value-type="float">
            <text:p>0,0209</text:p>
          </table:table-cell>
          <table:table-cell table:style-name="ce6" table:formula="of:=[.E12]*1000" office:value-type="float" office:value="20.9" calcext:value-type="float">
            <text:p>20,9</text:p>
          </table:table-cell>
          <table:table-cell table:style-name="ce6" office:value-type="float" office:value="8.3" calcext:value-type="float">
            <text:p>8,3</text:p>
          </table:table-cell>
          <table:table-cell table:number-columns-repeated="2"/>
          <table:table-cell table:style-name="ce5" table:formula="of:=[.C12]*[.D12]" office:value-type="float" office:value="17.347" calcext:value-type="float">
            <text:p>17,3 </text:p>
          </table:table-cell>
          <table:table-cell table:style-name="ce5" table:formula="of:=[.C12]*[.$I$8]+[.D12]*[.$H$8]" office:value-type="float" office:value="0.292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2.08" calcext:value-type="float">
            <text:p>2,08</text:p>
          </table:table-cell>
          <table:table-cell table:style-name="ce1" office:value-type="float" office:value="9.5" calcext:value-type="float">
            <text:p>9,5</text:p>
          </table:table-cell>
          <table:table-cell table:style-name="ce6" table:formula="of:=[.C13]/100" office:value-type="float" office:value="0.0208" calcext:value-type="float">
            <text:p>0,0208</text:p>
          </table:table-cell>
          <table:table-cell table:style-name="ce6" table:formula="of:=[.E13]*1000" office:value-type="float" office:value="20.8" calcext:value-type="float">
            <text:p>20,8</text:p>
          </table:table-cell>
          <table:table-cell table:style-name="ce6" office:value-type="float" office:value="9.5" calcext:value-type="float">
            <text:p>9,5</text:p>
          </table:table-cell>
          <table:table-cell table:number-columns-repeated="2"/>
          <table:table-cell table:style-name="ce5" table:formula="of:=[.C13]*[.D13]" office:value-type="float" office:value="19.76" calcext:value-type="float">
            <text:p>19,8 </text:p>
          </table:table-cell>
          <table:table-cell table:style-name="ce5" table:formula="of:=[.C13]*[.$I$8]+[.D13]*[.$H$8]" office:value-type="float" office:value="0.303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2.07" calcext:value-type="float">
            <text:p>2,07</text:p>
          </table:table-cell>
          <table:table-cell table:style-name="ce1" office:value-type="float" office:value="10.9" calcext:value-type="float">
            <text:p>10,9</text:p>
          </table:table-cell>
          <table:table-cell table:style-name="ce6" table:formula="of:=[.C14]/100" office:value-type="float" office:value="0.0207" calcext:value-type="float">
            <text:p>0,0207</text:p>
          </table:table-cell>
          <table:table-cell table:style-name="ce6" table:formula="of:=[.E14]*1000" office:value-type="float" office:value="20.7" calcext:value-type="float">
            <text:p>20,7</text:p>
          </table:table-cell>
          <table:table-cell table:style-name="ce6" office:value-type="float" office:value="10.9" calcext:value-type="float">
            <text:p>10,9</text:p>
          </table:table-cell>
          <table:table-cell table:number-columns-repeated="2"/>
          <table:table-cell table:style-name="ce5" table:formula="of:=[.C14]*[.D14]" office:value-type="float" office:value="22.563" calcext:value-type="float">
            <text:p>22,6 </text:p>
          </table:table-cell>
          <table:table-cell table:style-name="ce5" table:formula="of:=[.C14]*[.$I$8]+[.D14]*[.$H$8]" office:value-type="float" office:value="0.316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2.05" calcext:value-type="float">
            <text:p>2,05</text:p>
          </table:table-cell>
          <table:table-cell table:style-name="ce1" office:value-type="float" office:value="12.5" calcext:value-type="float">
            <text:p>12,5</text:p>
          </table:table-cell>
          <table:table-cell table:style-name="ce6" table:formula="of:=[.C15]/100" office:value-type="float" office:value="0.0205" calcext:value-type="float">
            <text:p>0,0205</text:p>
          </table:table-cell>
          <table:table-cell table:style-name="ce6" table:formula="of:=[.E15]*1000" office:value-type="float" office:value="20.5" calcext:value-type="float">
            <text:p>20,5</text:p>
          </table:table-cell>
          <table:table-cell table:style-name="ce6" office:value-type="float" office:value="12.5" calcext:value-type="float">
            <text:p>12,5</text:p>
          </table:table-cell>
          <table:table-cell table:number-columns-repeated="2"/>
          <table:table-cell table:style-name="ce5" table:formula="of:=[.C15]*[.D15]" office:value-type="float" office:value="25.625" calcext:value-type="float">
            <text:p>25,6 </text:p>
          </table:table-cell>
          <table:table-cell table:style-name="ce5" table:formula="of:=[.C15]*[.$I$8]+[.D15]*[.$H$8]" office:value-type="float" office:value="0.33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2.04" calcext:value-type="float">
            <text:p>2,04</text:p>
          </table:table-cell>
          <table:table-cell table:style-name="ce1" office:value-type="float" office:value="13.6" calcext:value-type="float">
            <text:p>13,6</text:p>
          </table:table-cell>
          <table:table-cell table:style-name="ce6" table:formula="of:=[.C16]/100" office:value-type="float" office:value="0.0204" calcext:value-type="float">
            <text:p>0,0204</text:p>
          </table:table-cell>
          <table:table-cell table:style-name="ce6" table:formula="of:=[.E16]*1000" office:value-type="float" office:value="20.4" calcext:value-type="float">
            <text:p>20,4</text:p>
          </table:table-cell>
          <table:table-cell table:style-name="ce6" office:value-type="float" office:value="13.6" calcext:value-type="float">
            <text:p>13,6</text:p>
          </table:table-cell>
          <table:table-cell table:number-columns-repeated="2"/>
          <table:table-cell table:style-name="ce5" table:formula="of:=[.C16]*[.D16]" office:value-type="float" office:value="27.744" calcext:value-type="float">
            <text:p>27,7 </text:p>
          </table:table-cell>
          <table:table-cell table:style-name="ce5" table:formula="of:=[.C16]*[.$I$8]+[.D16]*[.$H$8]" office:value-type="float" office:value="0.34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2.02" calcext:value-type="float">
            <text:p>2,02</text:p>
          </table:table-cell>
          <table:table-cell table:style-name="ce1" office:value-type="float" office:value="15.8" calcext:value-type="float">
            <text:p>15,8</text:p>
          </table:table-cell>
          <table:table-cell table:style-name="ce6" table:formula="of:=[.C17]/100" office:value-type="float" office:value="0.0202" calcext:value-type="float">
            <text:p>0,0202</text:p>
          </table:table-cell>
          <table:table-cell table:style-name="ce6" table:formula="of:=[.E17]*1000" office:value-type="float" office:value="20.2" calcext:value-type="float">
            <text:p>20,2</text:p>
          </table:table-cell>
          <table:table-cell table:style-name="ce6" office:value-type="float" office:value="15.8" calcext:value-type="float">
            <text:p>15,8</text:p>
          </table:table-cell>
          <table:table-cell table:number-columns-repeated="2"/>
          <table:table-cell table:style-name="ce5" table:formula="of:=[.C17]*[.D17]" office:value-type="float" office:value="31.916" calcext:value-type="float">
            <text:p>31,9 </text:p>
          </table:table-cell>
          <table:table-cell table:style-name="ce5" table:formula="of:=[.C17]*[.$I$8]+[.D17]*[.$H$8]" office:value-type="float" office:value="0.36" calcext:value-type="float">
            <text:p>0,4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2.01" calcext:value-type="float">
            <text:p>2,01</text:p>
          </table:table-cell>
          <table:table-cell table:style-name="ce1" office:value-type="float" office:value="16.8" calcext:value-type="float">
            <text:p>16,8</text:p>
          </table:table-cell>
          <table:table-cell table:style-name="ce6" table:formula="of:=[.C18]/100" office:value-type="float" office:value="0.0201" calcext:value-type="float">
            <text:p>0,0201</text:p>
          </table:table-cell>
          <table:table-cell table:style-name="ce6" table:formula="of:=[.E18]*1000" office:value-type="float" office:value="20.1" calcext:value-type="float">
            <text:p>20,1</text:p>
          </table:table-cell>
          <table:table-cell table:style-name="ce6" office:value-type="float" office:value="16.8" calcext:value-type="float">
            <text:p>16,8</text:p>
          </table:table-cell>
          <table:table-cell table:number-columns-repeated="2"/>
          <table:table-cell table:style-name="ce5" table:formula="of:=[.C18]*[.D18]" office:value-type="float" office:value="33.768" calcext:value-type="float">
            <text:p>33,8 </text:p>
          </table:table-cell>
          <table:table-cell table:style-name="ce5" table:formula="of:=[.C18]*[.$I$8]+[.D18]*[.$H$8]" office:value-type="float" office:value="0.369" calcext:value-type="float">
            <text:p>0,4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1.98" calcext:value-type="float">
            <text:p>1,98</text:p>
          </table:table-cell>
          <table:table-cell table:style-name="ce1" office:value-type="float" office:value="20.5" calcext:value-type="float">
            <text:p>20,5</text:p>
          </table:table-cell>
          <table:table-cell table:style-name="ce6" table:formula="of:=[.C19]/100" office:value-type="float" office:value="0.0198" calcext:value-type="float">
            <text:p>0,0198</text:p>
          </table:table-cell>
          <table:table-cell table:style-name="ce6" table:formula="of:=[.E19]*1000" office:value-type="float" office:value="19.8" calcext:value-type="float">
            <text:p>19,8</text:p>
          </table:table-cell>
          <table:table-cell table:style-name="ce6" office:value-type="float" office:value="20.5" calcext:value-type="float">
            <text:p>20,5</text:p>
          </table:table-cell>
          <table:table-cell table:number-columns-repeated="2"/>
          <table:table-cell table:style-name="ce5" table:formula="of:=[.C19]*[.D19]" office:value-type="float" office:value="40.59" calcext:value-type="float">
            <text:p>40,6 </text:p>
          </table:table-cell>
          <table:table-cell table:style-name="ce5" table:formula="of:=[.C19]*[.$I$8]+[.D19]*[.$H$8]" office:value-type="float" office:value="0.403" calcext:value-type="float">
            <text:p>0,4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1.96" calcext:value-type="float">
            <text:p>1,96</text:p>
          </table:table-cell>
          <table:table-cell table:style-name="ce1" office:value-type="float" office:value="23.4" calcext:value-type="float">
            <text:p>23,4</text:p>
          </table:table-cell>
          <table:table-cell table:style-name="ce6" table:formula="of:=[.C20]/100" office:value-type="float" office:value="0.0196" calcext:value-type="float">
            <text:p>0,0196</text:p>
          </table:table-cell>
          <table:table-cell table:style-name="ce6" table:formula="of:=[.E20]*1000" office:value-type="float" office:value="19.6" calcext:value-type="float">
            <text:p>19,6</text:p>
          </table:table-cell>
          <table:table-cell table:style-name="ce6" office:value-type="float" office:value="23.4" calcext:value-type="float">
            <text:p>23,4</text:p>
          </table:table-cell>
          <table:table-cell table:number-columns-repeated="2"/>
          <table:table-cell table:style-name="ce5" table:formula="of:=[.C20]*[.D20]" office:value-type="float" office:value="45.864" calcext:value-type="float">
            <text:p>45,9 </text:p>
          </table:table-cell>
          <table:table-cell table:style-name="ce5" table:formula="of:=[.C20]*[.$I$8]+[.D20]*[.$H$8]" office:value-type="float" office:value="0.43" calcext:value-type="float">
            <text:p>0,4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29.2" calcext:value-type="float">
            <text:p>29,2</text:p>
          </table:table-cell>
          <table:table-cell table:style-name="ce6" table:formula="of:=[.C21]/100" office:value-type="float" office:value="0.019" calcext:value-type="float">
            <text:p>0,019</text:p>
          </table:table-cell>
          <table:table-cell table:style-name="ce6" table:formula="of:=[.E21]*1000" office:value-type="float" office:value="19" calcext:value-type="float">
            <text:p>19</text:p>
          </table:table-cell>
          <table:table-cell table:style-name="ce6" office:value-type="float" office:value="29.2" calcext:value-type="float">
            <text:p>29,2</text:p>
          </table:table-cell>
          <table:table-cell table:number-columns-repeated="2"/>
          <table:table-cell table:style-name="ce5" table:formula="of:=[.C21]*[.D21]" office:value-type="float" office:value="55.48" calcext:value-type="float">
            <text:p>55,5 </text:p>
          </table:table-cell>
          <table:table-cell table:style-name="ce5" table:formula="of:=[.C21]*[.$I$8]+[.D21]*[.$H$8]" office:value-type="float" office:value="0.482" calcext:value-type="float">
            <text:p>0,5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1.85" calcext:value-type="float">
            <text:p>1,85</text:p>
          </table:table-cell>
          <table:table-cell table:style-name="ce1" office:value-type="float" office:value="33.8" calcext:value-type="float">
            <text:p>33,8</text:p>
          </table:table-cell>
          <table:table-cell table:style-name="ce6" table:formula="of:=[.C22]/100" office:value-type="float" office:value="0.0185" calcext:value-type="float">
            <text:p>0,0185</text:p>
          </table:table-cell>
          <table:table-cell table:style-name="ce6" table:formula="of:=[.E22]*1000" office:value-type="float" office:value="18.5" calcext:value-type="float">
            <text:p>18,5</text:p>
          </table:table-cell>
          <table:table-cell table:style-name="ce6" office:value-type="float" office:value="33.8" calcext:value-type="float">
            <text:p>33,8</text:p>
          </table:table-cell>
          <table:table-cell table:number-columns-repeated="2"/>
          <table:table-cell table:style-name="ce5" table:formula="of:=[.C22]*[.D22]" office:value-type="float" office:value="62.53" calcext:value-type="float">
            <text:p>62,5 </text:p>
          </table:table-cell>
          <table:table-cell table:style-name="ce5" table:formula="of:=[.C22]*[.$I$8]+[.D22]*[.$H$8]" office:value-type="float" office:value="0.523" calcext:value-type="float">
            <text:p>0,5 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office:value-type="float" office:value="1.75" calcext:value-type="float">
            <text:p>1,75</text:p>
          </table:table-cell>
          <table:table-cell table:style-name="ce1" office:value-type="float" office:value="43.3" calcext:value-type="float">
            <text:p>43,3</text:p>
          </table:table-cell>
          <table:table-cell table:style-name="ce6" table:formula="of:=[.C23]/100" office:value-type="float" office:value="0.0175" calcext:value-type="float">
            <text:p>0,0175</text:p>
          </table:table-cell>
          <table:table-cell table:style-name="ce6" table:formula="of:=[.E23]*1000" office:value-type="float" office:value="17.5" calcext:value-type="float">
            <text:p>17,5</text:p>
          </table:table-cell>
          <table:table-cell table:style-name="ce6" office:value-type="float" office:value="43.3" calcext:value-type="float">
            <text:p>43,3</text:p>
          </table:table-cell>
          <table:table-cell table:number-columns-repeated="2"/>
          <table:table-cell table:style-name="ce5" table:formula="of:=[.C23]*[.D23]" office:value-type="float" office:value="75.775" calcext:value-type="float">
            <text:p>75,8 </text:p>
          </table:table-cell>
          <table:table-cell table:style-name="ce5" table:formula="of:=[.C23]*[.$I$8]+[.D23]*[.$H$8]" office:value-type="float" office:value="0.608" calcext:value-type="float">
            <text:p>0,6 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office:value-type="float" office:value="1.46" calcext:value-type="float">
            <text:p>1,46</text:p>
          </table:table-cell>
          <table:table-cell table:style-name="ce1" office:value-type="float" office:value="60.9" calcext:value-type="float">
            <text:p>60,9</text:p>
          </table:table-cell>
          <table:table-cell table:style-name="ce6" table:formula="of:=[.C24]/100" office:value-type="float" office:value="0.0146" calcext:value-type="float">
            <text:p>0,0146</text:p>
          </table:table-cell>
          <table:table-cell table:style-name="ce6" table:formula="of:=[.E24]*1000" office:value-type="float" office:value="14.6" calcext:value-type="float">
            <text:p>14,6</text:p>
          </table:table-cell>
          <table:table-cell table:style-name="ce6" office:value-type="float" office:value="60.9" calcext:value-type="float">
            <text:p>60,9</text:p>
          </table:table-cell>
          <table:table-cell table:number-columns-repeated="2"/>
          <table:table-cell table:style-name="ce7" table:formula="of:=[.C24]*[.D24]" office:value-type="float" office:value="88.914" calcext:value-type="float">
            <text:p>88,9 </text:p>
          </table:table-cell>
          <table:table-cell table:style-name="ce5" table:formula="of:=[.C24]*[.$I$8]+[.D24]*[.$H$8]" office:value-type="float" office:value="0.755" calcext:value-type="float">
            <text:p>0,8 </text:p>
          </table:table-cell>
          <table:table-cell table:formula="of:=1.46/(60.9/1000)" office:value-type="float" office:value="23.9737274220033" calcext:value-type="float">
            <text:p>23,9737274220033</text:p>
          </table:table-cell>
          <table:table-cell table:formula="of:=([.H8]/([.D24]/1000))+([.I8]/1000*[.C24]/[.D24]^2)" office:value-type="float" office:value="0.164203651845201" calcext:value-type="float">
            <text:p>0,16420365184520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" office:value-type="float" office:value="1.08" calcext:value-type="float">
            <text:p>1,08</text:p>
          </table:table-cell>
          <table:table-cell table:style-name="ce1" office:value-type="float" office:value="67.5" calcext:value-type="float">
            <text:p>67,5</text:p>
          </table:table-cell>
          <table:table-cell table:style-name="ce6" table:formula="of:=[.C25]/100" office:value-type="float" office:value="0.0108" calcext:value-type="float">
            <text:p>0,0108</text:p>
          </table:table-cell>
          <table:table-cell table:style-name="ce6" table:formula="of:=[.E25]*1000" office:value-type="float" office:value="10.8" calcext:value-type="float">
            <text:p>10,8</text:p>
          </table:table-cell>
          <table:table-cell table:style-name="ce6" office:value-type="float" office:value="67.5" calcext:value-type="float">
            <text:p>67,5</text:p>
          </table:table-cell>
          <table:table-cell table:number-columns-repeated="2"/>
          <table:table-cell table:style-name="ce5" table:formula="of:=[.C25]*[.D25]" office:value-type="float" office:value="72.9" calcext:value-type="float">
            <text:p>72,9 </text:p>
          </table:table-cell>
          <table:table-cell table:style-name="ce5" table:formula="of:=[.C25]*[.$I$8]+[.D25]*[.$H$8]" office:value-type="float" office:value="0.783" calcext:value-type="float">
            <text:p>0,8 </text:p>
          </table:table-cell>
          <table:table-cell table:style-name="ce5" table:number-columns-repeated="2"/>
          <table:table-cell table:style-name="ce1" office:value-type="string" calcext:value-type="string">
            <text:p>R (microohms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67.8" calcext:value-type="float">
            <text:p>67,8</text:p>
          </table:table-cell>
          <table:table-cell table:style-name="ce6" table:formula="of:=[.C26]/100" office:value-type="float" office:value="0.0077" calcext:value-type="float">
            <text:p>0,0077</text:p>
          </table:table-cell>
          <table:table-cell table:style-name="ce6" table:formula="of:=[.E26]*1000" office:value-type="float" office:value="7.7" calcext:value-type="float">
            <text:p>7,7</text:p>
          </table:table-cell>
          <table:table-cell table:style-name="ce6" office:value-type="float" office:value="67.8" calcext:value-type="float">
            <text:p>67,8</text:p>
          </table:table-cell>
          <table:table-cell table:number-columns-repeated="2"/>
          <table:table-cell table:style-name="ce5" table:formula="of:=[.C26]*[.D26]" office:value-type="float" office:value="52.206" calcext:value-type="float">
            <text:p>52,2 </text:p>
          </table:table-cell>
          <table:table-cell table:style-name="ce5" table:formula="of:=[.C26]*[.$I$8]+[.D26]*[.$H$8]" office:value-type="float" office:value="0.755" calcext:value-type="float">
            <text:p>0,8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68" calcext:value-type="float">
            <text:p>68</text:p>
          </table:table-cell>
          <table:table-cell table:style-name="ce6" table:formula="of:=[.C27]/100" office:value-type="float" office:value="0.004" calcext:value-type="float">
            <text:p>0,004</text:p>
          </table:table-cell>
          <table:table-cell table:style-name="ce6" table:formula="of:=[.E27]*1000" office:value-type="float" office:value="4" calcext:value-type="float">
            <text:p>4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2"/>
          <table:table-cell table:style-name="ce5" table:formula="of:=[.C27]*[.D27]" office:value-type="float" office:value="27.2" calcext:value-type="float">
            <text:p>27,2 </text:p>
          </table:table-cell>
          <table:table-cell table:style-name="ce5" table:formula="of:=[.C27]*[.$I$8]+[.D27]*[.$H$8]" office:value-type="float" office:value="0.72" calcext:value-type="float">
            <text:p>0,7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67.7" calcext:value-type="float">
            <text:p>67,7</text:p>
          </table:table-cell>
          <table:table-cell table:style-name="ce6" table:formula="of:=[.C28]/100" office:value-type="float" office:value="0" calcext:value-type="float">
            <text:p>0</text:p>
          </table:table-cell>
          <table:table-cell table:style-name="ce6" table:formula="of:=[.E28]*1000" office:value-type="float" office:value="0" calcext:value-type="float">
            <text:p>0</text:p>
          </table:table-cell>
          <table:table-cell table:style-name="ce6" office:value-type="float" office:value="67.7" calcext:value-type="float">
            <text:p>67,7</text:p>
          </table:table-cell>
          <table:table-cell table:number-columns-repeated="2"/>
          <table:table-cell table:style-name="ce5" table:formula="of:=[.C28]*[.D28]" office:value-type="float" office:value="0" calcext:value-type="float">
            <text:p>0,0 </text:p>
          </table:table-cell>
          <table:table-cell table:style-name="ce5" table:formula="of:=[.C28]*[.$I$8]+[.D28]*[.$H$8]" office:value-type="float" office:value="0.677" calcext:value-type="float">
            <text:p>0,7 </text:p>
          </table:table-cell>
          <table:table-cell table:number-columns-repeated="5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cm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mA</text:p>
          </table:table-cell>
          <table:table-cell table:style-name="ce6" office:value-type="string" calcext:value-type="string">
            <text:p>V real</text:p>
          </table:table-cell>
          <table:table-cell table:style-name="ce1" office:value-type="string" calcext:value-type="string">
            <text:p>V (V)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Error V</text:p>
          </table:table-cell>
          <table:table-cell table:style-name="ce1" office:value-type="string" calcext:value-type="string">
            <text:p>Error I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rror P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2.03" calcext:value-type="float">
            <text:p>2,0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C38]/100" office:value-type="float" office:value="0.0203" calcext:value-type="float">
            <text:p>0,0203</text:p>
          </table:table-cell>
          <table:table-cell table:style-name="ce1" office:value-type="float" office:value="2.03" calcext:value-type="float">
            <text:p>2,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5" table:formula="of:=[.F38]*[.G38]" office:value-type="float" office:value="0" calcext:value-type="float">
            <text:p>0,0 </text:p>
          </table:table-cell>
          <table:table-cell table:style-name="ce5" table:formula="of:=[.F38]*[.$I$8]+[.G38]*[.$H$8]" office:value-type="float" office:value="0.203" calcext:value-type="float">
            <text:p>0,2 </text:p>
          </table:table-cell>
          <table:table-cell/>
          <table:table-cell>
            <draw:frame draw:z-index="4" draw:name="Chart 5" draw:style-name="gr1" draw:text-style-name="P1" svg:width="12.599cm" svg:height="8.284cm" svg:x="1.533cm" svg:y="0.139cm">
              <draw:object draw:notify-on-update-of-ranges="'Curvas características'.G38:'Curvas características'.G63 'Curvas características'.F38:'Curvas características'.F63 'Curvas características'.I38:'Curvas características'.I38 'Curvas características'.I38:'Curvas características'.I38 'Curvas características'.H38:'Curvas características'.H38 'Curvas características'.H38:'Curvas características'.H3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6" office:value-type="float" office:value="1.98" calcext:value-type="float">
            <text:p>1,98</text:p>
          </table:table-cell>
          <table:table-cell table:style-name="ce6" office:value-type="float" office:value="4.6" calcext:value-type="float">
            <text:p>4,6</text:p>
          </table:table-cell>
          <table:table-cell table:style-name="ce6" table:formula="of:=[.C39]/100" office:value-type="float" office:value="0.0198" calcext:value-type="float">
            <text:p>0,0198</text:p>
          </table:table-cell>
          <table:table-cell table:style-name="ce1" office:value-type="float" office:value="1.98" calcext:value-type="float">
            <text:p>1,98</text:p>
          </table:table-cell>
          <table:table-cell table:style-name="ce1" office:value-type="float" office:value="4.6" calcext:value-type="float">
            <text:p>4,6</text:p>
          </table:table-cell>
          <table:table-cell table:number-columns-repeated="2"/>
          <table:table-cell table:style-name="ce5" table:formula="of:=[.F39]*[.G39]" office:value-type="float" office:value="9.108" calcext:value-type="float">
            <text:p>9,1 </text:p>
          </table:table-cell>
          <table:table-cell table:style-name="ce5" table:formula="of:=[.F39]*[.$I$8]+[.G39]*[.$H$8]" office:value-type="float" office:value="0.244" calcext:value-type="float">
            <text:p>0,2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97" calcext:value-type="float">
            <text:p>1,97</text:p>
          </table:table-cell>
          <table:table-cell table:style-name="ce6" office:value-type="float" office:value="6.4" calcext:value-type="float">
            <text:p>6,4</text:p>
          </table:table-cell>
          <table:table-cell table:style-name="ce6" table:formula="of:=[.C40]/100" office:value-type="float" office:value="0.0197" calcext:value-type="float">
            <text:p>0,0197</text:p>
          </table:table-cell>
          <table:table-cell table:style-name="ce1" office:value-type="float" office:value="1.97" calcext:value-type="float">
            <text:p>1,97</text:p>
          </table:table-cell>
          <table:table-cell table:style-name="ce1" office:value-type="float" office:value="6.4" calcext:value-type="float">
            <text:p>6,4</text:p>
          </table:table-cell>
          <table:table-cell table:number-columns-repeated="2"/>
          <table:table-cell table:style-name="ce5" table:formula="of:=[.F40]*[.G40]" office:value-type="float" office:value="12.608" calcext:value-type="float">
            <text:p>12,6 </text:p>
          </table:table-cell>
          <table:table-cell table:style-name="ce5" table:formula="of:=[.F40]*[.$I$8]+[.G40]*[.$H$8]" office:value-type="float" office:value="0.261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96" calcext:value-type="float">
            <text:p>1,96</text:p>
          </table:table-cell>
          <table:table-cell table:style-name="ce6" office:value-type="float" office:value="7.1" calcext:value-type="float">
            <text:p>7,1</text:p>
          </table:table-cell>
          <table:table-cell table:style-name="ce6" table:formula="of:=[.C41]/100" office:value-type="float" office:value="0.0196" calcext:value-type="float">
            <text:p>0,0196</text:p>
          </table:table-cell>
          <table:table-cell table:style-name="ce1" office:value-type="float" office:value="1.96" calcext:value-type="float">
            <text:p>1,96</text:p>
          </table:table-cell>
          <table:table-cell table:style-name="ce1" office:value-type="float" office:value="7.1" calcext:value-type="float">
            <text:p>7,1</text:p>
          </table:table-cell>
          <table:table-cell table:number-columns-repeated="2"/>
          <table:table-cell table:style-name="ce5" table:formula="of:=[.F41]*[.G41]" office:value-type="float" office:value="13.916" calcext:value-type="float">
            <text:p>13,9 </text:p>
          </table:table-cell>
          <table:table-cell table:style-name="ce5" table:formula="of:=[.F41]*[.$I$8]+[.G41]*[.$H$8]" office:value-type="float" office:value="0.267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95" calcext:value-type="float">
            <text:p>1,95</text:p>
          </table:table-cell>
          <table:table-cell table:style-name="ce6" office:value-type="float" office:value="7.9" calcext:value-type="float">
            <text:p>7,9</text:p>
          </table:table-cell>
          <table:table-cell table:style-name="ce6" table:formula="of:=[.C42]/100" office:value-type="float" office:value="0.0195" calcext:value-type="float">
            <text:p>0,0195</text:p>
          </table:table-cell>
          <table:table-cell table:style-name="ce1" office:value-type="float" office:value="1.95" calcext:value-type="float">
            <text:p>1,95</text:p>
          </table:table-cell>
          <table:table-cell table:style-name="ce1" office:value-type="float" office:value="7.9" calcext:value-type="float">
            <text:p>7,9</text:p>
          </table:table-cell>
          <table:table-cell table:number-columns-repeated="2"/>
          <table:table-cell table:style-name="ce5" table:formula="of:=[.F42]*[.G42]" office:value-type="float" office:value="15.405" calcext:value-type="float">
            <text:p>15,4 </text:p>
          </table:table-cell>
          <table:table-cell table:style-name="ce5" table:formula="of:=[.F42]*[.$I$8]+[.G42]*[.$H$8]" office:value-type="float" office:value="0.274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94" calcext:value-type="float">
            <text:p>1,94</text:p>
          </table:table-cell>
          <table:table-cell table:style-name="ce6" office:value-type="float" office:value="9.2" calcext:value-type="float">
            <text:p>9,2</text:p>
          </table:table-cell>
          <table:table-cell table:style-name="ce6" table:formula="of:=[.C43]/100" office:value-type="float" office:value="0.0194" calcext:value-type="float">
            <text:p>0,0194</text:p>
          </table:table-cell>
          <table:table-cell table:style-name="ce1" office:value-type="float" office:value="1.94" calcext:value-type="float">
            <text:p>1,94</text:p>
          </table:table-cell>
          <table:table-cell table:style-name="ce1" office:value-type="float" office:value="9.2" calcext:value-type="float">
            <text:p>9,2</text:p>
          </table:table-cell>
          <table:table-cell table:number-columns-repeated="2"/>
          <table:table-cell table:style-name="ce5" table:formula="of:=[.F43]*[.G43]" office:value-type="float" office:value="17.848" calcext:value-type="float">
            <text:p>17,8 </text:p>
          </table:table-cell>
          <table:table-cell table:style-name="ce5" table:formula="of:=[.F43]*[.$I$8]+[.G43]*[.$H$8]" office:value-type="float" office:value="0.286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93" calcext:value-type="float">
            <text:p>1,93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C44]/100" office:value-type="float" office:value="0.0193" calcext:value-type="float">
            <text:p>0,0193</text:p>
          </table:table-cell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5" table:formula="of:=[.F44]*[.G44]" office:value-type="float" office:value="19.3" calcext:value-type="float">
            <text:p>19,3 </text:p>
          </table:table-cell>
          <table:table-cell table:style-name="ce5" table:formula="of:=[.F44]*[.$I$8]+[.G44]*[.$H$8]" office:value-type="float" office:value="0.293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92" calcext:value-type="float">
            <text:p>1,92</text:p>
          </table:table-cell>
          <table:table-cell table:style-name="ce6" office:value-type="float" office:value="10.6" calcext:value-type="float">
            <text:p>10,6</text:p>
          </table:table-cell>
          <table:table-cell table:style-name="ce6" table:formula="of:=[.C45]/100" office:value-type="float" office:value="0.0192" calcext:value-type="float">
            <text:p>0,0192</text:p>
          </table:table-cell>
          <table:table-cell table:style-name="ce1" office:value-type="float" office:value="1.92" calcext:value-type="float">
            <text:p>1,92</text:p>
          </table:table-cell>
          <table:table-cell table:style-name="ce1" office:value-type="float" office:value="10.6" calcext:value-type="float">
            <text:p>10,6</text:p>
          </table:table-cell>
          <table:table-cell table:number-columns-repeated="2"/>
          <table:table-cell table:style-name="ce5" table:formula="of:=[.F45]*[.G45]" office:value-type="float" office:value="20.352" calcext:value-type="float">
            <text:p>20,4 </text:p>
          </table:table-cell>
          <table:table-cell table:style-name="ce5" table:formula="of:=[.F45]*[.$I$8]+[.G45]*[.$H$8]" office:value-type="float" office:value="0.298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91" calcext:value-type="float">
            <text:p>1,91</text:p>
          </table:table-cell>
          <table:table-cell table:style-name="ce6" office:value-type="float" office:value="11.3" calcext:value-type="float">
            <text:p>11,3</text:p>
          </table:table-cell>
          <table:table-cell table:style-name="ce6" table:formula="of:=[.C46]/100" office:value-type="float" office:value="0.0191" calcext:value-type="float">
            <text:p>0,0191</text:p>
          </table:table-cell>
          <table:table-cell table:style-name="ce1" office:value-type="float" office:value="1.91" calcext:value-type="float">
            <text:p>1,91</text:p>
          </table:table-cell>
          <table:table-cell table:style-name="ce1" office:value-type="float" office:value="11.3" calcext:value-type="float">
            <text:p>11,3</text:p>
          </table:table-cell>
          <table:table-cell table:number-columns-repeated="2"/>
          <table:table-cell table:style-name="ce5" table:formula="of:=[.F46]*[.G46]" office:value-type="float" office:value="21.583" calcext:value-type="float">
            <text:p>21,6 </text:p>
          </table:table-cell>
          <table:table-cell table:style-name="ce5" table:formula="of:=[.F46]*[.$I$8]+[.G46]*[.$H$8]" office:value-type="float" office:value="0.304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12.2" calcext:value-type="float">
            <text:p>12,2</text:p>
          </table:table-cell>
          <table:table-cell table:style-name="ce6" table:formula="of:=[.C47]/100" office:value-type="float" office:value="0.019" calcext:value-type="float">
            <text:p>0,019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2.2" calcext:value-type="float">
            <text:p>12,2</text:p>
          </table:table-cell>
          <table:table-cell table:number-columns-repeated="2"/>
          <table:table-cell table:style-name="ce5" table:formula="of:=[.F47]*[.G47]" office:value-type="float" office:value="23.18" calcext:value-type="float">
            <text:p>23,2 </text:p>
          </table:table-cell>
          <table:table-cell table:style-name="ce5" table:formula="of:=[.F47]*[.$I$8]+[.G47]*[.$H$8]" office:value-type="float" office:value="0.312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9" calcext:value-type="float">
            <text:p>1,89</text:p>
          </table:table-cell>
          <table:table-cell table:style-name="ce6" office:value-type="float" office:value="13.3" calcext:value-type="float">
            <text:p>13,3</text:p>
          </table:table-cell>
          <table:table-cell table:style-name="ce6" table:formula="of:=[.C48]/100" office:value-type="float" office:value="0.0189" calcext:value-type="float">
            <text:p>0,0189</text:p>
          </table:table-cell>
          <table:table-cell table:style-name="ce1" office:value-type="float" office:value="1.89" calcext:value-type="float">
            <text:p>1,89</text:p>
          </table:table-cell>
          <table:table-cell table:style-name="ce1" office:value-type="float" office:value="13.3" calcext:value-type="float">
            <text:p>13,3</text:p>
          </table:table-cell>
          <table:table-cell table:number-columns-repeated="2"/>
          <table:table-cell table:style-name="ce5" table:formula="of:=[.F48]*[.G48]" office:value-type="float" office:value="25.137" calcext:value-type="float">
            <text:p>25,1 </text:p>
          </table:table-cell>
          <table:table-cell table:style-name="ce5" table:formula="of:=[.F48]*[.$I$8]+[.G48]*[.$H$8]" office:value-type="float" office:value="0.322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8" calcext:value-type="float">
            <text:p>1,88</text:p>
          </table:table-cell>
          <table:table-cell table:style-name="ce6" office:value-type="float" office:value="13.9" calcext:value-type="float">
            <text:p>13,9</text:p>
          </table:table-cell>
          <table:table-cell table:style-name="ce6" table:formula="of:=[.C49]/100" office:value-type="float" office:value="0.0188" calcext:value-type="float">
            <text:p>0,0188</text:p>
          </table:table-cell>
          <table:table-cell table:style-name="ce1" office:value-type="float" office:value="1.88" calcext:value-type="float">
            <text:p>1,88</text:p>
          </table:table-cell>
          <table:table-cell table:style-name="ce1" office:value-type="float" office:value="13.9" calcext:value-type="float">
            <text:p>13,9</text:p>
          </table:table-cell>
          <table:table-cell table:number-columns-repeated="2"/>
          <table:table-cell table:style-name="ce5" table:formula="of:=[.F49]*[.G49]" office:value-type="float" office:value="26.132" calcext:value-type="float">
            <text:p>26,1 </text:p>
          </table:table-cell>
          <table:table-cell table:style-name="ce5" table:formula="of:=[.F49]*[.$I$8]+[.G49]*[.$H$8]" office:value-type="float" office:value="0.327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7" calcext:value-type="float">
            <text:p>1,87</text:p>
          </table:table-cell>
          <table:table-cell table:style-name="ce6" office:value-type="float" office:value="14.6" calcext:value-type="float">
            <text:p>14,6</text:p>
          </table:table-cell>
          <table:table-cell table:style-name="ce6" table:formula="of:=[.C50]/100" office:value-type="float" office:value="0.0187" calcext:value-type="float">
            <text:p>0,0187</text:p>
          </table:table-cell>
          <table:table-cell table:style-name="ce1" office:value-type="float" office:value="1.87" calcext:value-type="float">
            <text:p>1,87</text:p>
          </table:table-cell>
          <table:table-cell table:style-name="ce1" office:value-type="float" office:value="14.6" calcext:value-type="float">
            <text:p>14,6</text:p>
          </table:table-cell>
          <table:table-cell table:number-columns-repeated="2"/>
          <table:table-cell table:style-name="ce5" table:formula="of:=[.F50]*[.G50]" office:value-type="float" office:value="27.302" calcext:value-type="float">
            <text:p>27,3 </text:p>
          </table:table-cell>
          <table:table-cell table:style-name="ce5" table:formula="of:=[.F50]*[.$I$8]+[.G50]*[.$H$8]" office:value-type="float" office:value="0.333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6" calcext:value-type="float">
            <text:p>1,86</text:p>
          </table:table-cell>
          <table:table-cell table:style-name="ce6" office:value-type="float" office:value="15.2" calcext:value-type="float">
            <text:p>15,2</text:p>
          </table:table-cell>
          <table:table-cell table:style-name="ce6" table:formula="of:=[.C51]/100" office:value-type="float" office:value="0.0186" calcext:value-type="float">
            <text:p>0,0186</text:p>
          </table:table-cell>
          <table:table-cell table:style-name="ce1" office:value-type="float" office:value="1.86" calcext:value-type="float">
            <text:p>1,86</text:p>
          </table:table-cell>
          <table:table-cell table:style-name="ce1" office:value-type="float" office:value="15.2" calcext:value-type="float">
            <text:p>15,2</text:p>
          </table:table-cell>
          <table:table-cell table:number-columns-repeated="2"/>
          <table:table-cell table:style-name="ce5" table:formula="of:=[.F51]*[.G51]" office:value-type="float" office:value="28.272" calcext:value-type="float">
            <text:p>28,3 </text:p>
          </table:table-cell>
          <table:table-cell table:style-name="ce5" table:formula="of:=[.F51]*[.$I$8]+[.G51]*[.$H$8]" office:value-type="float" office:value="0.338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5" calcext:value-type="float">
            <text:p>1,85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52]/100" office:value-type="float" office:value="0.0185" calcext:value-type="float">
            <text:p>0,0185</text:p>
          </table:table-cell>
          <table:table-cell table:style-name="ce1" office:value-type="float" office:value="1.85" calcext:value-type="float">
            <text:p>1,8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5" table:formula="of:=[.F52]*[.G52]" office:value-type="float" office:value="29.6" calcext:value-type="float">
            <text:p>29,6 </text:p>
          </table:table-cell>
          <table:table-cell table:style-name="ce5" table:formula="of:=[.F52]*[.$I$8]+[.G52]*[.$H$8]" office:value-type="float" office:value="0.345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4" calcext:value-type="float">
            <text:p>1,84</text:p>
          </table:table-cell>
          <table:table-cell table:style-name="ce6" office:value-type="float" office:value="16.6" calcext:value-type="float">
            <text:p>16,6</text:p>
          </table:table-cell>
          <table:table-cell table:style-name="ce6" table:formula="of:=[.C53]/100" office:value-type="float" office:value="0.0184" calcext:value-type="float">
            <text:p>0,0184</text:p>
          </table:table-cell>
          <table:table-cell table:style-name="ce1" office:value-type="float" office:value="1.84" calcext:value-type="float">
            <text:p>1,84</text:p>
          </table:table-cell>
          <table:table-cell table:style-name="ce1" office:value-type="float" office:value="16.6" calcext:value-type="float">
            <text:p>16,6</text:p>
          </table:table-cell>
          <table:table-cell table:number-columns-repeated="2"/>
          <table:table-cell table:style-name="ce5" table:formula="of:=[.F53]*[.G53]" office:value-type="float" office:value="30.544" calcext:value-type="float">
            <text:p>30,5 </text:p>
          </table:table-cell>
          <table:table-cell table:style-name="ce5" table:formula="of:=[.F53]*[.$I$8]+[.G53]*[.$H$8]" office:value-type="float" office:value="0.35" calcext:value-type="float">
            <text:p>0,4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3" calcext:value-type="float">
            <text:p>1,83</text:p>
          </table:table-cell>
          <table:table-cell table:style-name="ce6" office:value-type="float" office:value="17.4" calcext:value-type="float">
            <text:p>17,4</text:p>
          </table:table-cell>
          <table:table-cell table:style-name="ce6" table:formula="of:=[.C54]/100" office:value-type="float" office:value="0.0183" calcext:value-type="float">
            <text:p>0,0183</text:p>
          </table:table-cell>
          <table:table-cell table:style-name="ce1" office:value-type="float" office:value="1.83" calcext:value-type="float">
            <text:p>1,83</text:p>
          </table:table-cell>
          <table:table-cell table:style-name="ce1" office:value-type="float" office:value="17.4" calcext:value-type="float">
            <text:p>17,4</text:p>
          </table:table-cell>
          <table:table-cell table:number-columns-repeated="2"/>
          <table:table-cell table:style-name="ce5" table:formula="of:=[.F54]*[.G54]" office:value-type="float" office:value="31.842" calcext:value-type="float">
            <text:p>31,8 </text:p>
          </table:table-cell>
          <table:table-cell table:style-name="ce5" table:formula="of:=[.F54]*[.$I$8]+[.G54]*[.$H$8]" office:value-type="float" office:value="0.357" calcext:value-type="float">
            <text:p>0,4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2" calcext:value-type="float">
            <text:p>1,82</text:p>
          </table:table-cell>
          <table:table-cell table:style-name="ce6" office:value-type="float" office:value="17.8" calcext:value-type="float">
            <text:p>17,8</text:p>
          </table:table-cell>
          <table:table-cell table:style-name="ce6" table:formula="of:=[.C55]/100" office:value-type="float" office:value="0.0182" calcext:value-type="float">
            <text:p>0,0182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7.8" calcext:value-type="float">
            <text:p>17,8</text:p>
          </table:table-cell>
          <table:table-cell table:number-columns-repeated="2"/>
          <table:table-cell table:style-name="ce5" table:formula="of:=[.F55]*[.G55]" office:value-type="float" office:value="32.396" calcext:value-type="float">
            <text:p>32,4 </text:p>
          </table:table-cell>
          <table:table-cell table:style-name="ce5" table:formula="of:=[.F55]*[.$I$8]+[.G55]*[.$H$8]" office:value-type="float" office:value="0.36" calcext:value-type="float">
            <text:p>0,4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74" calcext:value-type="float">
            <text:p>1,74</text:p>
          </table:table-cell>
          <table:table-cell table:style-name="ce6" office:value-type="float" office:value="21.5" calcext:value-type="float">
            <text:p>21,5</text:p>
          </table:table-cell>
          <table:table-cell table:style-name="ce6" table:formula="of:=[.C56]/100" office:value-type="float" office:value="0.0174" calcext:value-type="float">
            <text:p>0,0174</text:p>
          </table:table-cell>
          <table:table-cell table:style-name="ce1" office:value-type="float" office:value="1.74" calcext:value-type="float">
            <text:p>1,74</text:p>
          </table:table-cell>
          <table:table-cell table:style-name="ce1" office:value-type="float" office:value="21.5" calcext:value-type="float">
            <text:p>21,5</text:p>
          </table:table-cell>
          <table:table-cell table:number-columns-repeated="2"/>
          <table:table-cell table:style-name="ce5" table:formula="of:=[.F56]*[.G56]" office:value-type="float" office:value="37.41" calcext:value-type="float">
            <text:p>37,4 </text:p>
          </table:table-cell>
          <table:table-cell table:style-name="ce5" table:formula="of:=[.F56]*[.$I$8]+[.G56]*[.$H$8]" office:value-type="float" office:value="0.389" calcext:value-type="float">
            <text:p>0,4 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6" office:value-type="float" office:value="1.55" calcext:value-type="float">
            <text:p>1,55</text:p>
          </table:table-cell>
          <table:table-cell table:style-name="ce6" office:value-type="float" office:value="26.7" calcext:value-type="float">
            <text:p>26,7</text:p>
          </table:table-cell>
          <table:table-cell table:style-name="ce6" table:formula="of:=[.C57]/100" office:value-type="float" office:value="0.0155" calcext:value-type="float">
            <text:p>0,0155</text:p>
          </table:table-cell>
          <table:table-cell table:style-name="ce1" office:value-type="float" office:value="1.55" calcext:value-type="float">
            <text:p>1,55</text:p>
          </table:table-cell>
          <table:table-cell table:style-name="ce1" office:value-type="float" office:value="26.7" calcext:value-type="float">
            <text:p>26,7</text:p>
          </table:table-cell>
          <table:table-cell table:number-columns-repeated="2"/>
          <table:table-cell table:style-name="ce7" table:formula="of:=[.F57]*[.G57]" office:value-type="float" office:value="41.385" calcext:value-type="float">
            <text:p>41,4 </text:p>
          </table:table-cell>
          <table:table-cell table:style-name="ce5" table:formula="of:=[.F57]*[.$I$8]+[.G57]*[.$H$8]" office:value-type="float" office:value="0.422" calcext:value-type="float">
            <text:p>0,4 </text:p>
          </table:table-cell>
          <table:table-cell table:formula="of:=[.F57]/([.G57]/1000)" office:value-type="float" office:value="58.0524344569288" calcext:value-type="float">
            <text:p>58,0524344569288</text:p>
          </table:table-cell>
          <table:table-cell table:formula="of:=([.H38]/([.G57]/1000))+(([.I38]/1000)*[.F57]/[.G57]^2)" office:value-type="float" office:value="0.374532052630841" calcext:value-type="float">
            <text:p>0,37453205263084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6" office:value-type="float" office:value="1.42" calcext:value-type="float">
            <text:p>1,42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[.C58]/100" office:value-type="float" office:value="0.0142" calcext:value-type="float">
            <text:p>0,0142</text:p>
          </table:table-cell>
          <table:table-cell table:style-name="ce1" office:value-type="float" office:value="1.42" calcext:value-type="float">
            <text:p>1,4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5" table:formula="of:=[.F58]*[.G58]" office:value-type="float" office:value="41.18" calcext:value-type="float">
            <text:p>41,2 </text:p>
          </table:table-cell>
          <table:table-cell table:style-name="ce5" table:formula="of:=[.F58]*[.$I$8]+[.G58]*[.$H$8]" office:value-type="float" office:value="0.432" calcext:value-type="float">
            <text:p>0,4 </text:p>
          </table:table-cell>
          <table:table-cell table:style-name="ce5" table:number-columns-repeated="2"/>
          <table:table-cell table:number-columns-repeated="51"/>
        </table:table-row>
        <table:table-row table:style-name="ro1">
          <table:table-cell table:number-columns-repeated="2"/>
          <table:table-cell table:style-name="ce6" office:value-type="float" office:value="1.17" calcext:value-type="float">
            <text:p>1,17</text:p>
          </table:table-cell>
          <table:table-cell table:style-name="ce6" office:value-type="float" office:value="30.3" calcext:value-type="float">
            <text:p>30,3</text:p>
          </table:table-cell>
          <table:table-cell table:style-name="ce6" table:formula="of:=[.C59]/100" office:value-type="float" office:value="0.0117" calcext:value-type="float">
            <text:p>0,0117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30.3" calcext:value-type="float">
            <text:p>30,3</text:p>
          </table:table-cell>
          <table:table-cell table:number-columns-repeated="2"/>
          <table:table-cell table:style-name="ce5" table:formula="of:=[.F59]*[.G59]" office:value-type="float" office:value="35.451" calcext:value-type="float">
            <text:p>35,5 </text:p>
          </table:table-cell>
          <table:table-cell table:style-name="ce5" table:formula="of:=[.F59]*[.$I$8]+[.G59]*[.$H$8]" office:value-type="float" office:value="0.42" calcext:value-type="float">
            <text:p>0,4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0.86" calcext:value-type="float">
            <text:p>0,86</text:p>
          </table:table-cell>
          <table:table-cell table:style-name="ce6" office:value-type="float" office:value="31.6" calcext:value-type="float">
            <text:p>31,6</text:p>
          </table:table-cell>
          <table:table-cell table:style-name="ce6" table:formula="of:=[.C60]/100" office:value-type="float" office:value="0.0086" calcext:value-type="float">
            <text:p>0,0086</text:p>
          </table:table-cell>
          <table:table-cell table:style-name="ce1" office:value-type="float" office:value="0.86" calcext:value-type="float">
            <text:p>0,86</text:p>
          </table:table-cell>
          <table:table-cell table:style-name="ce1" office:value-type="float" office:value="31.6" calcext:value-type="float">
            <text:p>31,6</text:p>
          </table:table-cell>
          <table:table-cell table:number-columns-repeated="2"/>
          <table:table-cell table:style-name="ce5" table:formula="of:=[.F60]*[.G60]" office:value-type="float" office:value="27.176" calcext:value-type="float">
            <text:p>27,2 </text:p>
          </table:table-cell>
          <table:table-cell table:style-name="ce5" table:formula="of:=[.F60]*[.$I$8]+[.G60]*[.$H$8]" office:value-type="float" office:value="0.402" calcext:value-type="float">
            <text:p>0,4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31.7" calcext:value-type="float">
            <text:p>31,7</text:p>
          </table:table-cell>
          <table:table-cell table:style-name="ce6" table:formula="of:=[.C61]/100" office:value-type="float" office:value="0.0064" calcext:value-type="float">
            <text:p>0,0064</text:p>
          </table:table-cell>
          <table:table-cell table:style-name="ce1" office:value-type="float" office:value="0.64" calcext:value-type="float">
            <text:p>0,64</text:p>
          </table:table-cell>
          <table:table-cell table:style-name="ce1" office:value-type="float" office:value="31.7" calcext:value-type="float">
            <text:p>31,7</text:p>
          </table:table-cell>
          <table:table-cell table:number-columns-repeated="2"/>
          <table:table-cell table:style-name="ce5" table:formula="of:=[.F61]*[.G61]" office:value-type="float" office:value="20.288" calcext:value-type="float">
            <text:p>20,3 </text:p>
          </table:table-cell>
          <table:table-cell table:style-name="ce5" table:formula="of:=[.F61]*[.$I$8]+[.G61]*[.$H$8]" office:value-type="float" office:value="0.381" calcext:value-type="float">
            <text:p>0,4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0.46" calcext:value-type="float">
            <text:p>0,46</text:p>
          </table:table-cell>
          <table:table-cell table:style-name="ce6" office:value-type="float" office:value="31.7" calcext:value-type="float">
            <text:p>31,7</text:p>
          </table:table-cell>
          <table:table-cell table:style-name="ce6" table:formula="of:=[.C62]/100" office:value-type="float" office:value="0.0046" calcext:value-type="float">
            <text:p>0,0046</text:p>
          </table:table-cell>
          <table:table-cell table:style-name="ce1" office:value-type="float" office:value="0.46" calcext:value-type="float">
            <text:p>0,46</text:p>
          </table:table-cell>
          <table:table-cell table:style-name="ce1" office:value-type="float" office:value="31.7" calcext:value-type="float">
            <text:p>31,7</text:p>
          </table:table-cell>
          <table:table-cell table:number-columns-repeated="2"/>
          <table:table-cell table:style-name="ce5" table:formula="of:=[.F62]*[.G62]" office:value-type="float" office:value="14.582" calcext:value-type="float">
            <text:p>14,6 </text:p>
          </table:table-cell>
          <table:table-cell table:style-name="ce5" table:formula="of:=[.F62]*[.$I$8]+[.G62]*[.$H$8]" office:value-type="float" office:value="0.363" calcext:value-type="float">
            <text:p>0,4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31.8" calcext:value-type="float">
            <text:p>31,8</text:p>
          </table:table-cell>
          <table:table-cell table:style-name="ce6" table:formula="of:=[.C63]/10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8" calcext:value-type="float">
            <text:p>31,8</text:p>
          </table:table-cell>
          <table:table-cell table:number-columns-repeated="2"/>
          <table:table-cell table:style-name="ce5" table:formula="of:=[.F63]*[.G63]" office:value-type="float" office:value="0" calcext:value-type="float">
            <text:p>0,0 </text:p>
          </table:table-cell>
          <table:table-cell table:style-name="ce5" table:formula="of:=[.F63]*[.$I$8]+[.G63]*[.$H$8]" office:value-type="float" office:value="0.318" calcext:value-type="float">
            <text:p>0,3 </text:p>
          </table:table-cell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1" office:value-type="string" calcext:value-type="string">
            <text:p>150cm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string" calcext:value-type="string">
            <text:p>V real</text:p>
          </table:table-cell>
          <table:table-cell table:style-name="ce1" office:value-type="string" calcext:value-type="string">
            <text:p>V (V)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Error V</text:p>
          </table:table-cell>
          <table:table-cell table:style-name="ce1" office:value-type="string" calcext:value-type="string">
            <text:p>Error I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rror P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98" calcext:value-type="float">
            <text:p>1,9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C68]/100" office:value-type="float" office:value="0.0198" calcext:value-type="float">
            <text:p>0,0198</text:p>
          </table:table-cell>
          <table:table-cell table:style-name="ce1" office:value-type="float" office:value="1.98" calcext:value-type="float">
            <text:p>1,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5" table:formula="of:=[.F68]*[.G68]" office:value-type="float" office:value="0" calcext:value-type="float">
            <text:p>0,0 </text:p>
          </table:table-cell>
          <table:table-cell table:style-name="ce5" table:formula="of:=[.F68]*[.$I$8]+[.G68]*[.$H$8]" office:value-type="float" office:value="0.198" calcext:value-type="float">
            <text:p>0,2 </text:p>
          </table:table-cell>
          <table:table-cell>
            <draw:frame draw:z-index="8" draw:name="Chart 6" draw:style-name="gr1" draw:text-style-name="P1" svg:width="12.911cm" svg:height="7.492cm" svg:x="0.811cm" svg:y="0.115cm">
              <draw:object draw:notify-on-update-of-ranges="'Curvas características'.G68:'Curvas características'.G96 'Curvas características'.F68:'Curvas características'.F96 'Curvas características'.I68:'Curvas características'.I68 'Curvas características'.I68:'Curvas características'.I68 'Curvas características'.H68:'Curvas características'.H68 'Curvas características'.H68:'Curvas características'.H6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4.8" calcext:value-type="float">
            <text:p>4,8</text:p>
          </table:table-cell>
          <table:table-cell table:style-name="ce6" table:formula="of:=[.C69]/100" office:value-type="float" office:value="0.019" calcext:value-type="float">
            <text:p>0,019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4.8" calcext:value-type="float">
            <text:p>4,8</text:p>
          </table:table-cell>
          <table:table-cell table:number-columns-repeated="2"/>
          <table:table-cell table:style-name="ce5" table:formula="of:=[.F69]*[.G69]" office:value-type="float" office:value="9.12" calcext:value-type="float">
            <text:p>9,1 </text:p>
          </table:table-cell>
          <table:table-cell table:style-name="ce5" table:formula="of:=[.F69]*[.$I$8]+[.G69]*[.$H$8]" office:value-type="float" office:value="0.238" calcext:value-type="float">
            <text:p>0,2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8" calcext:value-type="float">
            <text:p>1,88</text:p>
          </table:table-cell>
          <table:table-cell table:style-name="ce6" office:value-type="float" office:value="5.8" calcext:value-type="float">
            <text:p>5,8</text:p>
          </table:table-cell>
          <table:table-cell table:style-name="ce6" table:formula="of:=[.C70]/100" office:value-type="float" office:value="0.0188" calcext:value-type="float">
            <text:p>0,0188</text:p>
          </table:table-cell>
          <table:table-cell table:style-name="ce1" office:value-type="float" office:value="1.88" calcext:value-type="float">
            <text:p>1,88</text:p>
          </table:table-cell>
          <table:table-cell table:style-name="ce1" office:value-type="float" office:value="5.8" calcext:value-type="float">
            <text:p>5,8</text:p>
          </table:table-cell>
          <table:table-cell table:number-columns-repeated="2"/>
          <table:table-cell table:style-name="ce5" table:formula="of:=[.F70]*[.G70]" office:value-type="float" office:value="10.904" calcext:value-type="float">
            <text:p>10,9 </text:p>
          </table:table-cell>
          <table:table-cell table:style-name="ce5" table:formula="of:=[.F70]*[.$I$8]+[.G70]*[.$H$8]" office:value-type="float" office:value="0.246" calcext:value-type="float">
            <text:p>0,2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7" calcext:value-type="float">
            <text:p>1,87</text:p>
          </table:table-cell>
          <table:table-cell table:style-name="ce6" office:value-type="float" office:value="6.2" calcext:value-type="float">
            <text:p>6,2</text:p>
          </table:table-cell>
          <table:table-cell table:style-name="ce6" table:formula="of:=[.C71]/100" office:value-type="float" office:value="0.0187" calcext:value-type="float">
            <text:p>0,0187</text:p>
          </table:table-cell>
          <table:table-cell table:style-name="ce1" office:value-type="float" office:value="1.87" calcext:value-type="float">
            <text:p>1,87</text:p>
          </table:table-cell>
          <table:table-cell table:style-name="ce1" office:value-type="float" office:value="6.2" calcext:value-type="float">
            <text:p>6,2</text:p>
          </table:table-cell>
          <table:table-cell table:number-columns-repeated="2"/>
          <table:table-cell table:style-name="ce5" table:formula="of:=[.F71]*[.G71]" office:value-type="float" office:value="11.594" calcext:value-type="float">
            <text:p>11,6 </text:p>
          </table:table-cell>
          <table:table-cell table:style-name="ce5" table:formula="of:=[.F71]*[.$I$8]+[.G71]*[.$H$8]" office:value-type="float" office:value="0.249" calcext:value-type="float">
            <text:p>0,2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6" calcext:value-type="float">
            <text:p>1,86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[.C72]/100" office:value-type="float" office:value="0.0186" calcext:value-type="float">
            <text:p>0,0186</text:p>
          </table:table-cell>
          <table:table-cell table:style-name="ce1" office:value-type="float" office:value="1.86" calcext:value-type="float">
            <text:p>1,8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5" table:formula="of:=[.F72]*[.G72]" office:value-type="float" office:value="13.02" calcext:value-type="float">
            <text:p>13,0 </text:p>
          </table:table-cell>
          <table:table-cell table:style-name="ce5" table:formula="of:=[.F72]*[.$I$8]+[.G72]*[.$H$8]" office:value-type="float" office:value="0.256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5" calcext:value-type="float">
            <text:p>1,85</text:p>
          </table:table-cell>
          <table:table-cell table:style-name="ce6" office:value-type="float" office:value="7.3" calcext:value-type="float">
            <text:p>7,3</text:p>
          </table:table-cell>
          <table:table-cell table:style-name="ce6" table:formula="of:=[.C73]/100" office:value-type="float" office:value="0.0185" calcext:value-type="float">
            <text:p>0,0185</text:p>
          </table:table-cell>
          <table:table-cell table:style-name="ce1" office:value-type="float" office:value="1.85" calcext:value-type="float">
            <text:p>1,85</text:p>
          </table:table-cell>
          <table:table-cell table:style-name="ce1" office:value-type="float" office:value="7.3" calcext:value-type="float">
            <text:p>7,3</text:p>
          </table:table-cell>
          <table:table-cell table:number-columns-repeated="2"/>
          <table:table-cell table:style-name="ce5" table:formula="of:=[.F73]*[.G73]" office:value-type="float" office:value="13.505" calcext:value-type="float">
            <text:p>13,5 </text:p>
          </table:table-cell>
          <table:table-cell table:style-name="ce5" table:formula="of:=[.F73]*[.$I$8]+[.G73]*[.$H$8]" office:value-type="float" office:value="0.258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4" calcext:value-type="float">
            <text:p>1,84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C74]/100" office:value-type="float" office:value="0.0184" calcext:value-type="float">
            <text:p>0,0184</text:p>
          </table:table-cell>
          <table:table-cell table:style-name="ce1" office:value-type="float" office:value="1.84" calcext:value-type="float">
            <text:p>1,8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5" table:formula="of:=[.F74]*[.G74]" office:value-type="float" office:value="14.72" calcext:value-type="float">
            <text:p>14,7 </text:p>
          </table:table-cell>
          <table:table-cell table:style-name="ce5" table:formula="of:=[.F74]*[.$I$8]+[.G74]*[.$H$8]" office:value-type="float" office:value="0.264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3" calcext:value-type="float">
            <text:p>1,83</text:p>
          </table:table-cell>
          <table:table-cell table:style-name="ce6" office:value-type="float" office:value="8.3" calcext:value-type="float">
            <text:p>8,3</text:p>
          </table:table-cell>
          <table:table-cell table:style-name="ce6" table:formula="of:=[.C75]/100" office:value-type="float" office:value="0.0183" calcext:value-type="float">
            <text:p>0,0183</text:p>
          </table:table-cell>
          <table:table-cell table:style-name="ce1" office:value-type="float" office:value="1.83" calcext:value-type="float">
            <text:p>1,83</text:p>
          </table:table-cell>
          <table:table-cell table:style-name="ce1" office:value-type="float" office:value="8.3" calcext:value-type="float">
            <text:p>8,3</text:p>
          </table:table-cell>
          <table:table-cell table:number-columns-repeated="2"/>
          <table:table-cell table:style-name="ce5" table:formula="of:=[.F75]*[.G75]" office:value-type="float" office:value="15.189" calcext:value-type="float">
            <text:p>15,2 </text:p>
          </table:table-cell>
          <table:table-cell table:style-name="ce5" table:formula="of:=[.F75]*[.$I$8]+[.G75]*[.$H$8]" office:value-type="float" office:value="0.266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2" calcext:value-type="float">
            <text:p>1,82</text:p>
          </table:table-cell>
          <table:table-cell table:style-name="ce6" office:value-type="float" office:value="8.5" calcext:value-type="float">
            <text:p>8,5</text:p>
          </table:table-cell>
          <table:table-cell table:style-name="ce6" table:formula="of:=[.C76]/100" office:value-type="float" office:value="0.0182" calcext:value-type="float">
            <text:p>0,0182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8.5" calcext:value-type="float">
            <text:p>8,5</text:p>
          </table:table-cell>
          <table:table-cell table:number-columns-repeated="2"/>
          <table:table-cell table:style-name="ce5" table:formula="of:=[.F76]*[.G76]" office:value-type="float" office:value="15.47" calcext:value-type="float">
            <text:p>15,5 </text:p>
          </table:table-cell>
          <table:table-cell table:style-name="ce5" table:formula="of:=[.F76]*[.$I$8]+[.G76]*[.$H$8]" office:value-type="float" office:value="0.267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1" calcext:value-type="float">
            <text:p>1,8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C77]/100" office:value-type="float" office:value="0.0181" calcext:value-type="float">
            <text:p>0,0181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style-name="ce5" table:formula="of:=[.F77]*[.G77]" office:value-type="float" office:value="16.29" calcext:value-type="float">
            <text:p>16,3 </text:p>
          </table:table-cell>
          <table:table-cell table:style-name="ce5" table:formula="of:=[.F77]*[.$I$8]+[.G77]*[.$H$8]" office:value-type="float" office:value="0.271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8" calcext:value-type="float">
            <text:p>1,8</text:p>
          </table:table-cell>
          <table:table-cell table:style-name="ce6" office:value-type="float" office:value="9.4" calcext:value-type="float">
            <text:p>9,4</text:p>
          </table:table-cell>
          <table:table-cell table:style-name="ce6" table:formula="of:=[.C78]/100" office:value-type="float" office:value="0.018" calcext:value-type="float">
            <text:p>0,018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9.4" calcext:value-type="float">
            <text:p>9,4</text:p>
          </table:table-cell>
          <table:table-cell table:number-columns-repeated="2"/>
          <table:table-cell table:style-name="ce5" table:formula="of:=[.F78]*[.G78]" office:value-type="float" office:value="16.92" calcext:value-type="float">
            <text:p>16,9 </text:p>
          </table:table-cell>
          <table:table-cell table:style-name="ce5" table:formula="of:=[.F78]*[.$I$8]+[.G78]*[.$H$8]" office:value-type="float" office:value="0.274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78" calcext:value-type="float">
            <text:p>1,78</text:p>
          </table:table-cell>
          <table:table-cell table:style-name="ce6" office:value-type="float" office:value="9.9" calcext:value-type="float">
            <text:p>9,9</text:p>
          </table:table-cell>
          <table:table-cell table:style-name="ce6" table:formula="of:=[.C79]/100" office:value-type="float" office:value="0.0178" calcext:value-type="float">
            <text:p>0,0178</text:p>
          </table:table-cell>
          <table:table-cell table:style-name="ce1" office:value-type="float" office:value="1.78" calcext:value-type="float">
            <text:p>1,78</text:p>
          </table:table-cell>
          <table:table-cell table:style-name="ce1" office:value-type="float" office:value="9.9" calcext:value-type="float">
            <text:p>9,9</text:p>
          </table:table-cell>
          <table:table-cell table:number-columns-repeated="2"/>
          <table:table-cell table:style-name="ce5" table:formula="of:=[.F79]*[.G79]" office:value-type="float" office:value="17.622" calcext:value-type="float">
            <text:p>17,6 </text:p>
          </table:table-cell>
          <table:table-cell table:style-name="ce5" table:formula="of:=[.F79]*[.$I$8]+[.G79]*[.$H$8]" office:value-type="float" office:value="0.277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77" calcext:value-type="float">
            <text:p>1,77</text:p>
          </table:table-cell>
          <table:table-cell table:style-name="ce6" office:value-type="float" office:value="10.3" calcext:value-type="float">
            <text:p>10,3</text:p>
          </table:table-cell>
          <table:table-cell table:style-name="ce6" table:formula="of:=[.C80]/100" office:value-type="float" office:value="0.0177" calcext:value-type="float">
            <text:p>0,0177</text:p>
          </table:table-cell>
          <table:table-cell table:style-name="ce1" office:value-type="float" office:value="1.77" calcext:value-type="float">
            <text:p>1,77</text:p>
          </table:table-cell>
          <table:table-cell table:style-name="ce1" office:value-type="float" office:value="10.3" calcext:value-type="float">
            <text:p>10,3</text:p>
          </table:table-cell>
          <table:table-cell table:number-columns-repeated="2"/>
          <table:table-cell table:style-name="ce5" table:formula="of:=[.F80]*[.G80]" office:value-type="float" office:value="18.231" calcext:value-type="float">
            <text:p>18,2 </text:p>
          </table:table-cell>
          <table:table-cell table:style-name="ce5" table:formula="of:=[.F80]*[.$I$8]+[.G80]*[.$H$8]" office:value-type="float" office:value="0.28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76" calcext:value-type="float">
            <text:p>1,76</text:p>
          </table:table-cell>
          <table:table-cell table:style-name="ce6" office:value-type="float" office:value="10.6" calcext:value-type="float">
            <text:p>10,6</text:p>
          </table:table-cell>
          <table:table-cell table:style-name="ce6" table:formula="of:=[.C81]/100" office:value-type="float" office:value="0.0176" calcext:value-type="float">
            <text:p>0,0176</text:p>
          </table:table-cell>
          <table:table-cell table:style-name="ce1" office:value-type="float" office:value="1.76" calcext:value-type="float">
            <text:p>1,76</text:p>
          </table:table-cell>
          <table:table-cell table:style-name="ce1" office:value-type="float" office:value="10.6" calcext:value-type="float">
            <text:p>10,6</text:p>
          </table:table-cell>
          <table:table-cell table:number-columns-repeated="2"/>
          <table:table-cell table:style-name="ce5" table:formula="of:=[.F81]*[.G81]" office:value-type="float" office:value="18.656" calcext:value-type="float">
            <text:p>18,7 </text:p>
          </table:table-cell>
          <table:table-cell table:style-name="ce5" table:formula="of:=[.F81]*[.$I$8]+[.G81]*[.$H$8]" office:value-type="float" office:value="0.282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74" calcext:value-type="float">
            <text:p>1,74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C82]/100" office:value-type="float" office:value="0.0174" calcext:value-type="float">
            <text:p>0,0174</text:p>
          </table:table-cell>
          <table:table-cell table:style-name="ce1" office:value-type="float" office:value="1.74" calcext:value-type="float">
            <text:p>1,7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  <table:table-cell table:style-name="ce5" table:formula="of:=[.F82]*[.G82]" office:value-type="float" office:value="19.14" calcext:value-type="float">
            <text:p>19,1 </text:p>
          </table:table-cell>
          <table:table-cell table:style-name="ce5" table:formula="of:=[.F82]*[.$I$8]+[.G82]*[.$H$8]" office:value-type="float" office:value="0.284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72" calcext:value-type="float">
            <text:p>1,72</text:p>
          </table:table-cell>
          <table:table-cell table:style-name="ce6" office:value-type="float" office:value="11.4" calcext:value-type="float">
            <text:p>11,4</text:p>
          </table:table-cell>
          <table:table-cell table:style-name="ce6" table:formula="of:=[.C83]/100" office:value-type="float" office:value="0.0172" calcext:value-type="float">
            <text:p>0,0172</text:p>
          </table:table-cell>
          <table:table-cell table:style-name="ce1" office:value-type="float" office:value="1.72" calcext:value-type="float">
            <text:p>1,72</text:p>
          </table:table-cell>
          <table:table-cell table:style-name="ce1" office:value-type="float" office:value="11.4" calcext:value-type="float">
            <text:p>11,4</text:p>
          </table:table-cell>
          <table:table-cell table:number-columns-repeated="2"/>
          <table:table-cell table:style-name="ce5" table:formula="of:=[.F83]*[.G83]" office:value-type="float" office:value="19.608" calcext:value-type="float">
            <text:p>19,6 </text:p>
          </table:table-cell>
          <table:table-cell table:style-name="ce5" table:formula="of:=[.F83]*[.$I$8]+[.G83]*[.$H$8]" office:value-type="float" office:value="0.286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11.7" calcext:value-type="float">
            <text:p>11,7</text:p>
          </table:table-cell>
          <table:table-cell table:style-name="ce6" table:formula="of:=[.C84]/100" office:value-type="float" office:value="0.017" calcext:value-type="float">
            <text:p>0,017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11.7" calcext:value-type="float">
            <text:p>11,7</text:p>
          </table:table-cell>
          <table:table-cell table:number-columns-repeated="2"/>
          <table:table-cell table:style-name="ce5" table:formula="of:=[.F84]*[.G84]" office:value-type="float" office:value="19.89" calcext:value-type="float">
            <text:p>19,9 </text:p>
          </table:table-cell>
          <table:table-cell table:style-name="ce5" table:formula="of:=[.F84]*[.$I$8]+[.G84]*[.$H$8]" office:value-type="float" office:value="0.287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67" calcext:value-type="float">
            <text:p>1,67</text:p>
          </table:table-cell>
          <table:table-cell table:style-name="ce6" office:value-type="float" office:value="12.1" calcext:value-type="float">
            <text:p>12,1</text:p>
          </table:table-cell>
          <table:table-cell table:style-name="ce6" table:formula="of:=[.C85]/100" office:value-type="float" office:value="0.0167" calcext:value-type="float">
            <text:p>0,0167</text:p>
          </table:table-cell>
          <table:table-cell table:style-name="ce1" office:value-type="float" office:value="1.67" calcext:value-type="float">
            <text:p>1,67</text:p>
          </table:table-cell>
          <table:table-cell table:style-name="ce1" office:value-type="float" office:value="12.1" calcext:value-type="float">
            <text:p>12,1</text:p>
          </table:table-cell>
          <table:table-cell table:number-columns-repeated="2"/>
          <table:table-cell table:style-name="ce5" table:formula="of:=[.F85]*[.G85]" office:value-type="float" office:value="20.207" calcext:value-type="float">
            <text:p>20,2 </text:p>
          </table:table-cell>
          <table:table-cell table:style-name="ce5" table:formula="of:=[.F85]*[.$I$8]+[.G85]*[.$H$8]" office:value-type="float" office:value="0.288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65" calcext:value-type="float">
            <text:p>1,65</text:p>
          </table:table-cell>
          <table:table-cell table:style-name="ce6" office:value-type="float" office:value="12.7" calcext:value-type="float">
            <text:p>12,7</text:p>
          </table:table-cell>
          <table:table-cell table:style-name="ce6" table:formula="of:=[.C86]/100" office:value-type="float" office:value="0.0165" calcext:value-type="float">
            <text:p>0,0165</text:p>
          </table:table-cell>
          <table:table-cell table:style-name="ce1" office:value-type="float" office:value="1.65" calcext:value-type="float">
            <text:p>1,65</text:p>
          </table:table-cell>
          <table:table-cell table:style-name="ce1" office:value-type="float" office:value="12.7" calcext:value-type="float">
            <text:p>12,7</text:p>
          </table:table-cell>
          <table:table-cell table:number-columns-repeated="2"/>
          <table:table-cell table:style-name="ce5" table:formula="of:=[.F86]*[.G86]" office:value-type="float" office:value="20.955" calcext:value-type="float">
            <text:p>21,0 </text:p>
          </table:table-cell>
          <table:table-cell table:style-name="ce5" table:formula="of:=[.F86]*[.$I$8]+[.G86]*[.$H$8]" office:value-type="float" office:value="0.292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62" calcext:value-type="float">
            <text:p>1,62</text:p>
          </table:table-cell>
          <table:table-cell table:style-name="ce6" office:value-type="float" office:value="13.2" calcext:value-type="float">
            <text:p>13,2</text:p>
          </table:table-cell>
          <table:table-cell table:style-name="ce6" table:formula="of:=[.C87]/100" office:value-type="float" office:value="0.0162" calcext:value-type="float">
            <text:p>0,0162</text:p>
          </table:table-cell>
          <table:table-cell table:style-name="ce1" office:value-type="float" office:value="1.62" calcext:value-type="float">
            <text:p>1,62</text:p>
          </table:table-cell>
          <table:table-cell table:style-name="ce1" office:value-type="float" office:value="13.2" calcext:value-type="float">
            <text:p>13,2</text:p>
          </table:table-cell>
          <table:table-cell table:number-columns-repeated="2"/>
          <table:table-cell table:style-name="ce5" table:formula="of:=[.F87]*[.G87]" office:value-type="float" office:value="21.384" calcext:value-type="float">
            <text:p>21,4 </text:p>
          </table:table-cell>
          <table:table-cell table:style-name="ce5" table:formula="of:=[.F87]*[.$I$8]+[.G87]*[.$H$8]" office:value-type="float" office:value="0.294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58" calcext:value-type="float">
            <text:p>1,58</text:p>
          </table:table-cell>
          <table:table-cell table:style-name="ce6" office:value-type="float" office:value="13.8" calcext:value-type="float">
            <text:p>13,8</text:p>
          </table:table-cell>
          <table:table-cell table:style-name="ce6" table:formula="of:=[.C88]/100" office:value-type="float" office:value="0.0158" calcext:value-type="float">
            <text:p>0,0158</text:p>
          </table:table-cell>
          <table:table-cell table:style-name="ce1" office:value-type="float" office:value="1.58" calcext:value-type="float">
            <text:p>1,58</text:p>
          </table:table-cell>
          <table:table-cell table:style-name="ce1" office:value-type="float" office:value="13.8" calcext:value-type="float">
            <text:p>13,8</text:p>
          </table:table-cell>
          <table:table-cell table:number-columns-repeated="2"/>
          <table:table-cell table:style-name="ce7" table:formula="of:=[.F88]*[.G88]" office:value-type="float" office:value="21.804" calcext:value-type="float">
            <text:p>21,8 </text:p>
          </table:table-cell>
          <table:table-cell table:style-name="ce5" table:formula="of:=[.F88]*[.$I$8]+[.G88]*[.$H$8]" office:value-type="float" office:value="0.296" calcext:value-type="float">
            <text:p>0,3 </text:p>
          </table:table-cell>
          <table:table-cell table:formula="of:=[.F88]/([.G88]/1000)" office:value-type="float" office:value="114.492753623188" calcext:value-type="float">
            <text:p>114,492753623188</text:p>
          </table:table-cell>
          <table:table-cell table:formula="of:=([.H68]/([.D88]/1000))+([.I68]/1000*[.C88]/[.D88]^2)" office:value-type="float" office:value="0.724638510817055" calcext:value-type="float">
            <text:p>0,724638510817055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6" office:value-type="float" office:value="1.52" calcext:value-type="float">
            <text:p>1,52</text:p>
          </table:table-cell>
          <table:table-cell table:style-name="ce6" office:value-type="float" office:value="14.3" calcext:value-type="float">
            <text:p>14,3</text:p>
          </table:table-cell>
          <table:table-cell table:style-name="ce6" table:formula="of:=[.C89]/100" office:value-type="float" office:value="0.0152" calcext:value-type="float">
            <text:p>0,0152</text:p>
          </table:table-cell>
          <table:table-cell table:style-name="ce1" office:value-type="float" office:value="1.52" calcext:value-type="float">
            <text:p>1,52</text:p>
          </table:table-cell>
          <table:table-cell table:style-name="ce1" office:value-type="float" office:value="14.3" calcext:value-type="float">
            <text:p>14,3</text:p>
          </table:table-cell>
          <table:table-cell table:number-columns-repeated="2"/>
          <table:table-cell table:style-name="ce5" table:formula="of:=[.F89]*[.G89]" office:value-type="float" office:value="21.736" calcext:value-type="float">
            <text:p>21,7 </text:p>
          </table:table-cell>
          <table:table-cell table:style-name="ce5" table:formula="of:=[.F89]*[.$I$8]+[.G89]*[.$H$8]" office:value-type="float" office:value="0.295" calcext:value-type="float">
            <text:p>0,3 </text:p>
          </table:table-cell>
          <table:table-cell table:style-name="ce8" table:number-columns-repeated="2"/>
          <table:table-cell table:number-columns-repeated="51"/>
        </table:table-row>
        <table:table-row table:style-name="ro1">
          <table:table-cell table:number-columns-repeated="2"/>
          <table:table-cell table:style-name="ce6" office:value-type="float" office:value="1.37" calcext:value-type="float">
            <text:p>1,37</text:p>
          </table:table-cell>
          <table:table-cell table:style-name="ce6" office:value-type="float" office:value="15.5" calcext:value-type="float">
            <text:p>15,5</text:p>
          </table:table-cell>
          <table:table-cell table:style-name="ce6" table:formula="of:=[.C90]/100" office:value-type="float" office:value="0.0137" calcext:value-type="float">
            <text:p>0,0137</text:p>
          </table:table-cell>
          <table:table-cell table:style-name="ce1" office:value-type="float" office:value="1.37" calcext:value-type="float">
            <text:p>1,37</text:p>
          </table:table-cell>
          <table:table-cell table:style-name="ce1" office:value-type="float" office:value="15.5" calcext:value-type="float">
            <text:p>15,5</text:p>
          </table:table-cell>
          <table:table-cell table:number-columns-repeated="2"/>
          <table:table-cell table:style-name="ce5" table:formula="of:=[.F90]*[.G90]" office:value-type="float" office:value="21.235" calcext:value-type="float">
            <text:p>21,2 </text:p>
          </table:table-cell>
          <table:table-cell table:style-name="ce5" table:formula="of:=[.F90]*[.$I$8]+[.G90]*[.$H$8]" office:value-type="float" office:value="0.292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25" calcext:value-type="float">
            <text:p>1,25</text:p>
          </table:table-cell>
          <table:table-cell table:style-name="ce6" office:value-type="float" office:value="16.1" calcext:value-type="float">
            <text:p>16,1</text:p>
          </table:table-cell>
          <table:table-cell table:style-name="ce6" table:formula="of:=[.C91]/100" office:value-type="float" office:value="0.0125" calcext:value-type="float">
            <text:p>0,0125</text:p>
          </table:table-cell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16.1" calcext:value-type="float">
            <text:p>16,1</text:p>
          </table:table-cell>
          <table:table-cell table:number-columns-repeated="2"/>
          <table:table-cell table:style-name="ce5" table:formula="of:=[.F91]*[.G91]" office:value-type="float" office:value="20.125" calcext:value-type="float">
            <text:p>20,1 </text:p>
          </table:table-cell>
          <table:table-cell table:style-name="ce5" table:formula="of:=[.F91]*[.$I$8]+[.G91]*[.$H$8]" office:value-type="float" office:value="0.286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16.5" calcext:value-type="float">
            <text:p>16,5</text:p>
          </table:table-cell>
          <table:table-cell table:style-name="ce6" table:formula="of:=[.C92]/100" office:value-type="float" office:value="0.011" calcext:value-type="float">
            <text:p>0,01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6.5" calcext:value-type="float">
            <text:p>16,5</text:p>
          </table:table-cell>
          <table:table-cell table:number-columns-repeated="2"/>
          <table:table-cell table:style-name="ce5" table:formula="of:=[.F92]*[.G92]" office:value-type="float" office:value="18.15" calcext:value-type="float">
            <text:p>18,2 </text:p>
          </table:table-cell>
          <table:table-cell table:style-name="ce5" table:formula="of:=[.F92]*[.$I$8]+[.G92]*[.$H$8]" office:value-type="float" office:value="0.275" calcext:value-type="float">
            <text:p>0,3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16.9" calcext:value-type="float">
            <text:p>16,9</text:p>
          </table:table-cell>
          <table:table-cell table:style-name="ce6" table:formula="of:=[.C93]/100" office:value-type="float" office:value="0.0075" calcext:value-type="float">
            <text:p>0,007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6.9" calcext:value-type="float">
            <text:p>16,9</text:p>
          </table:table-cell>
          <table:table-cell table:number-columns-repeated="2"/>
          <table:table-cell table:style-name="ce5" table:formula="of:=[.F93]*[.G93]" office:value-type="float" office:value="12.675" calcext:value-type="float">
            <text:p>12,7 </text:p>
          </table:table-cell>
          <table:table-cell table:style-name="ce5" table:formula="of:=[.F93]*[.$I$8]+[.G93]*[.$H$8]" office:value-type="float" office:value="0.244" calcext:value-type="float">
            <text:p>0,2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17.1" calcext:value-type="float">
            <text:p>17,1</text:p>
          </table:table-cell>
          <table:table-cell table:style-name="ce6" table:formula="of:=[.C94]/100" office:value-type="float" office:value="0.0045" calcext:value-type="float">
            <text:p>0,0045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17.1" calcext:value-type="float">
            <text:p>17,1</text:p>
          </table:table-cell>
          <table:table-cell table:number-columns-repeated="2"/>
          <table:table-cell table:style-name="ce5" table:formula="of:=[.F94]*[.G94]" office:value-type="float" office:value="7.695" calcext:value-type="float">
            <text:p>7,7 </text:p>
          </table:table-cell>
          <table:table-cell table:style-name="ce5" table:formula="of:=[.F94]*[.$I$8]+[.G94]*[.$H$8]" office:value-type="float" office:value="0.216" calcext:value-type="float">
            <text:p>0,2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0.11" calcext:value-type="float">
            <text:p>0,11</text:p>
          </table:table-cell>
          <table:table-cell table:style-name="ce6" office:value-type="float" office:value="17.2" calcext:value-type="float">
            <text:p>17,2</text:p>
          </table:table-cell>
          <table:table-cell table:style-name="ce6" table:formula="of:=[.C95]/100" office:value-type="float" office:value="0.0011" calcext:value-type="float">
            <text:p>0,0011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17.2" calcext:value-type="float">
            <text:p>17,2</text:p>
          </table:table-cell>
          <table:table-cell table:number-columns-repeated="2"/>
          <table:table-cell table:style-name="ce5" table:formula="of:=[.F95]*[.G95]" office:value-type="float" office:value="1.892" calcext:value-type="float">
            <text:p>1,9 </text:p>
          </table:table-cell>
          <table:table-cell table:style-name="ce5" table:formula="of:=[.F95]*[.$I$8]+[.G95]*[.$H$8]" office:value-type="float" office:value="0.183" calcext:value-type="float">
            <text:p>0,2 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7.2" calcext:value-type="float">
            <text:p>17,2</text:p>
          </table:table-cell>
          <table:table-cell table:style-name="ce6" table:formula="of:=[.C96]/10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.2" calcext:value-type="float">
            <text:p>17,2</text:p>
          </table:table-cell>
          <table:table-cell table:number-columns-repeated="2"/>
          <table:table-cell table:style-name="ce5" table:formula="of:=[.F96]*[.G96]" office:value-type="float" office:value="0" calcext:value-type="float">
            <text:p>0,0 </text:p>
          </table:table-cell>
          <table:table-cell table:style-name="ce5" table:formula="of:=[.F96]*[.$I$8]+[.G96]*[.$H$8]" office:value-type="float" office:value="0.172" calcext:value-type="float">
            <text:p>0,2 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urvas VI juntas" table:style-name="ta3">
        <table:shapes>
          <draw:custom-shape draw:z-index="1" draw:name="Cuadro de texto 2" draw:style-name="gr2" draw:text-style-name="P1" svg:width="1.776cm" svg:height="0.639cm" svg:x="28.187cm" svg:y="2.928cm">
            <text:p text:style-name="P2"><text:span text:style-name="T7">d=70c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adro de texto 3" draw:style-name="gr2" draw:text-style-name="P1" svg:width="1.972cm" svg:height="0.639cm" svg:x="28.217cm" svg:y="5.62cm">
            <text:p text:style-name="P2"><text:span text:style-name="T8">d=110c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Cuadro de texto 4" draw:style-name="gr2" draw:text-style-name="P1" svg:width="1.972cm" svg:height="0.639cm" svg:x="28.217cm" svg:y="6.849cm">
            <text:p text:style-name="P2"><text:span text:style-name="T9">d=150c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8" table:number-columns-repeated="8" table:default-cell-style-name="Default"/>
        <table:table-column table:style-name="co13" table:default-cell-style-name="ce1"/>
        <table:table-column table:style-name="co8" table:number-columns-repeated="55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d=70</text:p>
          </table:table-cell>
          <table:table-cell table:number-columns-repeated="3"/>
          <table:table-cell table:style-name="ce1" office:value-type="string" calcext:value-type="string">
            <text:p>d=110</text:p>
          </table:table-cell>
          <table:table-cell table:number-columns-repeated="3"/>
          <table:table-cell office:value-type="string" calcext:value-type="string">
            <text:p>d=150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V (V)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Error V</text:p>
          </table:table-cell>
          <table:table-cell table:style-name="ce1" office:value-type="string" calcext:value-type="string">
            <text:p>Error I</text:p>
          </table:table-cell>
          <table:table-cell table:style-name="ce1" office:value-type="string" calcext:value-type="string">
            <text:p>V (V)</text:p>
          </table:table-cell>
          <table:table-cell table:style-name="ce1" office:value-type="string" calcext:value-type="string">
            <text:p>I (mA)</text:p>
          </table:table-cell>
          <table:table-cell table:style-name="ce1" office:value-type="string" calcext:value-type="string">
            <text:p>Error V</text:p>
          </table:table-cell>
          <table:table-cell table:style-name="ce1" office:value-type="string" calcext:value-type="string">
            <text:p>Error I</text:p>
          </table:table-cell>
          <table:table-cell office:value-type="string" calcext:value-type="string">
            <text:p>V (V)</text:p>
          </table:table-cell>
          <table:table-cell table:style-name="ce1" office:value-type="string" calcext:value-type="string">
            <text:p>I (mA)</text:p>
          </table:table-cell>
          <table:table-cell table:style-name="ce1" office:value-type="string" calcext:value-type="string">
            <text:p>Error V</text:p>
          </table:table-cell>
          <table:table-cell table:style-name="ce1" office:value-type="string" calcext:value-type="string">
            <text:p>Error I</text:p>
          </table:table-cell>
          <table:table-cell table:number-columns-repeated="52"/>
        </table:table-row>
        <table:table-row table:style-name="ro1">
          <table:table-cell table:style-name="ce1" office:value-type="float" office:value="2.17" calcext:value-type="float">
            <text:p>2,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.03" calcext:value-type="float">
            <text:p>2,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office:value-type="float" office:value="1.98" calcext:value-type="float">
            <text:p>1,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52"/>
        </table:table-row>
        <table:table-row table:style-name="ro1">
          <table:table-cell table:style-name="ce1" office:value-type="float" office:value="2.13" calcext:value-type="float">
            <text:p>2,13</text:p>
          </table:table-cell>
          <table:table-cell table:style-name="ce1" office:value-type="float" office:value="4.9" calcext:value-type="float">
            <text:p>4,9</text:p>
          </table:table-cell>
          <table:table-cell table:number-columns-repeated="2"/>
          <table:table-cell table:style-name="ce1" office:value-type="float" office:value="1.98" calcext:value-type="float">
            <text:p>1,98</text:p>
          </table:table-cell>
          <table:table-cell table:style-name="ce1" office:value-type="float" office:value="4.6" calcext:value-type="float">
            <text:p>4,6</text:p>
          </table:table-cell>
          <table:table-cell table:number-columns-repeated="2"/>
          <table:table-cell office:value-type="float" office:value="1.9" calcext:value-type="float">
            <text:p>1,9</text:p>
          </table:table-cell>
          <table:table-cell table:style-name="ce1" office:value-type="float" office:value="4.8" calcext:value-type="float">
            <text:p>4,8</text:p>
          </table:table-cell>
          <table:table-cell table:number-columns-repeated="3"/>
          <table:table-cell>
            <draw:frame draw:z-index="0" draw:name="Chart 1" draw:style-name="gr1" draw:text-style-name="P1" svg:width="12.541cm" svg:height="7.368cm" svg:x="1.565cm" svg:y="0.141cm">
              <draw:object draw:notify-on-update-of-ranges="'Curvas VI juntas'.F4:'Curvas VI juntas'.F29 'Curvas VI juntas'.E4:'Curvas VI juntas'.E29 'Curvas VI juntas'.H4:'Curvas VI juntas'.H4 'Curvas VI juntas'.H4:'Curvas VI juntas'.H4 'Curvas VI juntas'.G4:'Curvas VI juntas'.G4 'Curvas VI juntas'.G4:'Curvas VI juntas'.G4 'Curvas VI juntas'.B4:'Curvas VI juntas'.B29 'Curvas VI juntas'.A4:'Curvas VI juntas'.A29 'Curvas VI juntas'.L4:'Curvas VI juntas'.L4 'Curvas VI juntas'.L4:'Curvas VI juntas'.L4 'Curvas VI juntas'.K4:'Curvas VI juntas'.K4 'Curvas VI juntas'.K4:'Curvas VI juntas'.K4 'Curvas VI juntas'.J4:'Curvas VI juntas'.J32 'Curvas VI juntas'.I4:'Curvas VI juntas'.I32 'Curvas VI juntas'.L4:'Curvas VI juntas'.L4 'Curvas VI juntas'.L4:'Curvas VI juntas'.L4 'Curvas VI juntas'.K4:'Curvas VI juntas'.K4 'Curvas VI juntas'.K4:'Curvas VI juntas'.K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0"/>
        </table:table-row>
        <table:table-row table:style-name="ro1">
          <table:table-cell table:style-name="ce1" office:value-type="float" office:value="2.11" calcext:value-type="float">
            <text:p>2,1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.97" calcext:value-type="float">
            <text:p>1,97</text:p>
          </table:table-cell>
          <table:table-cell table:style-name="ce1" office:value-type="float" office:value="6.4" calcext:value-type="float">
            <text:p>6,4</text:p>
          </table:table-cell>
          <table:table-cell table:number-columns-repeated="2"/>
          <table:table-cell office:value-type="float" office:value="1.88" calcext:value-type="float">
            <text:p>1,88</text:p>
          </table:table-cell>
          <table:table-cell table:style-name="ce1" office:value-type="float" office:value="5.8" calcext:value-type="float">
            <text:p>5,8</text:p>
          </table:table-cell>
          <table:table-cell table:number-columns-repeated="54"/>
        </table:table-row>
        <table:table-row table:style-name="ro1"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7.6" calcext:value-type="float">
            <text:p>7,6</text:p>
          </table:table-cell>
          <table:table-cell table:number-columns-repeated="2"/>
          <table:table-cell table:style-name="ce1" office:value-type="float" office:value="1.96" calcext:value-type="float">
            <text:p>1,96</text:p>
          </table:table-cell>
          <table:table-cell table:style-name="ce1" office:value-type="float" office:value="7.1" calcext:value-type="float">
            <text:p>7,1</text:p>
          </table:table-cell>
          <table:table-cell table:number-columns-repeated="2"/>
          <table:table-cell office:value-type="float" office:value="1.87" calcext:value-type="float">
            <text:p>1,87</text:p>
          </table:table-cell>
          <table:table-cell table:style-name="ce1" office:value-type="float" office:value="6.2" calcext:value-type="float">
            <text:p>6,2</text:p>
          </table:table-cell>
          <table:table-cell table:number-columns-repeated="54"/>
        </table:table-row>
        <table:table-row table:style-name="ro1">
          <table:table-cell table:style-name="ce1" office:value-type="float" office:value="2.09" calcext:value-type="float">
            <text:p>2,09</text:p>
          </table:table-cell>
          <table:table-cell table:style-name="ce1" office:value-type="float" office:value="8.3" calcext:value-type="float">
            <text:p>8,3</text:p>
          </table:table-cell>
          <table:table-cell table:number-columns-repeated="2"/>
          <table:table-cell table:style-name="ce1" office:value-type="float" office:value="1.95" calcext:value-type="float">
            <text:p>1,95</text:p>
          </table:table-cell>
          <table:table-cell table:style-name="ce1" office:value-type="float" office:value="7.9" calcext:value-type="float">
            <text:p>7,9</text:p>
          </table:table-cell>
          <table:table-cell table:number-columns-repeated="2"/>
          <table:table-cell office:value-type="float" office:value="1.86" calcext:value-type="float">
            <text:p>1,8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table:style-name="ce1" office:value-type="float" office:value="2.08" calcext:value-type="float">
            <text:p>2,08</text:p>
          </table:table-cell>
          <table:table-cell table:style-name="ce1" office:value-type="float" office:value="9.5" calcext:value-type="float">
            <text:p>9,5</text:p>
          </table:table-cell>
          <table:table-cell table:number-columns-repeated="2"/>
          <table:table-cell table:style-name="ce1" office:value-type="float" office:value="1.94" calcext:value-type="float">
            <text:p>1,94</text:p>
          </table:table-cell>
          <table:table-cell table:style-name="ce1" office:value-type="float" office:value="9.2" calcext:value-type="float">
            <text:p>9,2</text:p>
          </table:table-cell>
          <table:table-cell table:number-columns-repeated="2"/>
          <table:table-cell office:value-type="float" office:value="1.85" calcext:value-type="float">
            <text:p>1,85</text:p>
          </table:table-cell>
          <table:table-cell table:style-name="ce1" office:value-type="float" office:value="7.3" calcext:value-type="float">
            <text:p>7,3</text:p>
          </table:table-cell>
          <table:table-cell table:number-columns-repeated="54"/>
        </table:table-row>
        <table:table-row table:style-name="ro1">
          <table:table-cell table:style-name="ce1" office:value-type="float" office:value="2.07" calcext:value-type="float">
            <text:p>2,07</text:p>
          </table:table-cell>
          <table:table-cell table:style-name="ce1" office:value-type="float" office:value="10.9" calcext:value-type="float">
            <text:p>10,9</text:p>
          </table:table-cell>
          <table:table-cell table:number-columns-repeated="2"/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office:value-type="float" office:value="1.84" calcext:value-type="float">
            <text:p>1,8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table:style-name="ce1" office:value-type="float" office:value="2.05" calcext:value-type="float">
            <text:p>2,05</text:p>
          </table:table-cell>
          <table:table-cell table:style-name="ce1" office:value-type="float" office:value="12.5" calcext:value-type="float">
            <text:p>12,5</text:p>
          </table:table-cell>
          <table:table-cell table:number-columns-repeated="2"/>
          <table:table-cell table:style-name="ce1" office:value-type="float" office:value="1.92" calcext:value-type="float">
            <text:p>1,92</text:p>
          </table:table-cell>
          <table:table-cell table:style-name="ce1" office:value-type="float" office:value="10.6" calcext:value-type="float">
            <text:p>10,6</text:p>
          </table:table-cell>
          <table:table-cell table:number-columns-repeated="2"/>
          <table:table-cell office:value-type="float" office:value="1.83" calcext:value-type="float">
            <text:p>1,83</text:p>
          </table:table-cell>
          <table:table-cell table:style-name="ce1" office:value-type="float" office:value="8.3" calcext:value-type="float">
            <text:p>8,3</text:p>
          </table:table-cell>
          <table:table-cell table:number-columns-repeated="54"/>
        </table:table-row>
        <table:table-row table:style-name="ro1">
          <table:table-cell table:style-name="ce1" office:value-type="float" office:value="2.04" calcext:value-type="float">
            <text:p>2,04</text:p>
          </table:table-cell>
          <table:table-cell table:style-name="ce1" office:value-type="float" office:value="13.6" calcext:value-type="float">
            <text:p>13,6</text:p>
          </table:table-cell>
          <table:table-cell table:number-columns-repeated="2"/>
          <table:table-cell table:style-name="ce1" office:value-type="float" office:value="1.91" calcext:value-type="float">
            <text:p>1,91</text:p>
          </table:table-cell>
          <table:table-cell table:style-name="ce1" office:value-type="float" office:value="11.3" calcext:value-type="float">
            <text:p>11,3</text:p>
          </table:table-cell>
          <table:table-cell table:number-columns-repeated="2"/>
          <table:table-cell office:value-type="float" office:value="1.82" calcext:value-type="float">
            <text:p>1,82</text:p>
          </table:table-cell>
          <table:table-cell table:style-name="ce1" office:value-type="float" office:value="8.5" calcext:value-type="float">
            <text:p>8,5</text:p>
          </table:table-cell>
          <table:table-cell table:number-columns-repeated="54"/>
        </table:table-row>
        <table:table-row table:style-name="ro1">
          <table:table-cell table:style-name="ce1" office:value-type="float" office:value="2.02" calcext:value-type="float">
            <text:p>2,02</text:p>
          </table:table-cell>
          <table:table-cell table:style-name="ce1" office:value-type="float" office:value="15.8" calcext:value-type="float">
            <text:p>15,8</text:p>
          </table:table-cell>
          <table:table-cell table:number-columns-repeated="2"/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2.2" calcext:value-type="float">
            <text:p>12,2</text:p>
          </table:table-cell>
          <table:table-cell table:number-columns-repeated="2"/>
          <table:table-cell office:value-type="float" office:value="1.81" calcext:value-type="float">
            <text:p>1,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table:style-name="ce1" office:value-type="float" office:value="2.01" calcext:value-type="float">
            <text:p>2,01</text:p>
          </table:table-cell>
          <table:table-cell table:style-name="ce1" office:value-type="float" office:value="16.8" calcext:value-type="float">
            <text:p>16,8</text:p>
          </table:table-cell>
          <table:table-cell table:number-columns-repeated="2"/>
          <table:table-cell table:style-name="ce1" office:value-type="float" office:value="1.89" calcext:value-type="float">
            <text:p>1,89</text:p>
          </table:table-cell>
          <table:table-cell table:style-name="ce1" office:value-type="float" office:value="13.3" calcext:value-type="float">
            <text:p>13,3</text:p>
          </table:table-cell>
          <table:table-cell table:number-columns-repeated="2"/>
          <table:table-cell office:value-type="float" office:value="1.8" calcext:value-type="float">
            <text:p>1,8</text:p>
          </table:table-cell>
          <table:table-cell table:style-name="ce1" office:value-type="float" office:value="9.4" calcext:value-type="float">
            <text:p>9,4</text:p>
          </table:table-cell>
          <table:table-cell table:number-columns-repeated="54"/>
        </table:table-row>
        <table:table-row table:style-name="ro1">
          <table:table-cell table:style-name="ce1" office:value-type="float" office:value="1.98" calcext:value-type="float">
            <text:p>1,98</text:p>
          </table:table-cell>
          <table:table-cell table:style-name="ce1" office:value-type="float" office:value="20.5" calcext:value-type="float">
            <text:p>20,5</text:p>
          </table:table-cell>
          <table:table-cell table:number-columns-repeated="2"/>
          <table:table-cell table:style-name="ce1" office:value-type="float" office:value="1.88" calcext:value-type="float">
            <text:p>1,88</text:p>
          </table:table-cell>
          <table:table-cell table:style-name="ce1" office:value-type="float" office:value="13.9" calcext:value-type="float">
            <text:p>13,9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table:style-name="ce1" office:value-type="float" office:value="9.9" calcext:value-type="float">
            <text:p>9,9</text:p>
          </table:table-cell>
          <table:table-cell table:number-columns-repeated="54"/>
        </table:table-row>
        <table:table-row table:style-name="ro1">
          <table:table-cell table:style-name="ce1" office:value-type="float" office:value="1.96" calcext:value-type="float">
            <text:p>1,96</text:p>
          </table:table-cell>
          <table:table-cell table:style-name="ce1" office:value-type="float" office:value="23.4" calcext:value-type="float">
            <text:p>23,4</text:p>
          </table:table-cell>
          <table:table-cell table:number-columns-repeated="2"/>
          <table:table-cell table:style-name="ce1" office:value-type="float" office:value="1.87" calcext:value-type="float">
            <text:p>1,87</text:p>
          </table:table-cell>
          <table:table-cell table:style-name="ce1" office:value-type="float" office:value="14.6" calcext:value-type="float">
            <text:p>14,6</text:p>
          </table:table-cell>
          <table:table-cell table:number-columns-repeated="2"/>
          <table:table-cell office:value-type="float" office:value="1.77" calcext:value-type="float">
            <text:p>1,77</text:p>
          </table:table-cell>
          <table:table-cell table:style-name="ce1" office:value-type="float" office:value="10.3" calcext:value-type="float">
            <text:p>10,3</text:p>
          </table:table-cell>
          <table:table-cell table:number-columns-repeated="54"/>
        </table:table-row>
        <table:table-row table:style-name="ro1"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29.2" calcext:value-type="float">
            <text:p>29,2</text:p>
          </table:table-cell>
          <table:table-cell table:number-columns-repeated="2"/>
          <table:table-cell table:style-name="ce1" office:value-type="float" office:value="1.86" calcext:value-type="float">
            <text:p>1,86</text:p>
          </table:table-cell>
          <table:table-cell table:style-name="ce1" office:value-type="float" office:value="15.2" calcext:value-type="float">
            <text:p>15,2</text:p>
          </table:table-cell>
          <table:table-cell table:number-columns-repeated="2"/>
          <table:table-cell office:value-type="float" office:value="1.76" calcext:value-type="float">
            <text:p>1,76</text:p>
          </table:table-cell>
          <table:table-cell table:style-name="ce1" office:value-type="float" office:value="10.6" calcext:value-type="float">
            <text:p>10,6</text:p>
          </table:table-cell>
          <table:table-cell table:number-columns-repeated="54"/>
        </table:table-row>
        <table:table-row table:style-name="ro1">
          <table:table-cell table:style-name="ce1" office:value-type="float" office:value="1.85" calcext:value-type="float">
            <text:p>1,85</text:p>
          </table:table-cell>
          <table:table-cell table:style-name="ce1" office:value-type="float" office:value="33.8" calcext:value-type="float">
            <text:p>33,8</text:p>
          </table:table-cell>
          <table:table-cell table:number-columns-repeated="2"/>
          <table:table-cell table:style-name="ce1" office:value-type="float" office:value="1.85" calcext:value-type="float">
            <text:p>1,8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office:value-type="float" office:value="1.74" calcext:value-type="float">
            <text:p>1,7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54"/>
        </table:table-row>
        <table:table-row table:style-name="ro1">
          <table:table-cell table:style-name="ce1" office:value-type="float" office:value="1.75" calcext:value-type="float">
            <text:p>1,75</text:p>
          </table:table-cell>
          <table:table-cell table:style-name="ce1" office:value-type="float" office:value="43.3" calcext:value-type="float">
            <text:p>43,3</text:p>
          </table:table-cell>
          <table:table-cell table:number-columns-repeated="2"/>
          <table:table-cell table:style-name="ce1" office:value-type="float" office:value="1.84" calcext:value-type="float">
            <text:p>1,84</text:p>
          </table:table-cell>
          <table:table-cell table:style-name="ce1" office:value-type="float" office:value="16.6" calcext:value-type="float">
            <text:p>16,6</text:p>
          </table:table-cell>
          <table:table-cell table:number-columns-repeated="2"/>
          <table:table-cell office:value-type="float" office:value="1.72" calcext:value-type="float">
            <text:p>1,72</text:p>
          </table:table-cell>
          <table:table-cell table:style-name="ce1" office:value-type="float" office:value="11.4" calcext:value-type="float">
            <text:p>11,4</text:p>
          </table:table-cell>
          <table:table-cell table:number-columns-repeated="54"/>
        </table:table-row>
        <table:table-row table:style-name="ro1">
          <table:table-cell table:style-name="ce1" office:value-type="float" office:value="1.46" calcext:value-type="float">
            <text:p>1,46</text:p>
          </table:table-cell>
          <table:table-cell table:style-name="ce1" office:value-type="float" office:value="60.9" calcext:value-type="float">
            <text:p>60,9</text:p>
          </table:table-cell>
          <table:table-cell table:number-columns-repeated="2"/>
          <table:table-cell table:style-name="ce1" office:value-type="float" office:value="1.83" calcext:value-type="float">
            <text:p>1,83</text:p>
          </table:table-cell>
          <table:table-cell table:style-name="ce1" office:value-type="float" office:value="17.4" calcext:value-type="float">
            <text:p>17,4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 table:style-name="ce1" office:value-type="float" office:value="11.7" calcext:value-type="float">
            <text:p>11,7</text:p>
          </table:table-cell>
          <table:table-cell table:number-columns-repeated="54"/>
        </table:table-row>
        <table:table-row table:style-name="ro1">
          <table:table-cell table:style-name="ce1" office:value-type="float" office:value="1.08" calcext:value-type="float">
            <text:p>1,08</text:p>
          </table:table-cell>
          <table:table-cell table:style-name="ce1" office:value-type="float" office:value="67.5" calcext:value-type="float">
            <text:p>67,5</text:p>
          </table:table-cell>
          <table:table-cell table:number-columns-repeated="2"/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7.8" calcext:value-type="float">
            <text:p>17,8</text:p>
          </table:table-cell>
          <table:table-cell table:number-columns-repeated="2"/>
          <table:table-cell office:value-type="float" office:value="1.67" calcext:value-type="float">
            <text:p>1,67</text:p>
          </table:table-cell>
          <table:table-cell table:style-name="ce1" office:value-type="float" office:value="12.1" calcext:value-type="float">
            <text:p>12,1</text:p>
          </table:table-cell>
          <table:table-cell table:number-columns-repeated="54"/>
        </table:table-row>
        <table:table-row table:style-name="ro1"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67.8" calcext:value-type="float">
            <text:p>67,8</text:p>
          </table:table-cell>
          <table:table-cell table:number-columns-repeated="2"/>
          <table:table-cell table:style-name="ce1" office:value-type="float" office:value="1.74" calcext:value-type="float">
            <text:p>1,74</text:p>
          </table:table-cell>
          <table:table-cell table:style-name="ce1" office:value-type="float" office:value="21.5" calcext:value-type="float">
            <text:p>21,5</text:p>
          </table:table-cell>
          <table:table-cell table:number-columns-repeated="2"/>
          <table:table-cell office:value-type="float" office:value="1.65" calcext:value-type="float">
            <text:p>1,65</text:p>
          </table:table-cell>
          <table:table-cell table:style-name="ce1" office:value-type="float" office:value="12.7" calcext:value-type="float">
            <text:p>12,7</text:p>
          </table:table-cell>
          <table:table-cell table:number-columns-repeated="54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/>
          <table:table-cell table:style-name="ce1" office:value-type="float" office:value="1.55" calcext:value-type="float">
            <text:p>1,55</text:p>
          </table:table-cell>
          <table:table-cell table:style-name="ce1" office:value-type="float" office:value="26.7" calcext:value-type="float">
            <text:p>26,7</text:p>
          </table:table-cell>
          <table:table-cell table:number-columns-repeated="2"/>
          <table:table-cell office:value-type="float" office:value="1.62" calcext:value-type="float">
            <text:p>1,62</text:p>
          </table:table-cell>
          <table:table-cell table:style-name="ce1" office:value-type="float" office:value="13.2" calcext:value-type="float">
            <text:p>13,2</text:p>
          </table:table-cell>
          <table:table-cell table:number-columns-repeated="5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7.7" calcext:value-type="float">
            <text:p>67,7</text:p>
          </table:table-cell>
          <table:table-cell table:number-columns-repeated="2"/>
          <table:table-cell table:style-name="ce1" office:value-type="float" office:value="1.42" calcext:value-type="float">
            <text:p>1,4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office:value-type="float" office:value="1.58" calcext:value-type="float">
            <text:p>1,58</text:p>
          </table:table-cell>
          <table:table-cell table:style-name="ce1" office:value-type="float" office:value="13.8" calcext:value-type="float">
            <text:p>13,8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30.3" calcext:value-type="float">
            <text:p>30,3</text:p>
          </table:table-cell>
          <table:table-cell table:number-columns-repeated="2"/>
          <table:table-cell office:value-type="float" office:value="1.52" calcext:value-type="float">
            <text:p>1,52</text:p>
          </table:table-cell>
          <table:table-cell table:style-name="ce1" office:value-type="float" office:value="14.3" calcext:value-type="float">
            <text:p>14,3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1" office:value-type="float" office:value="0.86" calcext:value-type="float">
            <text:p>0,86</text:p>
          </table:table-cell>
          <table:table-cell table:style-name="ce1" office:value-type="float" office:value="31.6" calcext:value-type="float">
            <text:p>31,6</text:p>
          </table:table-cell>
          <table:table-cell table:number-columns-repeated="2"/>
          <table:table-cell office:value-type="float" office:value="1.37" calcext:value-type="float">
            <text:p>1,37</text:p>
          </table:table-cell>
          <table:table-cell table:style-name="ce1" office:value-type="float" office:value="15.5" calcext:value-type="float">
            <text:p>15,5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1" office:value-type="float" office:value="0.64" calcext:value-type="float">
            <text:p>0,64</text:p>
          </table:table-cell>
          <table:table-cell table:style-name="ce1" office:value-type="float" office:value="31.7" calcext:value-type="float">
            <text:p>31,7</text:p>
          </table:table-cell>
          <table:table-cell table:number-columns-repeated="2"/>
          <table:table-cell office:value-type="float" office:value="1.25" calcext:value-type="float">
            <text:p>1,25</text:p>
          </table:table-cell>
          <table:table-cell table:style-name="ce1" office:value-type="float" office:value="16.1" calcext:value-type="float">
            <text:p>16,1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1" office:value-type="float" office:value="0.46" calcext:value-type="float">
            <text:p>0,46</text:p>
          </table:table-cell>
          <table:table-cell table:style-name="ce1" office:value-type="float" office:value="31.7" calcext:value-type="float">
            <text:p>31,7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table:style-name="ce1" office:value-type="float" office:value="16.5" calcext:value-type="float">
            <text:p>16,5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1.8" calcext:value-type="float">
            <text:p>31,8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table:style-name="ce1" office:value-type="float" office:value="16.9" calcext:value-type="float">
            <text:p>16,9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float" office:value="0.45" calcext:value-type="float">
            <text:p>0,45</text:p>
          </table:table-cell>
          <table:table-cell table:style-name="ce1" office:value-type="float" office:value="17.1" calcext:value-type="float">
            <text:p>17,1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float" office:value="0.11" calcext:value-type="float">
            <text:p>0,11</text:p>
          </table:table-cell>
          <table:table-cell table:style-name="ce1" office:value-type="float" office:value="17.2" calcext:value-type="float">
            <text:p>17,2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style-name="ce1" office:value-type="float" office:value="17.2" calcext:value-type="float">
            <text:p>17,2</text:p>
          </table:table-cell>
          <table:table-cell table:number-columns-repeated="54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ámetros" table:style-name="ta4">
        <table:table-column table:style-name="co14" table:number-columns-repeated="2" table:default-cell-style-name="ce1"/>
        <table:table-column table:style-name="co15" table:default-cell-style-name="ce1"/>
        <table:table-column table:style-name="co8" table:number-columns-repeated="20" table:default-cell-style-name="Default"/>
        <table:table-column table:style-name="co16" table:default-cell-style-name="ce1"/>
        <table:table-column table:style-name="co8" table:number-columns-repeated="40" table:default-cell-style-name="Default"/>
        <table:table-row table:style-name="ro1">
          <table:table-cell office:value-type="string" calcext:value-type="string">
            <text:p>Distancia (cm)</text:p>
          </table:table-cell>
          <table:table-cell office:value-type="string" calcext:value-type="string">
            <text:p>J (W/m2)</text:p>
          </table:table-cell>
          <table:table-cell office:value-type="string" calcext:value-type="string">
            <text:p>V_oc (V)</text:p>
          </table:table-cell>
          <table:table-cell table:style-name="ce1" office:value-type="string" calcext:value-type="string">
            <text:p>I_sc (mA)</text:p>
          </table:table-cell>
          <table:table-cell/>
          <table:table-cell>
            <draw:frame draw:z-index="0" draw:name="Gráfico 2" draw:style-name="gr1" draw:text-style-name="P1" svg:width="12.824cm" svg:height="7.616cm" svg:x="0.584cm" svg:y="0.254cm">
              <draw:object draw:notify-on-update-of-ranges="Parámetros.C2:Parámetros.C10 Parámetros.B2:Parámetros.B10 Parámetros.B14:Parámetros.B14 Parámetros.B14:Parámetros.B14 Parámetros.B13:Parámetros.B13 Parámetros.B13:Parámetros.B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8.184222124284" calcext:value-type="float">
            <text:p>478,184222124284</text:p>
          </table:table-cell>
          <table:table-cell table:formula="of:=[.A41]" office:value-type="float" office:value="2.19" calcext:value-type="float">
            <text:p>2,19</text:p>
          </table:table-cell>
          <table:table-cell table:style-name="ce1" table:formula="of:=[.C42]" office:value-type="float" office:value="66" calcext:value-type="float">
            <text:p>66</text:p>
          </table:table-cell>
          <table:table-cell table:number-columns-repeated="9"/>
          <table:table-cell>
            <draw:frame draw:z-index="1" draw:name="Gráfico 3" draw:style-name="gr1" draw:text-style-name="P1" svg:width="12.809cm" svg:height="7.617cm" svg:x="0.776cm" svg:y="0.047cm">
              <draw:object draw:notify-on-update-of-ranges="Parámetros.D2:Parámetros.D10 Parámetros.B2:Parámetros.B10 Parámetros.B15:Parámetros.B15 Parámetros.B15:Parámetros.B15 Parámetros.B13:Parámetros.B13 Parámetros.B13:Parámetros.B1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8"/>
          <table:table-cell table:style-name="ce1" office:value-type="string" calcext:value-type="string">
            <text:p>a</text:p>
          </table:table-cell>
          <table:table-cell office:value-type="float" office:value="0.1285" calcext:value-type="float">
            <text:p>0,1285</text:p>
          </table:table-cell>
          <table:table-cell table:style-name="ce1" office:value-type="string" calcext:value-type="string">
            <text:p>mA/Wm-2</text:p>
          </table:table-cell>
          <table:table-cell table:number-columns-repeated="39"/>
        </table:table-row>
        <table:table-row table:style-name="ro1">
          <table:table-cell table:formula="of:=[.A2]+10" office:value-type="float" office:value="80" calcext:value-type="float">
            <text:p>80</text:p>
          </table:table-cell>
          <table:table-cell office:value-type="float" office:value="355.222565006611" calcext:value-type="float">
            <text:p>355,222565006611</text:p>
          </table:table-cell>
          <table:table-cell table:formula="of:=[.K35]" office:value-type="float" office:value="2.16" calcext:value-type="float">
            <text:p>2,16</text:p>
          </table:table-cell>
          <table:table-cell table:style-name="ce1" table:formula="of:=[.L36]" office:value-type="float" office:value="52.1" calcext:value-type="float">
            <text:p>52,1</text:p>
          </table:table-cell>
          <table:table-cell table:number-columns-repeated="19"/>
          <table:table-cell table:formula="of:=[.X2]/1000" office:value-type="float" office:value="0.0001285" calcext:value-type="float">
            <text:p>0,0001285</text:p>
          </table:table-cell>
          <table:table-cell table:style-name="ce1" office:value-type="string" calcext:value-type="string">
            <text:p>A/Wm-2</text:p>
          </table:table-cell>
          <table:table-cell table:number-columns-repeated="39"/>
        </table:table-row>
        <table:table-row table:style-name="ro1">
          <table:table-cell table:formula="of:=[.A3]+10" office:value-type="float" office:value="90" calcext:value-type="float">
            <text:p>90</text:p>
          </table:table-cell>
          <table:table-cell office:value-type="float" office:value="277.655354781842" calcext:value-type="float">
            <text:p>277,655354781842</text:p>
          </table:table-cell>
          <table:table-cell table:formula="of:=[.H35]" office:value-type="float" office:value="2.13" calcext:value-type="float">
            <text:p>2,13</text:p>
          </table:table-cell>
          <table:table-cell table:style-name="ce1" table:formula="of:=[.I36]" office:value-type="float" office:value="41.6" calcext:value-type="float">
            <text:p>41,6</text:p>
          </table:table-cell>
          <table:table-cell table:number-columns-repeated="60"/>
        </table:table-row>
        <table:table-row table:style-name="ro1">
          <table:table-cell table:formula="of:=[.A4]+10" office:value-type="float" office:value="100" calcext:value-type="float">
            <text:p>100</text:p>
          </table:table-cell>
          <table:table-cell office:value-type="float" office:value="216.835610401058" calcext:value-type="float">
            <text:p>216,835610401058</text:p>
          </table:table-cell>
          <table:table-cell table:formula="of:=[.E35]" office:value-type="float" office:value="2.1" calcext:value-type="float">
            <text:p>2,1</text:p>
          </table:table-cell>
          <table:table-cell table:style-name="ce1" table:formula="of:=[.F36]" office:value-type="float" office:value="34.6" calcext:value-type="float">
            <text:p>34,6</text:p>
          </table:table-cell>
          <table:table-cell table:number-columns-repeated="60"/>
        </table:table-row>
        <table:table-row table:style-name="ro1">
          <table:table-cell table:formula="of:=[.A5]+10" office:value-type="float" office:value="110" calcext:value-type="float">
            <text:p>110</text:p>
          </table:table-cell>
          <table:table-cell office:value-type="float" office:value="183.340678713089" calcext:value-type="float">
            <text:p>183,340678713089</text:p>
          </table:table-cell>
          <table:table-cell table:formula="of:=[.A35]" office:value-type="float" office:value="2.08" calcext:value-type="float">
            <text:p>2,08</text:p>
          </table:table-cell>
          <table:table-cell table:style-name="ce1" table:formula="of:=[.C36]" office:value-type="float" office:value="29.1" calcext:value-type="float">
            <text:p>29,1</text:p>
          </table:table-cell>
          <table:table-cell table:number-columns-repeated="60"/>
        </table:table-row>
        <table:table-row table:style-name="ro1">
          <table:table-cell table:formula="of:=[.A6]+10" office:value-type="float" office:value="120" calcext:value-type="float">
            <text:p>120</text:p>
          </table:table-cell>
          <table:table-cell office:value-type="float" office:value="147.642133098281" calcext:value-type="float">
            <text:p>147,642133098281</text:p>
          </table:table-cell>
          <table:table-cell table:formula="of:=[.K29]" office:value-type="float" office:value="2.05" calcext:value-type="float">
            <text:p>2,05</text:p>
          </table:table-cell>
          <table:table-cell table:style-name="ce1" table:formula="of:=[.L30]" office:value-type="float" office:value="25" calcext:value-type="float">
            <text:p>25</text:p>
          </table:table-cell>
          <table:table-cell table:number-columns-repeated="17"/>
          <table:table-cell table:style-name="ce1" office:value-type="string" calcext:value-type="string">
            <text:p>a</text:p>
          </table:table-cell>
          <table:table-cell table:style-name="ce1" table:number-matrix-columns-spanned="2" table:number-matrix-rows-spanned="4" table:formula="of:=LINEST([.D2:.D10];[.B2:.B10];1;1)" office:value-type="float" office:value="0.12847917675111" calcext:value-type="float">
            <text:p>0,12847917675111</text:p>
          </table:table-cell>
          <table:table-cell office:value-type="float" office:value="5.61992676411666" calcext:value-type="float">
            <text:p>5,61992676411666</text:p>
          </table:table-cell>
          <table:table-cell table:number-columns-repeated="40"/>
        </table:table-row>
        <table:table-row table:style-name="ro1">
          <table:table-cell table:formula="of:=[.A7]+10" office:value-type="float" office:value="130" calcext:value-type="float">
            <text:p>130</text:p>
          </table:table-cell>
          <table:table-cell office:value-type="float" office:value="127.809607756721" calcext:value-type="float">
            <text:p>127,809607756721</text:p>
          </table:table-cell>
          <table:table-cell table:formula="of:=[.H29]" office:value-type="float" office:value="2.03" calcext:value-type="float">
            <text:p>2,03</text:p>
          </table:table-cell>
          <table:table-cell table:style-name="ce1" table:formula="of:=[.I30]" office:value-type="float" office:value="21.6" calcext:value-type="float">
            <text:p>21,6</text:p>
          </table:table-cell>
          <table:table-cell table:number-columns-repeated="17"/>
          <table:table-cell table:style-name="ce1" office:value-type="string" calcext:value-type="string">
            <text:p>error</text:p>
          </table:table-cell>
          <table:table-cell table:style-name="ce1" office:value-type="float" office:value="0.0021249388254424" calcext:value-type="float">
            <text:p>0,002124938825442</text:p>
          </table:table-cell>
          <table:table-cell office:value-type="float" office:value="0.535424506858129" calcext:value-type="float">
            <text:p>0,535424506858129</text:p>
          </table:table-cell>
          <table:table-cell table:number-columns-repeated="40"/>
        </table:table-row>
        <table:table-row table:style-name="ro1">
          <table:table-cell table:formula="of:=[.A8]+10" office:value-type="float" office:value="140" calcext:value-type="float">
            <text:p>140</text:p>
          </table:table-cell>
          <table:table-cell office:value-type="float" office:value="109.299250771265" calcext:value-type="float">
            <text:p>109,299250771265</text:p>
          </table:table-cell>
          <table:table-cell table:formula="of:=[.E29]" office:value-type="float" office:value="2.01" calcext:value-type="float">
            <text:p>2,01</text:p>
          </table:table-cell>
          <table:table-cell table:style-name="ce1" table:formula="of:=[.F30]" office:value-type="float" office:value="19.1" calcext:value-type="float">
            <text:p>19,1</text:p>
          </table:table-cell>
          <table:table-cell table:number-columns-repeated="18"/>
          <table:table-cell table:style-name="ce1" office:value-type="float" office:value="0.998088850692293" calcext:value-type="float">
            <text:p>0,998088850692293</text:p>
          </table:table-cell>
          <table:table-cell office:value-type="float" office:value="0.770795668448371" calcext:value-type="float">
            <text:p>0,770795668448371</text:p>
          </table:table-cell>
          <table:table-cell table:number-columns-repeated="40"/>
        </table:table-row>
        <table:table-row table:style-name="ro1">
          <table:table-cell table:formula="of:=[.A9]+10" office:value-type="float" office:value="150" calcext:value-type="float">
            <text:p>150</text:p>
          </table:table-cell>
          <table:table-cell table:style-name="ce5" office:value-type="float" office:value="93.5988171449495" calcext:value-type="float">
            <text:p>93,6 </text:p>
          </table:table-cell>
          <table:table-cell table:formula="of:=[.A29]" office:value-type="float" office:value="1.99" calcext:value-type="float">
            <text:p>1,99</text:p>
          </table:table-cell>
          <table:table-cell table:style-name="ce1" table:formula="of:=[.C30]" office:value-type="float" office:value="17.1" calcext:value-type="float">
            <text:p>17,1</text:p>
          </table:table-cell>
          <table:table-cell table:number-columns-repeated="18"/>
          <table:table-cell table:style-name="ce1" office:value-type="float" office:value="3655.71749243757" calcext:value-type="float">
            <text:p>3655,71749243757</text:p>
          </table:table-cell>
          <table:table-cell office:value-type="float" office:value="7" calcext:value-type="float">
            <text:p>7</text:p>
          </table:table-cell>
          <table:table-cell table:number-columns-repeated="4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error J</text:p>
          </table:table-cell>
          <table:table-cell office:value-type="float" office:value="0.4" calcext:value-type="float">
            <text:p>0,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rror V</text:p>
          </table:table-cell>
          <table:table-cell office:value-type="float" office:value="0.01" calcext:value-type="float">
            <text:p>0,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rror I</text:p>
          </table:table-cell>
          <table:table-cell office:value-type="float" office:value="0.1" calcext:value-type="float">
            <text:p>0,1</text:p>
          </table:table-cell>
          <table:table-cell table:number-columns-repeated="62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office:value-type="string" calcext:value-type="string">
            <text:p>Medidas originales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table:style-name="ce1" office:value-type="float" office:value="140" calcext:value-type="float">
            <text:p>140</text:p>
          </table:table-cell>
          <table:table-cell table:number-columns-repeated="2"/>
          <table:table-cell table:style-name="ce1" office:value-type="float" office:value="130" calcext:value-type="float">
            <text:p>130</text:p>
          </table:table-cell>
          <table:table-cell table:number-columns-repeated="2"/>
          <table:table-cell table:style-name="ce1" office:value-type="float" office:value="120" calcext:value-type="float">
            <text:p>120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.99" calcext:value-type="float">
            <text:p>1,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2.01" calcext:value-type="float">
            <text:p>2,0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.03" calcext:value-type="float">
            <text:p>2,0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.05" calcext:value-type="float">
            <text:p>2,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.1" calcext:value-type="float">
            <text:p>17,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9.1" calcext:value-type="float">
            <text:p>19,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1.6" calcext:value-type="float">
            <text:p>21,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table:style-name="ce1" office:value-type="float" office:value="90" calcext:value-type="float">
            <text:p>90</text:p>
          </table:table-cell>
          <table:table-cell table:number-columns-repeated="2"/>
          <table:table-cell table:style-name="ce1"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2.08" calcext:value-type="float">
            <text:p>2,0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.13" calcext:value-type="float">
            <text:p>2,1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.16" calcext:value-type="float">
            <text:p>2,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.1" calcext:value-type="float">
            <text:p>29,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4.6" calcext:value-type="float">
            <text:p>34,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1.6" calcext:value-type="float">
            <text:p>41,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2.1" calcext:value-type="float">
            <text:p>52,1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2.19" calcext:value-type="float">
            <text:p>2,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A</text:p>
          </table:table-cell>
          <table:table-cell table:number-columns-repeated="61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ristal y T" table:style-name="ta5">
        <office:forms form:automatic-focus="false" form:apply-design-mode="false"/>
        <table:table-column table:style-name="co8" table:number-columns-repeated="14" table:default-cell-style-name="Default"/>
        <table:table-column table:style-name="co13" table:default-cell-style-name="ce1"/>
        <table:table-column table:style-name="co8" table:number-columns-repeated="49" table:default-cell-style-name="Default"/>
        <table:table-row table:style-name="ro1">
          <table:table-cell table:style-name="ce1" office:value-type="string" calcext:value-type="string">
            <text:p>d=110 cm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=23</text:p>
          </table:table-cell>
          <table:table-cell table:style-name="ce1" table:formula="of:=273+23" office:value-type="float" office:value="296" calcext:value-type="float">
            <text:p>296</text:p>
          </table:table-cell>
          <table:table-cell table:number-columns-repeated="4"/>
          <table:table-cell table:style-name="ce1" office:value-type="string" calcext:value-type="string">
            <text:p>Cristal</text:p>
          </table:table-cell>
          <table:table-cell table:number-columns-repeated="6"/>
          <table:table-cell office:value-type="string" calcext:value-type="string">
            <text:p>T=73</text:p>
          </table:table-cell>
          <table:table-cell table:style-name="ce1" table:formula="of:=273+73" office:value-type="float" office:value="346" calcext:value-type="float">
            <text:p>346</text:p>
          </table:table-cell>
          <table:table-cell table:number-columns-repeated="48"/>
        </table:table-row>
        <table:table-row table:style-name="ro2">
          <table:table-cell table:style-name="ce1" office:value-type="string" calcext:value-type="string">
            <text:p>V (V)</text:p>
          </table:table-cell>
          <table:table-cell table:style-name="ce1" office:value-type="string" calcext:value-type="string">
            <text:p>mA</text:p>
          </table:table-cell>
          <table:table-cell table:style-name="ce10" office:value-type="string" calcext:value-type="string">
            <text:p>Error V</text:p>
          </table:table-cell>
          <table:table-cell table:style-name="ce1" office:value-type="string" calcext:value-type="string">
            <text:p>Error I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rror P</text:p>
          </table:table-cell>
          <table:table-cell/>
          <table:table-cell table:style-name="ce1" office:value-type="string" calcext:value-type="string">
            <text:p>V (V)</text:p>
          </table:table-cell>
          <table:table-cell table:style-name="ce1" office:value-type="string" calcext:value-type="string">
            <text:p>I (mA)</text:p>
          </table:table-cell>
          <table:table-cell table:style-name="ce1" office:value-type="string" calcext:value-type="string">
            <text:p>Error V</text:p>
          </table:table-cell>
          <table:table-cell table:style-name="ce1" office:value-type="string" calcext:value-type="string">
            <text:p>Error I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rror P</text:p>
          </table:table-cell>
          <table:table-cell/>
          <table:table-cell office:value-type="string" calcext:value-type="string">
            <text:p>V (V)</text:p>
          </table:table-cell>
          <table:table-cell table:style-name="ce1" office:value-type="string" calcext:value-type="string">
            <text:p>I (mA)</text:p>
          </table:table-cell>
          <table:table-cell table:style-name="ce1" office:value-type="string" calcext:value-type="string">
            <text:p>Error V</text:p>
          </table:table-cell>
          <table:table-cell table:style-name="ce1" office:value-type="string" calcext:value-type="string">
            <text:p>Error I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rror P</text:p>
          </table:table-cell>
          <table:table-cell table:number-columns-repeated="44"/>
        </table:table-row>
        <table:table-row table:style-name="ro1">
          <table:table-cell table:style-name="ce1" office:value-type="float" office:value="2.03" calcext:value-type="float">
            <text:p>2,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5" table:formula="of:=[.A4]*[.B4]" office:value-type="float" office:value="0" calcext:value-type="float">
            <text:p>0,0 </text:p>
          </table:table-cell>
          <table:table-cell table:style-name="ce5" table:formula="of:=[.A4]*[.$D$4]+[.B4]*[.$C$4]" office:value-type="float" office:value="0.203" calcext:value-type="float">
            <text:p>0,2 </text:p>
          </table:table-cell>
          <table:table-cell/>
          <table:table-cell table:style-name="ce1" office:value-type="float" office:value="2.02" calcext:value-type="float">
            <text:p>2,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5" table:formula="of:=[.H4]*[.I4]" office:value-type="float" office:value="0" calcext:value-type="float">
            <text:p>0,0 </text:p>
          </table:table-cell>
          <table:table-cell table:style-name="ce5" table:formula="of:=[.H4]*[.$K$4]+[.I4]*[.$J$4]" office:value-type="float" office:value="0.202" calcext:value-type="float">
            <text:p>0,2 </text:p>
          </table:table-cell>
          <table:table-cell/>
          <table:table-cell office:value-type="float" office:value="1.98" calcext:value-type="float">
            <text:p>1,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5" table:formula="of:=[.O4]*[.P4]" office:value-type="float" office:value="0" calcext:value-type="float">
            <text:p>0,0 </text:p>
          </table:table-cell>
          <table:table-cell table:style-name="ce5" table:formula="of:=[.O4]*[.$K$4]+[.P4]*[.$J$4]" office:value-type="float" office:value="0.198" calcext:value-type="float">
            <text:p>0,2 </text:p>
          </table:table-cell>
          <table:table-cell table:number-columns-repeated="44"/>
        </table:table-row>
        <table:table-row table:style-name="ro1">
          <table:table-cell table:style-name="ce1" office:value-type="float" office:value="1.98" calcext:value-type="float">
            <text:p>1,98</text:p>
          </table:table-cell>
          <table:table-cell table:style-name="ce1" office:value-type="float" office:value="4.6" calcext:value-type="float">
            <text:p>4,6</text:p>
          </table:table-cell>
          <table:table-cell table:number-columns-repeated="2"/>
          <table:table-cell table:style-name="ce5" table:formula="of:=[.A5]*[.B5]" office:value-type="float" office:value="9.108" calcext:value-type="float">
            <text:p>9,1 </text:p>
          </table:table-cell>
          <table:table-cell table:style-name="ce5" table:formula="of:=[.A5]*[.$D$4]+[.B5]*[.$C$4]" office:value-type="float" office:value="0.244" calcext:value-type="float">
            <text:p>0,2 </text:p>
          </table:table-cell>
          <table:table-cell/>
          <table:table-cell table:style-name="ce1" office:value-type="float" office:value="1.95" calcext:value-type="float">
            <text:p>1,9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5" table:formula="of:=[.H5]*[.I5]" office:value-type="float" office:value="9.75" calcext:value-type="float">
            <text:p>9,8 </text:p>
          </table:table-cell>
          <table:table-cell table:style-name="ce5" table:formula="of:=[.H5]*[.$K$4]+[.I5]*[.$J$4]" office:value-type="float" office:value="0.245" calcext:value-type="float">
            <text:p>0,2 </text:p>
          </table:table-cell>
          <table:table-cell/>
          <table:table-cell office:value-type="float" office:value="1.91" calcext:value-type="float">
            <text:p>1,91</text:p>
          </table:table-cell>
          <table:table-cell table:style-name="ce1" office:value-type="float" office:value="5.7" calcext:value-type="float">
            <text:p>5,7</text:p>
          </table:table-cell>
          <table:table-cell table:number-columns-repeated="2"/>
          <table:table-cell table:style-name="ce5" table:formula="of:=[.O5]*[.P5]" office:value-type="float" office:value="10.887" calcext:value-type="float">
            <text:p>10,9 </text:p>
          </table:table-cell>
          <table:table-cell table:style-name="ce5" table:formula="of:=[.O5]*[.$K$4]+[.P5]*[.$J$4]" office:value-type="float" office:value="0.248" calcext:value-type="float">
            <text:p>0,2 </text:p>
          </table:table-cell>
          <table:table-cell/>
          <table:table-cell>
            <draw:frame draw:z-index="0" draw:name="Chart 1" draw:style-name="gr1" draw:text-style-name="P1" svg:width="12.54cm" svg:height="7.369cm" svg:x="1.565cm" svg:y="0.141cm">
              <draw:object draw:notify-on-update-of-ranges="'Cristal y T'.I4:'Cristal y T'.I25 'Cristal y T'.H4:'Cristal y T'.H25 'Cristal y T'.J4:'Cristal y T'.J4 'Cristal y T'.J4:'Cristal y T'.J4 'Cristal y T'.B4:'Cristal y T'.B29 'Cristal y T'.A4:'Cristal y T'.A29 'Cristal y T'.Q4:'Cristal y T'.Q4 'Cristal y T'.Q4:'Cristal y T'.Q4 'Cristal y T'.P4:'Cristal y T'.P23 'Cristal y T'.O4:'Cristal y T'.O23 'Cristal y T'.Q4:'Cristal y T'.Q4 'Cristal y T'.Q4:'Cristal y T'.Q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2"/>
        </table:table-row>
        <table:table-row table:style-name="ro1">
          <table:table-cell table:style-name="ce1" office:value-type="float" office:value="1.97" calcext:value-type="float">
            <text:p>1,97</text:p>
          </table:table-cell>
          <table:table-cell table:style-name="ce1" office:value-type="float" office:value="6.4" calcext:value-type="float">
            <text:p>6,4</text:p>
          </table:table-cell>
          <table:table-cell table:number-columns-repeated="2"/>
          <table:table-cell table:style-name="ce5" table:formula="of:=[.A6]*[.B6]" office:value-type="float" office:value="12.608" calcext:value-type="float">
            <text:p>12,6 </text:p>
          </table:table-cell>
          <table:table-cell table:style-name="ce5" table:formula="of:=[.A6]*[.$D$4]+[.B6]*[.$C$4]" office:value-type="float" office:value="0.261" calcext:value-type="float">
            <text:p>0,3 </text:p>
          </table:table-cell>
          <table:table-cell/>
          <table:table-cell table:style-name="ce1" office:value-type="float" office:value="1.94" calcext:value-type="float">
            <text:p>1,9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5" table:formula="of:=[.H6]*[.I6]" office:value-type="float" office:value="11.64" calcext:value-type="float">
            <text:p>11,6 </text:p>
          </table:table-cell>
          <table:table-cell table:style-name="ce5" table:formula="of:=[.H6]*[.$K$4]+[.I6]*[.$J$4]" office:value-type="float" office:value="0.254" calcext:value-type="float">
            <text:p>0,3 </text:p>
          </table:table-cell>
          <table:table-cell/>
          <table:table-cell office:value-type="float" office:value="1.9" calcext:value-type="float">
            <text:p>1,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5" table:formula="of:=[.O6]*[.P6]" office:value-type="float" office:value="11.4" calcext:value-type="float">
            <text:p>11,4 </text:p>
          </table:table-cell>
          <table:table-cell table:style-name="ce5" table:formula="of:=[.O6]*[.$K$4]+[.P6]*[.$J$4]" office:value-type="float" office:value="0.25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96" calcext:value-type="float">
            <text:p>1,96</text:p>
          </table:table-cell>
          <table:table-cell table:style-name="ce1" office:value-type="float" office:value="7.1" calcext:value-type="float">
            <text:p>7,1</text:p>
          </table:table-cell>
          <table:table-cell table:number-columns-repeated="2"/>
          <table:table-cell table:style-name="ce5" table:formula="of:=[.A7]*[.B7]" office:value-type="float" office:value="13.916" calcext:value-type="float">
            <text:p>13,9 </text:p>
          </table:table-cell>
          <table:table-cell table:style-name="ce5" table:formula="of:=[.A7]*[.$D$4]+[.B7]*[.$C$4]" office:value-type="float" office:value="0.267" calcext:value-type="float">
            <text:p>0,3 </text:p>
          </table:table-cell>
          <table:table-cell/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6.4" calcext:value-type="float">
            <text:p>6,4</text:p>
          </table:table-cell>
          <table:table-cell table:number-columns-repeated="2"/>
          <table:table-cell table:style-name="ce5" table:formula="of:=[.H7]*[.I7]" office:value-type="float" office:value="12.352" calcext:value-type="float">
            <text:p>12,4 </text:p>
          </table:table-cell>
          <table:table-cell table:style-name="ce5" table:formula="of:=[.H7]*[.$K$4]+[.I7]*[.$J$4]" office:value-type="float" office:value="0.257" calcext:value-type="float">
            <text:p>0,3 </text:p>
          </table:table-cell>
          <table:table-cell/>
          <table:table-cell office:value-type="float" office:value="1.89" calcext:value-type="float">
            <text:p>1,89</text:p>
          </table:table-cell>
          <table:table-cell table:style-name="ce1" office:value-type="float" office:value="6.5" calcext:value-type="float">
            <text:p>6,5</text:p>
          </table:table-cell>
          <table:table-cell table:number-columns-repeated="2"/>
          <table:table-cell table:style-name="ce5" table:formula="of:=[.O7]*[.P7]" office:value-type="float" office:value="12.285" calcext:value-type="float">
            <text:p>12,3 </text:p>
          </table:table-cell>
          <table:table-cell table:style-name="ce5" table:formula="of:=[.O7]*[.$K$4]+[.P7]*[.$J$4]" office:value-type="float" office:value="0.254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95" calcext:value-type="float">
            <text:p>1,95</text:p>
          </table:table-cell>
          <table:table-cell table:style-name="ce1" office:value-type="float" office:value="7.9" calcext:value-type="float">
            <text:p>7,9</text:p>
          </table:table-cell>
          <table:table-cell table:number-columns-repeated="2"/>
          <table:table-cell table:style-name="ce5" table:formula="of:=[.A8]*[.B8]" office:value-type="float" office:value="15.405" calcext:value-type="float">
            <text:p>15,4 </text:p>
          </table:table-cell>
          <table:table-cell table:style-name="ce5" table:formula="of:=[.A8]*[.$D$4]+[.B8]*[.$C$4]" office:value-type="float" office:value="0.274" calcext:value-type="float">
            <text:p>0,3 </text:p>
          </table:table-cell>
          <table:table-cell/>
          <table:table-cell table:style-name="ce1" office:value-type="float" office:value="1.92" calcext:value-type="float">
            <text:p>1,92</text:p>
          </table:table-cell>
          <table:table-cell table:style-name="ce1" office:value-type="float" office:value="6.9" calcext:value-type="float">
            <text:p>6,9</text:p>
          </table:table-cell>
          <table:table-cell table:number-columns-repeated="2"/>
          <table:table-cell table:style-name="ce5" table:formula="of:=[.H8]*[.I8]" office:value-type="float" office:value="13.248" calcext:value-type="float">
            <text:p>13,2 </text:p>
          </table:table-cell>
          <table:table-cell table:style-name="ce5" table:formula="of:=[.H8]*[.$K$4]+[.I8]*[.$J$4]" office:value-type="float" office:value="0.261" calcext:value-type="float">
            <text:p>0,3 </text:p>
          </table:table-cell>
          <table:table-cell/>
          <table:table-cell office:value-type="float" office:value="1.88" calcext:value-type="float">
            <text:p>1,88</text:p>
          </table:table-cell>
          <table:table-cell table:style-name="ce1" office:value-type="float" office:value="7.1" calcext:value-type="float">
            <text:p>7,1</text:p>
          </table:table-cell>
          <table:table-cell table:number-columns-repeated="2"/>
          <table:table-cell table:style-name="ce5" table:formula="of:=[.O8]*[.P8]" office:value-type="float" office:value="13.348" calcext:value-type="float">
            <text:p>13,3 </text:p>
          </table:table-cell>
          <table:table-cell table:style-name="ce5" table:formula="of:=[.O8]*[.$K$4]+[.P8]*[.$J$4]" office:value-type="float" office:value="0.259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94" calcext:value-type="float">
            <text:p>1,94</text:p>
          </table:table-cell>
          <table:table-cell table:style-name="ce1" office:value-type="float" office:value="9.2" calcext:value-type="float">
            <text:p>9,2</text:p>
          </table:table-cell>
          <table:table-cell table:number-columns-repeated="2"/>
          <table:table-cell table:style-name="ce5" table:formula="of:=[.A9]*[.B9]" office:value-type="float" office:value="17.848" calcext:value-type="float">
            <text:p>17,8 </text:p>
          </table:table-cell>
          <table:table-cell table:style-name="ce5" table:formula="of:=[.A9]*[.$D$4]+[.B9]*[.$C$4]" office:value-type="float" office:value="0.286" calcext:value-type="float">
            <text:p>0,3 </text:p>
          </table:table-cell>
          <table:table-cell/>
          <table:table-cell table:style-name="ce1" office:value-type="float" office:value="1.91" calcext:value-type="float">
            <text:p>1,91</text:p>
          </table:table-cell>
          <table:table-cell table:style-name="ce1" office:value-type="float" office:value="7.6" calcext:value-type="float">
            <text:p>7,6</text:p>
          </table:table-cell>
          <table:table-cell table:number-columns-repeated="2"/>
          <table:table-cell table:style-name="ce5" table:formula="of:=[.H9]*[.I9]" office:value-type="float" office:value="14.516" calcext:value-type="float">
            <text:p>14,5 </text:p>
          </table:table-cell>
          <table:table-cell table:style-name="ce5" table:formula="of:=[.H9]*[.$K$4]+[.I9]*[.$J$4]" office:value-type="float" office:value="0.267" calcext:value-type="float">
            <text:p>0,3 </text:p>
          </table:table-cell>
          <table:table-cell/>
          <table:table-cell office:value-type="float" office:value="1.87" calcext:value-type="float">
            <text:p>1,87</text:p>
          </table:table-cell>
          <table:table-cell table:style-name="ce1" office:value-type="float" office:value="7.7" calcext:value-type="float">
            <text:p>7,7</text:p>
          </table:table-cell>
          <table:table-cell table:number-columns-repeated="2"/>
          <table:table-cell table:style-name="ce5" table:formula="of:=[.O9]*[.P9]" office:value-type="float" office:value="14.399" calcext:value-type="float">
            <text:p>14,4 </text:p>
          </table:table-cell>
          <table:table-cell table:style-name="ce5" table:formula="of:=[.O9]*[.$K$4]+[.P9]*[.$J$4]" office:value-type="float" office:value="0.264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5" table:formula="of:=[.A10]*[.B10]" office:value-type="float" office:value="19.3" calcext:value-type="float">
            <text:p>19,3 </text:p>
          </table:table-cell>
          <table:table-cell table:style-name="ce5" table:formula="of:=[.A10]*[.$D$4]+[.B10]*[.$C$4]" office:value-type="float" office:value="0.293" calcext:value-type="float">
            <text:p>0,3 </text:p>
          </table:table-cell>
          <table:table-cell/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8.1" calcext:value-type="float">
            <text:p>8,1</text:p>
          </table:table-cell>
          <table:table-cell table:number-columns-repeated="2"/>
          <table:table-cell table:style-name="ce5" table:formula="of:=[.H10]*[.I10]" office:value-type="float" office:value="15.39" calcext:value-type="float">
            <text:p>15,4 </text:p>
          </table:table-cell>
          <table:table-cell table:style-name="ce5" table:formula="of:=[.H10]*[.$K$4]+[.I10]*[.$J$4]" office:value-type="float" office:value="0.271" calcext:value-type="float">
            <text:p>0,3 </text:p>
          </table:table-cell>
          <table:table-cell/>
          <table:table-cell office:value-type="float" office:value="1.86" calcext:value-type="float">
            <text:p>1,86</text:p>
          </table:table-cell>
          <table:table-cell table:style-name="ce1" office:value-type="float" office:value="8.3" calcext:value-type="float">
            <text:p>8,3</text:p>
          </table:table-cell>
          <table:table-cell table:number-columns-repeated="2"/>
          <table:table-cell table:style-name="ce5" table:formula="of:=[.O10]*[.P10]" office:value-type="float" office:value="15.438" calcext:value-type="float">
            <text:p>15,4 </text:p>
          </table:table-cell>
          <table:table-cell table:style-name="ce5" table:formula="of:=[.O10]*[.$K$4]+[.P10]*[.$J$4]" office:value-type="float" office:value="0.269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92" calcext:value-type="float">
            <text:p>1,92</text:p>
          </table:table-cell>
          <table:table-cell table:style-name="ce1" office:value-type="float" office:value="10.6" calcext:value-type="float">
            <text:p>10,6</text:p>
          </table:table-cell>
          <table:table-cell table:number-columns-repeated="2"/>
          <table:table-cell table:style-name="ce5" table:formula="of:=[.A11]*[.B11]" office:value-type="float" office:value="20.352" calcext:value-type="float">
            <text:p>20,4 </text:p>
          </table:table-cell>
          <table:table-cell table:style-name="ce5" table:formula="of:=[.A11]*[.$D$4]+[.B11]*[.$C$4]" office:value-type="float" office:value="0.298" calcext:value-type="float">
            <text:p>0,3 </text:p>
          </table:table-cell>
          <table:table-cell/>
          <table:table-cell table:style-name="ce1" office:value-type="float" office:value="1.88" calcext:value-type="float">
            <text:p>1,88</text:p>
          </table:table-cell>
          <table:table-cell table:style-name="ce1" office:value-type="float" office:value="9.4" calcext:value-type="float">
            <text:p>9,4</text:p>
          </table:table-cell>
          <table:table-cell table:number-columns-repeated="2"/>
          <table:table-cell table:style-name="ce5" table:formula="of:=[.H11]*[.I11]" office:value-type="float" office:value="17.672" calcext:value-type="float">
            <text:p>17,7 </text:p>
          </table:table-cell>
          <table:table-cell table:style-name="ce5" table:formula="of:=[.H11]*[.$K$4]+[.I11]*[.$J$4]" office:value-type="float" office:value="0.282" calcext:value-type="float">
            <text:p>0,3 </text:p>
          </table:table-cell>
          <table:table-cell/>
          <table:table-cell office:value-type="float" office:value="1.88" calcext:value-type="float">
            <text:p>1,88</text:p>
          </table:table-cell>
          <table:table-cell table:style-name="ce1" office:value-type="float" office:value="9.4" calcext:value-type="float">
            <text:p>9,4</text:p>
          </table:table-cell>
          <table:table-cell table:number-columns-repeated="2"/>
          <table:table-cell table:style-name="ce5" table:formula="of:=[.O11]*[.P11]" office:value-type="float" office:value="17.672" calcext:value-type="float">
            <text:p>17,7 </text:p>
          </table:table-cell>
          <table:table-cell table:style-name="ce5" table:formula="of:=[.O11]*[.$K$4]+[.P11]*[.$J$4]" office:value-type="float" office:value="0.282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91" calcext:value-type="float">
            <text:p>1,91</text:p>
          </table:table-cell>
          <table:table-cell table:style-name="ce1" office:value-type="float" office:value="11.3" calcext:value-type="float">
            <text:p>11,3</text:p>
          </table:table-cell>
          <table:table-cell table:number-columns-repeated="2"/>
          <table:table-cell table:style-name="ce5" table:formula="of:=[.A12]*[.B12]" office:value-type="float" office:value="21.583" calcext:value-type="float">
            <text:p>21,6 </text:p>
          </table:table-cell>
          <table:table-cell table:style-name="ce5" table:formula="of:=[.A12]*[.$D$4]+[.B12]*[.$C$4]" office:value-type="float" office:value="0.304" calcext:value-type="float">
            <text:p>0,3 </text:p>
          </table:table-cell>
          <table:table-cell/>
          <table:table-cell table:style-name="ce1" office:value-type="float" office:value="1.85" calcext:value-type="float">
            <text:p>1,85</text:p>
          </table:table-cell>
          <table:table-cell table:style-name="ce1" office:value-type="float" office:value="10.7" calcext:value-type="float">
            <text:p>10,7</text:p>
          </table:table-cell>
          <table:table-cell table:number-columns-repeated="2"/>
          <table:table-cell table:style-name="ce5" table:formula="of:=[.H12]*[.I12]" office:value-type="float" office:value="19.795" calcext:value-type="float">
            <text:p>19,8 </text:p>
          </table:table-cell>
          <table:table-cell table:style-name="ce5" table:formula="of:=[.H12]*[.$K$4]+[.I12]*[.$J$4]" office:value-type="float" office:value="0.292" calcext:value-type="float">
            <text:p>0,3 </text:p>
          </table:table-cell>
          <table:table-cell/>
          <table:table-cell office:value-type="float" office:value="1.83" calcext:value-type="float">
            <text:p>1,83</text:p>
          </table:table-cell>
          <table:table-cell table:style-name="ce1" office:value-type="float" office:value="10.5" calcext:value-type="float">
            <text:p>10,5</text:p>
          </table:table-cell>
          <table:table-cell table:number-columns-repeated="2"/>
          <table:table-cell table:style-name="ce5" table:formula="of:=[.O12]*[.P12]" office:value-type="float" office:value="19.215" calcext:value-type="float">
            <text:p>19,2 </text:p>
          </table:table-cell>
          <table:table-cell table:style-name="ce5" table:formula="of:=[.O12]*[.$K$4]+[.P12]*[.$J$4]" office:value-type="float" office:value="0.288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2.2" calcext:value-type="float">
            <text:p>12,2</text:p>
          </table:table-cell>
          <table:table-cell table:number-columns-repeated="2"/>
          <table:table-cell table:style-name="ce5" table:formula="of:=[.A13]*[.B13]" office:value-type="float" office:value="23.18" calcext:value-type="float">
            <text:p>23,2 </text:p>
          </table:table-cell>
          <table:table-cell table:style-name="ce5" table:formula="of:=[.A13]*[.$D$4]+[.B13]*[.$C$4]" office:value-type="float" office:value="0.312" calcext:value-type="float">
            <text:p>0,3 </text:p>
          </table:table-cell>
          <table:table-cell/>
          <table:table-cell table:style-name="ce1" office:value-type="float" office:value="1.83" calcext:value-type="float">
            <text:p>1,83</text:p>
          </table:table-cell>
          <table:table-cell table:style-name="ce1" office:value-type="float" office:value="11.9" calcext:value-type="float">
            <text:p>11,9</text:p>
          </table:table-cell>
          <table:table-cell table:number-columns-repeated="2"/>
          <table:table-cell table:style-name="ce5" table:formula="of:=[.H13]*[.I13]" office:value-type="float" office:value="21.777" calcext:value-type="float">
            <text:p>21,8 </text:p>
          </table:table-cell>
          <table:table-cell table:style-name="ce5" table:formula="of:=[.H13]*[.$K$4]+[.I13]*[.$J$4]" office:value-type="float" office:value="0.302" calcext:value-type="float">
            <text:p>0,3 </text:p>
          </table:table-cell>
          <table:table-cell/>
          <table:table-cell office:value-type="float" office:value="1.81" calcext:value-type="float">
            <text:p>1,81</text:p>
          </table:table-cell>
          <table:table-cell table:style-name="ce1" office:value-type="float" office:value="11.6" calcext:value-type="float">
            <text:p>11,6</text:p>
          </table:table-cell>
          <table:table-cell table:number-columns-repeated="2"/>
          <table:table-cell table:style-name="ce5" table:formula="of:=[.O13]*[.P13]" office:value-type="float" office:value="20.996" calcext:value-type="float">
            <text:p>21,0 </text:p>
          </table:table-cell>
          <table:table-cell table:style-name="ce5" table:formula="of:=[.O13]*[.$K$4]+[.P13]*[.$J$4]" office:value-type="float" office:value="0.297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89" calcext:value-type="float">
            <text:p>1,89</text:p>
          </table:table-cell>
          <table:table-cell table:style-name="ce1" office:value-type="float" office:value="13.3" calcext:value-type="float">
            <text:p>13,3</text:p>
          </table:table-cell>
          <table:table-cell table:number-columns-repeated="2"/>
          <table:table-cell table:style-name="ce5" table:formula="of:=[.A14]*[.B14]" office:value-type="float" office:value="25.137" calcext:value-type="float">
            <text:p>25,1 </text:p>
          </table:table-cell>
          <table:table-cell table:style-name="ce5" table:formula="of:=[.A14]*[.$D$4]+[.B14]*[.$C$4]" office:value-type="float" office:value="0.322" calcext:value-type="float">
            <text:p>0,3 </text:p>
          </table:table-cell>
          <table:table-cell/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13.2" calcext:value-type="float">
            <text:p>13,2</text:p>
          </table:table-cell>
          <table:table-cell table:number-columns-repeated="2"/>
          <table:table-cell table:style-name="ce5" table:formula="of:=[.H14]*[.I14]" office:value-type="float" office:value="23.76" calcext:value-type="float">
            <text:p>23,8 </text:p>
          </table:table-cell>
          <table:table-cell table:style-name="ce5" table:formula="of:=[.H14]*[.$K$4]+[.I14]*[.$J$4]" office:value-type="float" office:value="0.312" calcext:value-type="float">
            <text:p>0,3 </text:p>
          </table:table-cell>
          <table:table-cell/>
          <table:table-cell office:value-type="float" office:value="1.79" calcext:value-type="float">
            <text:p>1,79</text:p>
          </table:table-cell>
          <table:table-cell table:style-name="ce1" office:value-type="float" office:value="13.4" calcext:value-type="float">
            <text:p>13,4</text:p>
          </table:table-cell>
          <table:table-cell table:number-columns-repeated="2"/>
          <table:table-cell table:style-name="ce5" table:formula="of:=[.O14]*[.P14]" office:value-type="float" office:value="23.986" calcext:value-type="float">
            <text:p>24,0 </text:p>
          </table:table-cell>
          <table:table-cell table:style-name="ce5" table:formula="of:=[.O14]*[.$K$4]+[.P14]*[.$J$4]" office:value-type="float" office:value="0.313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88" calcext:value-type="float">
            <text:p>1,88</text:p>
          </table:table-cell>
          <table:table-cell table:style-name="ce1" office:value-type="float" office:value="13.9" calcext:value-type="float">
            <text:p>13,9</text:p>
          </table:table-cell>
          <table:table-cell table:number-columns-repeated="2"/>
          <table:table-cell table:style-name="ce5" table:formula="of:=[.A15]*[.B15]" office:value-type="float" office:value="26.132" calcext:value-type="float">
            <text:p>26,1 </text:p>
          </table:table-cell>
          <table:table-cell table:style-name="ce5" table:formula="of:=[.A15]*[.$D$4]+[.B15]*[.$C$4]" office:value-type="float" office:value="0.327" calcext:value-type="float">
            <text:p>0,3 </text:p>
          </table:table-cell>
          <table:table-cell/>
          <table:table-cell table:style-name="ce1" office:value-type="float" office:value="1.75" calcext:value-type="float">
            <text:p>1,75</text:p>
          </table:table-cell>
          <table:table-cell table:style-name="ce1" office:value-type="float" office:value="14.8" calcext:value-type="float">
            <text:p>14,8</text:p>
          </table:table-cell>
          <table:table-cell table:number-columns-repeated="2"/>
          <table:table-cell table:style-name="ce5" table:formula="of:=[.H15]*[.I15]" office:value-type="float" office:value="25.9" calcext:value-type="float">
            <text:p>25,9 </text:p>
          </table:table-cell>
          <table:table-cell table:style-name="ce5" table:formula="of:=[.H15]*[.$K$4]+[.I15]*[.$J$4]" office:value-type="float" office:value="0.323" calcext:value-type="float">
            <text:p>0,3 </text:p>
          </table:table-cell>
          <table:table-cell/>
          <table:table-cell office:value-type="float" office:value="1.76" calcext:value-type="float">
            <text:p>1,76</text:p>
          </table:table-cell>
          <table:table-cell table:style-name="ce1" office:value-type="float" office:value="14.6" calcext:value-type="float">
            <text:p>14,6</text:p>
          </table:table-cell>
          <table:table-cell table:number-columns-repeated="2"/>
          <table:table-cell table:style-name="ce5" table:formula="of:=[.O15]*[.P15]" office:value-type="float" office:value="25.696" calcext:value-type="float">
            <text:p>25,7 </text:p>
          </table:table-cell>
          <table:table-cell table:style-name="ce5" table:formula="of:=[.O15]*[.$K$4]+[.P15]*[.$J$4]" office:value-type="float" office:value="0.322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87" calcext:value-type="float">
            <text:p>1,87</text:p>
          </table:table-cell>
          <table:table-cell table:style-name="ce1" office:value-type="float" office:value="14.6" calcext:value-type="float">
            <text:p>14,6</text:p>
          </table:table-cell>
          <table:table-cell table:number-columns-repeated="2"/>
          <table:table-cell table:style-name="ce5" table:formula="of:=[.A16]*[.B16]" office:value-type="float" office:value="27.302" calcext:value-type="float">
            <text:p>27,3 </text:p>
          </table:table-cell>
          <table:table-cell table:style-name="ce5" table:formula="of:=[.A16]*[.$D$4]+[.B16]*[.$C$4]" office:value-type="float" office:value="0.333" calcext:value-type="float">
            <text:p>0,3 </text:p>
          </table:table-cell>
          <table:table-cell/>
          <table:table-cell table:style-name="ce1" office:value-type="float" office:value="1.73" calcext:value-type="float">
            <text:p>1,73</text:p>
          </table:table-cell>
          <table:table-cell table:style-name="ce1" office:value-type="float" office:value="15.5" calcext:value-type="float">
            <text:p>15,5</text:p>
          </table:table-cell>
          <table:table-cell table:number-columns-repeated="2"/>
          <table:table-cell table:style-name="ce5" table:formula="of:=[.H16]*[.I16]" office:value-type="float" office:value="26.815" calcext:value-type="float">
            <text:p>26,8 </text:p>
          </table:table-cell>
          <table:table-cell table:style-name="ce5" table:formula="of:=[.H16]*[.$K$4]+[.I16]*[.$J$4]" office:value-type="float" office:value="0.328" calcext:value-type="float">
            <text:p>0,3 </text:p>
          </table:table-cell>
          <table:table-cell/>
          <table:table-cell office:value-type="float" office:value="1.73" calcext:value-type="float">
            <text:p>1,73</text:p>
          </table:table-cell>
          <table:table-cell table:style-name="ce1" office:value-type="float" office:value="15.8" calcext:value-type="float">
            <text:p>15,8</text:p>
          </table:table-cell>
          <table:table-cell table:number-columns-repeated="2"/>
          <table:table-cell table:style-name="ce5" table:formula="of:=[.O16]*[.P16]" office:value-type="float" office:value="27.334" calcext:value-type="float">
            <text:p>27,3 </text:p>
          </table:table-cell>
          <table:table-cell table:style-name="ce5" table:formula="of:=[.O16]*[.$K$4]+[.P16]*[.$J$4]" office:value-type="float" office:value="0.331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86" calcext:value-type="float">
            <text:p>1,86</text:p>
          </table:table-cell>
          <table:table-cell table:style-name="ce1" office:value-type="float" office:value="15.2" calcext:value-type="float">
            <text:p>15,2</text:p>
          </table:table-cell>
          <table:table-cell table:number-columns-repeated="2"/>
          <table:table-cell table:style-name="ce5" table:formula="of:=[.A17]*[.B17]" office:value-type="float" office:value="28.272" calcext:value-type="float">
            <text:p>28,3 </text:p>
          </table:table-cell>
          <table:table-cell table:style-name="ce5" table:formula="of:=[.A17]*[.$D$4]+[.B17]*[.$C$4]" office:value-type="float" office:value="0.338" calcext:value-type="float">
            <text:p>0,3 </text:p>
          </table:table-cell>
          <table:table-cell/>
          <table:table-cell table:style-name="ce1" office:value-type="float" office:value="1.69" calcext:value-type="float">
            <text:p>1,69</text:p>
          </table:table-cell>
          <table:table-cell table:style-name="ce1" office:value-type="float" office:value="16.6" calcext:value-type="float">
            <text:p>16,6</text:p>
          </table:table-cell>
          <table:table-cell table:number-columns-repeated="2"/>
          <table:table-cell table:style-name="ce5" table:formula="of:=[.H17]*[.I17]" office:value-type="float" office:value="28.054" calcext:value-type="float">
            <text:p>28,1 </text:p>
          </table:table-cell>
          <table:table-cell table:style-name="ce5" table:formula="of:=[.H17]*[.$K$4]+[.I17]*[.$J$4]" office:value-type="float" office:value="0.335" calcext:value-type="float">
            <text:p>0,3 </text:p>
          </table:table-cell>
          <table:table-cell/>
          <table:table-cell office:value-type="float" office:value="1.68" calcext:value-type="float">
            <text:p>1,68</text:p>
          </table:table-cell>
          <table:table-cell table:style-name="ce1" office:value-type="float" office:value="18.6" calcext:value-type="float">
            <text:p>18,6</text:p>
          </table:table-cell>
          <table:table-cell table:number-columns-repeated="2"/>
          <table:table-cell table:style-name="ce5" table:formula="of:=[.O17]*[.P17]" office:value-type="float" office:value="31.248" calcext:value-type="float">
            <text:p>31,2 </text:p>
          </table:table-cell>
          <table:table-cell table:style-name="ce5" table:formula="of:=[.O17]*[.$K$4]+[.P17]*[.$J$4]" office:value-type="float" office:value="0.354" calcext:value-type="float">
            <text:p>0,4 </text:p>
          </table:table-cell>
          <table:table-cell table:number-columns-repeated="44"/>
        </table:table-row>
        <table:table-row table:style-name="ro1">
          <table:table-cell table:style-name="ce1" office:value-type="float" office:value="1.85" calcext:value-type="float">
            <text:p>1,8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5" table:formula="of:=[.A18]*[.B18]" office:value-type="float" office:value="29.6" calcext:value-type="float">
            <text:p>29,6 </text:p>
          </table:table-cell>
          <table:table-cell table:style-name="ce5" table:formula="of:=[.A18]*[.$D$4]+[.B18]*[.$C$4]" office:value-type="float" office:value="0.345" calcext:value-type="float">
            <text:p>0,3 </text:p>
          </table:table-cell>
          <table:table-cell/>
          <table:table-cell table:style-name="ce1" office:value-type="float" office:value="1.59" calcext:value-type="float">
            <text:p>1,59</text:p>
          </table:table-cell>
          <table:table-cell table:style-name="ce1" office:value-type="float" office:value="18.8" calcext:value-type="float">
            <text:p>18,8</text:p>
          </table:table-cell>
          <table:table-cell table:number-columns-repeated="2"/>
          <table:table-cell table:style-name="ce7" table:formula="of:=[.H18]*[.I18]" office:value-type="float" office:value="29.892" calcext:value-type="float">
            <text:p>29,9 </text:p>
          </table:table-cell>
          <table:table-cell table:style-name="ce5" table:formula="of:=[.H18]*[.$K$4]+[.I18]*[.$J$4]" office:value-type="float" office:value="0.347" calcext:value-type="float">
            <text:p>0,3 </text:p>
          </table:table-cell>
          <table:table-cell/>
          <table:table-cell office:value-type="float" office:value="1.62" calcext:value-type="float">
            <text:p>1,6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  <table:table-cell table:style-name="ce5" table:formula="of:=[.O18]*[.P18]" office:value-type="float" office:value="34.02" calcext:value-type="float">
            <text:p>34,0 </text:p>
          </table:table-cell>
          <table:table-cell table:style-name="ce5" table:formula="of:=[.O18]*[.$K$4]+[.P18]*[.$J$4]" office:value-type="float" office:value="0.372" calcext:value-type="float">
            <text:p>0,4 </text:p>
          </table:table-cell>
          <table:table-cell table:number-columns-repeated="44"/>
        </table:table-row>
        <table:table-row table:style-name="ro1">
          <table:table-cell table:style-name="ce1" office:value-type="float" office:value="1.84" calcext:value-type="float">
            <text:p>1,84</text:p>
          </table:table-cell>
          <table:table-cell table:style-name="ce1" office:value-type="float" office:value="16.6" calcext:value-type="float">
            <text:p>16,6</text:p>
          </table:table-cell>
          <table:table-cell table:number-columns-repeated="2"/>
          <table:table-cell table:style-name="ce5" table:formula="of:=[.A19]*[.B19]" office:value-type="float" office:value="30.544" calcext:value-type="float">
            <text:p>30,5 </text:p>
          </table:table-cell>
          <table:table-cell table:style-name="ce5" table:formula="of:=[.A19]*[.$D$4]+[.B19]*[.$C$4]" office:value-type="float" office:value="0.35" calcext:value-type="float">
            <text:p>0,4 </text:p>
          </table:table-cell>
          <table:table-cell/>
          <table:table-cell table:style-name="ce1" office:value-type="float" office:value="1.52" calcext:value-type="float">
            <text:p>1,52</text:p>
          </table:table-cell>
          <table:table-cell table:style-name="ce1" office:value-type="float" office:value="19.6" calcext:value-type="float">
            <text:p>19,6</text:p>
          </table:table-cell>
          <table:table-cell table:number-columns-repeated="2"/>
          <table:table-cell table:style-name="ce5" table:formula="of:=[.H19]*[.I19]" office:value-type="float" office:value="29.792" calcext:value-type="float">
            <text:p>29,8 </text:p>
          </table:table-cell>
          <table:table-cell table:style-name="ce5" table:formula="of:=[.H19]*[.$K$4]+[.I19]*[.$J$4]" office:value-type="float" office:value="0.348" calcext:value-type="float">
            <text:p>0,3 </text:p>
          </table:table-cell>
          <table:table-cell/>
          <table:table-cell office:value-type="float" office:value="1.59" calcext:value-type="float">
            <text:p>1,59</text:p>
          </table:table-cell>
          <table:table-cell table:style-name="ce1" office:value-type="float" office:value="22.7" calcext:value-type="float">
            <text:p>22,7</text:p>
          </table:table-cell>
          <table:table-cell table:number-columns-repeated="2"/>
          <table:table-cell table:style-name="ce5" table:formula="of:=[.O19]*[.P19]" office:value-type="float" office:value="36.093" calcext:value-type="float">
            <text:p>36,1 </text:p>
          </table:table-cell>
          <table:table-cell table:style-name="ce5" table:formula="of:=[.O19]*[.$K$4]+[.P19]*[.$J$4]" office:value-type="float" office:value="0.386" calcext:value-type="float">
            <text:p>0,4 </text:p>
          </table:table-cell>
          <table:table-cell table:number-columns-repeated="44"/>
        </table:table-row>
        <table:table-row table:style-name="ro1">
          <table:table-cell table:style-name="ce1" office:value-type="float" office:value="1.83" calcext:value-type="float">
            <text:p>1,83</text:p>
          </table:table-cell>
          <table:table-cell table:style-name="ce1" office:value-type="float" office:value="17.4" calcext:value-type="float">
            <text:p>17,4</text:p>
          </table:table-cell>
          <table:table-cell table:number-columns-repeated="2"/>
          <table:table-cell table:style-name="ce5" table:formula="of:=[.A20]*[.B20]" office:value-type="float" office:value="31.842" calcext:value-type="float">
            <text:p>31,8 </text:p>
          </table:table-cell>
          <table:table-cell table:style-name="ce5" table:formula="of:=[.A20]*[.$D$4]+[.B20]*[.$C$4]" office:value-type="float" office:value="0.357" calcext:value-type="float">
            <text:p>0,4 </text:p>
          </table:table-cell>
          <table:table-cell/>
          <table:table-cell table:style-name="ce1" office:value-type="float" office:value="1.47" calcext:value-type="float">
            <text:p>1,47</text:p>
          </table:table-cell>
          <table:table-cell table:style-name="ce1" office:value-type="float" office:value="20.1" calcext:value-type="float">
            <text:p>20,1</text:p>
          </table:table-cell>
          <table:table-cell table:number-columns-repeated="2"/>
          <table:table-cell table:style-name="ce5" table:formula="of:=[.H20]*[.I20]" office:value-type="float" office:value="29.547" calcext:value-type="float">
            <text:p>29,5 </text:p>
          </table:table-cell>
          <table:table-cell table:style-name="ce5" table:formula="of:=[.H20]*[.$K$4]+[.I20]*[.$J$4]" office:value-type="float" office:value="0.348" calcext:value-type="float">
            <text:p>0,3 </text:p>
          </table:table-cell>
          <table:table-cell/>
          <table:table-cell office:value-type="float" office:value="1.41" calcext:value-type="float">
            <text:p>1,41</text:p>
          </table:table-cell>
          <table:table-cell table:style-name="ce1" office:value-type="float" office:value="26.3" calcext:value-type="float">
            <text:p>26,3</text:p>
          </table:table-cell>
          <table:table-cell table:number-columns-repeated="2"/>
          <table:table-cell table:style-name="ce7" table:formula="of:=[.O20]*[.P20]" office:value-type="float" office:value="37.083" calcext:value-type="float">
            <text:p>37,1 </text:p>
          </table:table-cell>
          <table:table-cell table:style-name="ce5" table:formula="of:=[.O20]*[.$K$4]+[.P20]*[.$J$4]" office:value-type="float" office:value="0.404" calcext:value-type="float">
            <text:p>0,4 </text:p>
          </table:table-cell>
          <table:table-cell table:number-columns-repeated="44"/>
        </table:table-row>
        <table:table-row table:style-name="ro1"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7.8" calcext:value-type="float">
            <text:p>17,8</text:p>
          </table:table-cell>
          <table:table-cell table:number-columns-repeated="2"/>
          <table:table-cell table:style-name="ce5" table:formula="of:=[.A21]*[.B21]" office:value-type="float" office:value="32.396" calcext:value-type="float">
            <text:p>32,4 </text:p>
          </table:table-cell>
          <table:table-cell table:style-name="ce5" table:formula="of:=[.A21]*[.$D$4]+[.B21]*[.$C$4]" office:value-type="float" office:value="0.36" calcext:value-type="float">
            <text:p>0,4 </text:p>
          </table:table-cell>
          <table:table-cell/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20.6" calcext:value-type="float">
            <text:p>20,6</text:p>
          </table:table-cell>
          <table:table-cell table:number-columns-repeated="2"/>
          <table:table-cell table:style-name="ce5" table:formula="of:=[.H21]*[.I21]" office:value-type="float" office:value="28.84" calcext:value-type="float">
            <text:p>28,8 </text:p>
          </table:table-cell>
          <table:table-cell table:style-name="ce5" table:formula="of:=[.H21]*[.$K$4]+[.I21]*[.$J$4]" office:value-type="float" office:value="0.346" calcext:value-type="float">
            <text:p>0,3 </text:p>
          </table:table-cell>
          <table:table-cell/>
          <table:table-cell office:value-type="float" office:value="0.95" calcext:value-type="float">
            <text:p>0,95</text:p>
          </table:table-cell>
          <table:table-cell table:style-name="ce1" office:value-type="float" office:value="29.1" calcext:value-type="float">
            <text:p>29,1</text:p>
          </table:table-cell>
          <table:table-cell table:number-columns-repeated="2"/>
          <table:table-cell table:style-name="ce5" table:formula="of:=[.O21]*[.P21]" office:value-type="float" office:value="27.645" calcext:value-type="float">
            <text:p>27,6 </text:p>
          </table:table-cell>
          <table:table-cell table:style-name="ce5" table:formula="of:=[.O21]*[.$K$4]+[.P21]*[.$J$4]" office:value-type="float" office:value="0.386" calcext:value-type="float">
            <text:p>0,4 </text:p>
          </table:table-cell>
          <table:table-cell table:number-columns-repeated="44"/>
        </table:table-row>
        <table:table-row table:style-name="ro1">
          <table:table-cell table:style-name="ce1" office:value-type="float" office:value="1.74" calcext:value-type="float">
            <text:p>1,74</text:p>
          </table:table-cell>
          <table:table-cell table:style-name="ce1" office:value-type="float" office:value="21.5" calcext:value-type="float">
            <text:p>21,5</text:p>
          </table:table-cell>
          <table:table-cell table:number-columns-repeated="2"/>
          <table:table-cell table:style-name="ce5" table:formula="of:=[.A22]*[.B22]" office:value-type="float" office:value="37.41" calcext:value-type="float">
            <text:p>37,4 </text:p>
          </table:table-cell>
          <table:table-cell table:style-name="ce5" table:formula="of:=[.A22]*[.$D$4]+[.B22]*[.$C$4]" office:value-type="float" office:value="0.389" calcext:value-type="float">
            <text:p>0,4 </text:p>
          </table:table-cell>
          <table:table-cell/>
          <table:table-cell table:style-name="ce1" office:value-type="float" office:value="1.24" calcext:value-type="float">
            <text:p>1,24</text:p>
          </table:table-cell>
          <table:table-cell table:style-name="ce1" office:value-type="float" office:value="21.4" calcext:value-type="float">
            <text:p>21,4</text:p>
          </table:table-cell>
          <table:table-cell table:number-columns-repeated="2"/>
          <table:table-cell table:style-name="ce5" table:formula="of:=[.H22]*[.I22]" office:value-type="float" office:value="26.536" calcext:value-type="float">
            <text:p>26,5 </text:p>
          </table:table-cell>
          <table:table-cell table:style-name="ce5" table:formula="of:=[.H22]*[.$K$4]+[.I22]*[.$J$4]" office:value-type="float" office:value="0.338" calcext:value-type="float">
            <text:p>0,3 </text:p>
          </table:table-cell>
          <table:table-cell/>
          <table:table-cell office:value-type="float" office:value="0.39" calcext:value-type="float">
            <text:p>0,39</text:p>
          </table:table-cell>
          <table:table-cell table:style-name="ce1" office:value-type="float" office:value="29.4" calcext:value-type="float">
            <text:p>29,4</text:p>
          </table:table-cell>
          <table:table-cell table:number-columns-repeated="2"/>
          <table:table-cell table:style-name="ce5" table:formula="of:=[.O22]*[.P22]" office:value-type="float" office:value="11.466" calcext:value-type="float">
            <text:p>11,5 </text:p>
          </table:table-cell>
          <table:table-cell table:style-name="ce5" table:formula="of:=[.O22]*[.$K$4]+[.P22]*[.$J$4]" office:value-type="float" office:value="0.333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55" calcext:value-type="float">
            <text:p>1,55</text:p>
          </table:table-cell>
          <table:table-cell table:style-name="ce1" office:value-type="float" office:value="26.7" calcext:value-type="float">
            <text:p>26,7</text:p>
          </table:table-cell>
          <table:table-cell table:number-columns-repeated="2"/>
          <table:table-cell table:style-name="ce7" table:formula="of:=[.A23]*[.B23]" office:value-type="float" office:value="41.385" calcext:value-type="float">
            <text:p>41,4 </text:p>
          </table:table-cell>
          <table:table-cell table:style-name="ce5" table:formula="of:=[.A23]*[.$D$4]+[.B23]*[.$C$4]" office:value-type="float" office:value="0.422" calcext:value-type="float">
            <text:p>0,4 </text:p>
          </table:table-cell>
          <table:table-cell/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21.9" calcext:value-type="float">
            <text:p>21,9</text:p>
          </table:table-cell>
          <table:table-cell table:number-columns-repeated="2"/>
          <table:table-cell table:style-name="ce5" table:formula="of:=[.H23]*[.I23]" office:value-type="float" office:value="21.024" calcext:value-type="float">
            <text:p>21,0 </text:p>
          </table:table-cell>
          <table:table-cell table:style-name="ce5" table:formula="of:=[.H23]*[.$K$4]+[.I23]*[.$J$4]" office:value-type="float" office:value="0.315" calcext:value-type="float">
            <text:p>0,3 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29.5" calcext:value-type="float">
            <text:p>29,5</text:p>
          </table:table-cell>
          <table:table-cell table:number-columns-repeated="2"/>
          <table:table-cell table:style-name="ce5" table:formula="of:=[.O23]*[.P23]" office:value-type="float" office:value="0" calcext:value-type="float">
            <text:p>0,0 </text:p>
          </table:table-cell>
          <table:table-cell table:style-name="ce5" table:formula="of:=[.O23]*[.$K$4]+[.P23]*[.$J$4]" office:value-type="float" office:value="0.295" calcext:value-type="float">
            <text:p>0,3 </text:p>
          </table:table-cell>
          <table:table-cell table:number-columns-repeated="44"/>
        </table:table-row>
        <table:table-row table:style-name="ro1">
          <table:table-cell table:style-name="ce1" office:value-type="float" office:value="1.42" calcext:value-type="float">
            <text:p>1,4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5" table:formula="of:=[.A24]*[.B24]" office:value-type="float" office:value="41.18" calcext:value-type="float">
            <text:p>41,2 </text:p>
          </table:table-cell>
          <table:table-cell table:style-name="ce5" table:formula="of:=[.A24]*[.$D$4]+[.B24]*[.$C$4]" office:value-type="float" office:value="0.432" calcext:value-type="float">
            <text:p>0,4 </text:p>
          </table:table-cell>
          <table:table-cell/>
          <table:table-cell table:style-name="ce1" office:value-type="float" office:value="0.47" calcext:value-type="float">
            <text:p>0,47</text:p>
          </table:table-cell>
          <table:table-cell table:style-name="ce1" office:value-type="float" office:value="22.1" calcext:value-type="float">
            <text:p>22,1</text:p>
          </table:table-cell>
          <table:table-cell table:number-columns-repeated="2"/>
          <table:table-cell table:style-name="ce5" table:formula="of:=[.H24]*[.I24]" office:value-type="float" office:value="10.387" calcext:value-type="float">
            <text:p>10,4 </text:p>
          </table:table-cell>
          <table:table-cell table:style-name="ce5" table:formula="of:=[.H24]*[.$K$4]+[.I24]*[.$J$4]" office:value-type="float" office:value="0.268" calcext:value-type="float">
            <text:p>0,3 </text:p>
          </table:table-cell>
          <table:table-cell table:number-columns-repeated="51"/>
        </table:table-row>
        <table:table-row table:style-name="ro1"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30.3" calcext:value-type="float">
            <text:p>30,3</text:p>
          </table:table-cell>
          <table:table-cell table:number-columns-repeated="2"/>
          <table:table-cell table:style-name="ce5" table:formula="of:=[.A25]*[.B25]" office:value-type="float" office:value="35.451" calcext:value-type="float">
            <text:p>35,5 </text:p>
          </table:table-cell>
          <table:table-cell table:style-name="ce5" table:formula="of:=[.A25]*[.$D$4]+[.B25]*[.$C$4]" office:value-type="float" office:value="0.42" calcext:value-type="float">
            <text:p>0,4 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2.2" calcext:value-type="float">
            <text:p>22,2</text:p>
          </table:table-cell>
          <table:table-cell table:number-columns-repeated="2"/>
          <table:table-cell table:style-name="ce5" table:formula="of:=[.H25]*[.I25]" office:value-type="float" office:value="0" calcext:value-type="float">
            <text:p>0,0 </text:p>
          </table:table-cell>
          <table:table-cell table:style-name="ce5" table:formula="of:=[.H25]*[.$K$4]+[.I25]*[.$J$4]" office:value-type="float" office:value="0.222" calcext:value-type="float">
            <text:p>0,2 </text:p>
          </table:table-cell>
          <table:table-cell table:number-columns-repeated="51"/>
        </table:table-row>
        <table:table-row table:style-name="ro1">
          <table:table-cell table:style-name="ce1" office:value-type="float" office:value="0.86" calcext:value-type="float">
            <text:p>0,86</text:p>
          </table:table-cell>
          <table:table-cell table:style-name="ce1" office:value-type="float" office:value="31.6" calcext:value-type="float">
            <text:p>31,6</text:p>
          </table:table-cell>
          <table:table-cell table:number-columns-repeated="2"/>
          <table:table-cell table:style-name="ce5" table:formula="of:=[.A26]*[.B26]" office:value-type="float" office:value="27.176" calcext:value-type="float">
            <text:p>27,2 </text:p>
          </table:table-cell>
          <table:table-cell table:style-name="ce5" table:formula="of:=[.A26]*[.$D$4]+[.B26]*[.$C$4]" office:value-type="float" office:value="0.402" calcext:value-type="float">
            <text:p>0,4 </text:p>
          </table:table-cell>
          <table:table-cell table:number-columns-repeated="58"/>
        </table:table-row>
        <table:table-row table:style-name="ro1">
          <table:table-cell table:style-name="ce1" office:value-type="float" office:value="0.64" calcext:value-type="float">
            <text:p>0,64</text:p>
          </table:table-cell>
          <table:table-cell table:style-name="ce1" office:value-type="float" office:value="31.7" calcext:value-type="float">
            <text:p>31,7</text:p>
          </table:table-cell>
          <table:table-cell table:number-columns-repeated="2"/>
          <table:table-cell table:style-name="ce5" table:formula="of:=[.A27]*[.B27]" office:value-type="float" office:value="20.288" calcext:value-type="float">
            <text:p>20,3 </text:p>
          </table:table-cell>
          <table:table-cell table:style-name="ce5" table:formula="of:=[.A27]*[.$D$4]+[.B27]*[.$C$4]" office:value-type="float" office:value="0.381" calcext:value-type="float">
            <text:p>0,4 </text:p>
          </table:table-cell>
          <table:table-cell/>
          <table:table-cell table:style-name="ce1" office:value-type="string" calcext:value-type="string">
            <text:p>diferencias en ISC porque llega menos J y J es proporcional a I</text:p>
          </table:table-cell>
          <table:table-cell table:number-columns-repeated="6"/>
          <table:table-cell office:value-type="string" calcext:value-type="string">
            <text:p>diferencia en VOC porque con T disminuye la eficiencia de la celda y el fabricante avisa de que baja VOC con T</text:p>
          </table:table-cell>
          <table:table-cell table:number-columns-repeated="49"/>
        </table:table-row>
        <table:table-row table:style-name="ro1">
          <table:table-cell table:style-name="ce1" office:value-type="float" office:value="0.46" calcext:value-type="float">
            <text:p>0,46</text:p>
          </table:table-cell>
          <table:table-cell table:style-name="ce1" office:value-type="float" office:value="31.7" calcext:value-type="float">
            <text:p>31,7</text:p>
          </table:table-cell>
          <table:table-cell table:number-columns-repeated="2"/>
          <table:table-cell table:style-name="ce5" table:formula="of:=[.A28]*[.B28]" office:value-type="float" office:value="14.582" calcext:value-type="float">
            <text:p>14,6 </text:p>
          </table:table-cell>
          <table:table-cell table:style-name="ce5" table:formula="of:=[.A28]*[.$D$4]+[.B28]*[.$C$4]" office:value-type="float" office:value="0.363" calcext:value-type="float">
            <text:p>0,4 </text:p>
          </table:table-cell>
          <table:table-cell/>
          <table:table-cell table:style-name="ce1" office:value-type="string" calcext:value-type="string">
            <text:p>se afecta más la P max (y por tanto la eficiencia) porque cambio en I mayor magnitud</text:p>
          </table:table-cell>
          <table:table-cell table:number-columns-repeated="6"/>
          <table:table-cell office:value-type="string" calcext:value-type="string">
            <text:p>se afecta menos la P max (y por tanto la eficiencia) porque cambio en V no tan grande</text:p>
          </table:table-cell>
          <table:table-cell table:number-columns-repeated="4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1.8" calcext:value-type="float">
            <text:p>31,8</text:p>
          </table:table-cell>
          <table:table-cell table:number-columns-repeated="2"/>
          <table:table-cell table:style-name="ce5" table:formula="of:=[.A29]*[.B29]" office:value-type="float" office:value="0" calcext:value-type="float">
            <text:p>0,0 </text:p>
          </table:table-cell>
          <table:table-cell table:style-name="ce5" table:formula="of:=[.A29]*[.$D$4]+[.B29]*[.$C$4]" office:value-type="float" office:value="0.318" calcext:value-type="float">
            <text:p>0,3 </text:p>
          </table:table-cell>
          <table:table-cell/>
          <table:table-cell table:style-name="ce1" office:value-type="string" calcext:value-type="string">
            <text:p>se esperaría una reducción de J según (dif(ISC)=9,6 mA, de dif(J)=74,7W/m2)</text:p>
          </table:table-cell>
          <table:table-cell table:number-columns-repeated="6"/>
          <table:table-cell office:value-type="string" calcext:value-type="string">
            <text:p>suponiendo que hay una celda, la perdida de VOC es mucho mayor que la esperada</text:p>
          </table:table-cell>
          <table:table-cell table:number-columns-repeated="49"/>
        </table:table-row>
        <table:table-row table:style-name="ro1">
          <table:table-cell table:number-columns-repeated="14"/>
          <table:table-cell office:value-type="string" calcext:value-type="string">
            <text:p>Diferencia (K)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error T 1 K</text:p>
          </table:table-cell>
          <table:table-cell table:number-columns-repeated="47"/>
        </table:table-row>
        <table:table-row table:style-name="ro1">
          <table:table-cell table:number-columns-repeated="14"/>
          <table:table-cell office:value-type="string" calcext:value-type="string">
            <text:p>Diferencia VOC</text:p>
          </table:table-cell>
          <table:table-cell table:style-name="ce1" table:formula="of:=[.P30]*8/1000" office:value-type="float" office:value="0.4" calcext:value-type="float">
            <text:p>0,4</text:p>
          </table:table-cell>
          <table:table-cell table:style-name="ce1" office:value-type="string" calcext:value-type="string">
            <text:p>si 4 celdas</text:p>
          </table:table-cell>
          <table:table-cell table:number-columns-repeated="47"/>
        </table:table-row>
        <table:table-row table:style-name="ro1">
          <table:table-cell table:number-columns-repeated="14"/>
          <table:table-cell office:value-type="string" calcext:value-type="string">
            <text:p>Diferencia medida</text:p>
          </table:table-cell>
          <table:table-cell table:style-name="ce1" table:formula="of:=[.A4]-[.O4]" office:value-type="float" office:value="0.0499999999999998" calcext:value-type="float">
            <text:p>0,05</text:p>
          </table:table-cell>
          <table:table-cell table:style-name="ce1" office:value-type="string" calcext:value-type="string">
            <text:p>V</text:p>
          </table:table-cell>
          <table:table-cell table:style-name="ce1" table:formula="of:=[.P32]/50" office:value-type="float" office:value="0.000999999999999996" calcext:value-type="float">
            <text:p>0,001</text:p>
          </table:table-cell>
          <table:table-cell table:style-name="ce1" office:value-type="string" calcext:value-type="string">
            <text:p>1 mV/K</text:p>
          </table:table-cell>
          <table:table-cell table:number-columns-repeated="45"/>
        </table:table-row>
        <table:table-row table:style-name="ro1">
          <table:table-cell table:number-columns-repeated="7"/>
          <table:table-cell table:style-name="ce1" table:formula="of:=[.I25]/[.B29]" office:value-type="float" office:value="0.69811320754717" calcext:value-type="float">
            <text:p>0,69811320754717</text:p>
          </table:table-cell>
          <table:table-cell table:number-columns-repeated="6"/>
          <table:table-cell table:formula="of:=[.O4]/[.A4]" office:value-type="float" office:value="0.975369458128079" calcext:value-type="float">
            <text:p>0,975369458128079</text:p>
          </table:table-cell>
          <table:table-cell table:number-columns-repeated="2"/>
          <table:table-cell table:style-name="ce1" table:formula="of:=[.J4]/[.P30]+[.P32]*1/[.P30]^2" office:value-type="float" office:value="0.00022" calcext:value-type="float">
            <text:p>0,00022</text:p>
          </table:table-cell>
          <table:table-cell table:style-name="ce1" table:formula="of:=[.R33]*1000" office:value-type="float" office:value="0.22" calcext:value-type="float">
            <text:p>0,22</text:p>
          </table:table-cell>
          <table:table-cell table:number-columns-repeated="45"/>
        </table:table-row>
        <table:table-row table:style-name="ro1" table:number-rows-repeated="4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Pmax (mW)</text:p>
          </table:table-cell>
          <table:table-cell table:style-name="ce1" office:value-type="string" calcext:value-type="string">
            <text:p>Error P</text:p>
          </table:table-cell>
          <table:table-cell table:style-name="ce1" office:value-type="string" calcext:value-type="string">
            <text:p>PL (W)</text:p>
          </table:table-cell>
          <table:table-cell table:style-name="ce1" office:value-type="string" calcext:value-type="string">
            <text:p>error PL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Error nu</text:p>
          </table:table-cell>
          <table:table-cell table:style-name="ce1" office:value-type="string" calcext:value-type="string">
            <text:p>%nu</text:p>
          </table:table-cell>
          <table:table-cell table:style-name="ce1" office:value-type="string" calcext:value-type="string">
            <text:p>%error nu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vidrio</text:p>
          </table:table-cell>
          <table:table-cell table:style-name="ce1" office:value-type="float" office:value="29.9" calcext:value-type="float">
            <text:p>29,9</text:p>
          </table:table-cell>
          <table:table-cell table:style-name="ce1" office:value-type="float" office:value="0.3" calcext:value-type="float">
            <text:p>0,3</text:p>
          </table:table-cell>
          <table:table-cell table:style-name="ce4" office:value-type="float" office:value="0.9165" calcext:value-type="float">
            <text:p>0,917 </text:p>
          </table:table-cell>
          <table:table-cell table:style-name="ce1" office:value-type="float" office:value="0.002" calcext:value-type="float">
            <text:p>0,002</text:p>
          </table:table-cell>
          <table:table-cell table:style-name="ce9" table:formula="of:=([.B39]/1000)/[.D39]" office:value-type="float" office:value="0.0326241134751773" calcext:value-type="float">
            <text:p>0,0326 </text:p>
          </table:table-cell>
          <table:table-cell table:style-name="ce9" table:formula="of:=[.C39]/(1000*[.D39])+([.B39]*[.E39]/(1000*[.D39]^2))" office:value-type="float" office:value="0.000398525070322264" calcext:value-type="float">
            <text:p>0,0004 </text:p>
          </table:table-cell>
          <table:table-cell table:style-name="ce3" table:formula="of:=[.F39]*100" office:value-type="float" office:value="3.26241134751773" calcext:value-type="float">
            <text:p>3,26 </text:p>
          </table:table-cell>
          <table:table-cell table:style-name="ce3" table:formula="of:=[.G39]*100" office:value-type="float" office:value="0.0398525070322264" calcext:value-type="float">
            <text:p>0,04 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T</text:p>
          </table:table-cell>
          <table:table-cell table:style-name="ce1" office:value-type="float" office:value="37.1" calcext:value-type="float">
            <text:p>37,1</text:p>
          </table:table-cell>
          <table:table-cell table:style-name="ce1" office:value-type="float" office:value="0.4" calcext:value-type="float">
            <text:p>0,4</text:p>
          </table:table-cell>
          <table:table-cell table:style-name="ce4" office:value-type="float" office:value="0.9165" calcext:value-type="float">
            <text:p>0,917 </text:p>
          </table:table-cell>
          <table:table-cell table:style-name="ce1" office:value-type="float" office:value="0.002" calcext:value-type="float">
            <text:p>0,002</text:p>
          </table:table-cell>
          <table:table-cell table:style-name="ce9" table:formula="of:=([.B40]/1000)/[.D40]" office:value-type="float" office:value="0.0404800872885979" calcext:value-type="float">
            <text:p>0,0405 </text:p>
          </table:table-cell>
          <table:table-cell table:style-name="ce9" table:formula="of:=[.C40]/(1000*[.D40])+([.B40]*[.E40]/(1000*[.D40]^2))" office:value-type="float" office:value="0.000524779241218981" calcext:value-type="float">
            <text:p>0,0005 </text:p>
          </table:table-cell>
          <table:table-cell table:style-name="ce3" table:formula="of:=[.F40]*100" office:value-type="float" office:value="4.04800872885979" calcext:value-type="float">
            <text:p>4,05 </text:p>
          </table:table-cell>
          <table:table-cell table:style-name="ce3" table:formula="of:=[.G40]*100" office:value-type="float" office:value="0.0524779241218981" calcext:value-type="float">
            <text:p>0,05 </text:p>
          </table:table-cell>
          <table:table-cell table:number-columns-repeated="55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ol" table:style-name="ta6">
        <table:table-column table:style-name="co17" table:number-columns-repeated="4" table:default-cell-style-name="Default"/>
        <table:table-column table:style-name="co18" table:default-cell-style-name="ce1"/>
        <table:table-column table:style-name="co17" table:number-columns-repeated="2" table:default-cell-style-name="Default"/>
        <table:table-column table:style-name="co1" table:default-cell-style-name="ce1"/>
        <table:table-column table:style-name="co17" table:default-cell-style-name="Default"/>
        <table:table-column table:style-name="co1" table:default-cell-style-name="ce1"/>
        <table:table-column table:style-name="co17" table:number-columns-repeated="54" table:default-cell-style-name="Default"/>
        <table:table-row table:style-name="ro1">
          <table:table-cell table:style-name="ce1" office:value-type="string" calcext:value-type="string">
            <text:p>Valor de la termopila: 25,9 mV (sin amplificar)</text:p>
          </table:table-cell>
          <table:table-cell table:number-columns-repeated="4"/>
          <table:table-cell table:style-name="ce1" office:value-type="string" calcext:value-type="string">
            <text:p>Sensibilidad</text:p>
          </table:table-cell>
          <table:table-cell/>
          <table:table-cell office:value-type="string" calcext:value-type="string">
            <text:p>J (W/m2)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" table:formula="of:=25.9*0.001" office:value-type="float" office:value="0.0259" calcext:value-type="float">
            <text:p>0,0259</text:p>
          </table:table-cell>
          <table:table-cell table:number-columns-repeated="2"/>
          <table:table-cell table:style-name="ce1" table:formula="of:=22.69*0.000001" office:value-type="float" office:value="0.00002269" calcext:value-type="float">
            <text:p>2,269E-05</text:p>
          </table:table-cell>
          <table:table-cell/>
          <table:table-cell table:formula="of:=[.C2]/[.F2]" office:value-type="float" office:value="1141.47201410313" calcext:value-type="float">
            <text:p>1141,47201410313</text:p>
          </table:table-cell>
          <table:table-cell table:style-name="ce1" office:value-type="string" calcext:value-type="string">
            <text:p>en torno a 1000, que es valor esperado en media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V/V(Sun) <text:s/>I/mA(Sun)</text:p>
          </table:table-cell>
          <table:table-cell/>
          <table:table-cell table:style-name="ce1" office:value-type="string" calcext:value-type="string">
            <text:p>Error V</text:p>
          </table:table-cell>
          <table:table-cell table:style-name="ce1" office:value-type="string" calcext:value-type="string">
            <text:p>Error I</text:p>
          </table:table-cell>
          <table:table-cell office:value-type="string" calcext:value-type="string">
            <text:p>P</text:p>
          </table:table-cell>
          <table:table-cell table:style-name="ce1" office:value-type="string" calcext:value-type="string">
            <text:p>Error P</text:p>
          </table:table-cell>
          <table:table-cell table:style-name="ce1" office:value-type="string" calcext:value-type="string">
            <text:p>error</text:p>
          </table:table-cell>
          <table:table-cell table:formula="of:=0.0001/[.F2]" office:value-type="float" office:value="4.40722785368004" calcext:value-type="float">
            <text:p>4,40722785368004</text:p>
          </table:table-cell>
          <table:table-cell table:number-columns-repeated="56"/>
        </table:table-row>
        <table:table-row table:style-name="ro1">
          <table:table-cell table:style-name="ce1" office:value-type="float" office:value="2.31" calcext:value-type="float">
            <text:p>2,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5" table:formula="of:=[.A4]*[.B4]" office:value-type="float" office:value="16.17" calcext:value-type="float">
            <text:p>16,2 </text:p>
          </table:table-cell>
          <table:table-cell table:style-name="ce5" table:formula="of:=[.A4]*[.$D$4]+[.B4]*[.$C$4]" office:value-type="float" office:value="0.301" calcext:value-type="float">
            <text:p>0,3 </text:p>
          </table:table-cell>
          <table:table-cell table:number-columns-repeated="58"/>
        </table:table-row>
        <table:table-row table:style-name="ro1">
          <table:table-cell table:style-name="ce1" office:value-type="float" office:value="2.31" calcext:value-type="float">
            <text:p>2,31</text:p>
          </table:table-cell>
          <table:table-cell table:style-name="ce1" office:value-type="float" office:value="8.8" calcext:value-type="float">
            <text:p>8,8</text:p>
          </table:table-cell>
          <table:table-cell table:number-columns-repeated="2"/>
          <table:table-cell table:style-name="ce5" table:formula="of:=[.A5]*[.B5]" office:value-type="float" office:value="20.328" calcext:value-type="float">
            <text:p>20,3 </text:p>
          </table:table-cell>
          <table:table-cell table:style-name="ce5" table:formula="of:=[.A5]*[.$D$4]+[.B5]*[.$C$4]" office:value-type="float" office:value="0.319" calcext:value-type="float">
            <text:p>0,3 </text:p>
          </table:table-cell>
          <table:table-cell/>
          <table:table-cell>
            <draw:frame draw:z-index="0" draw:name="Gráfico 1" draw:style-name="gr1" draw:text-style-name="P1" svg:width="12.838cm" svg:height="7.617cm" svg:x="1.005cm" svg:y="0.376cm">
              <draw:object draw:notify-on-update-of-ranges="Sol.B4:Sol.B22 Sol.A4:Sol.A22 Sol.D4:Sol.D4 Sol.D4:Sol.D4 Sol.C4:Sol.C4 Sol.C4:Sol.C4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12.2" calcext:value-type="float">
            <text:p>12,2</text:p>
          </table:table-cell>
          <table:table-cell table:number-columns-repeated="2"/>
          <table:table-cell table:style-name="ce5" table:formula="of:=[.A6]*[.B6]" office:value-type="float" office:value="28.06" calcext:value-type="float">
            <text:p>28,1 </text:p>
          </table:table-cell>
          <table:table-cell table:style-name="ce5" table:formula="of:=[.A6]*[.$D$4]+[.B6]*[.$C$4]" office:value-type="float" office:value="0.352" calcext:value-type="float">
            <text:p>0,4 </text:p>
          </table:table-cell>
          <table:table-cell table:number-columns-repeated="58"/>
        </table:table-row>
        <table:table-row table:style-name="ro1"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18.6" calcext:value-type="float">
            <text:p>18,6</text:p>
          </table:table-cell>
          <table:table-cell table:number-columns-repeated="2"/>
          <table:table-cell table:style-name="ce5" table:formula="of:=[.A7]*[.B7]" office:value-type="float" office:value="42.78" calcext:value-type="float">
            <text:p>42,8 </text:p>
          </table:table-cell>
          <table:table-cell table:style-name="ce5" table:formula="of:=[.A7]*[.$D$4]+[.B7]*[.$C$4]" office:value-type="float" office:value="0.416" calcext:value-type="float">
            <text:p>0,4 </text:p>
          </table:table-cell>
          <table:table-cell table:number-columns-repeated="58"/>
        </table:table-row>
        <table:table-row table:style-name="ro1">
          <table:table-cell table:style-name="ce1" office:value-type="float" office:value="2.29" calcext:value-type="float">
            <text:p>2,2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  <table:table-cell table:style-name="ce5" table:formula="of:=[.A8]*[.B8]" office:value-type="float" office:value="61.83" calcext:value-type="float">
            <text:p>61,8 </text:p>
          </table:table-cell>
          <table:table-cell table:style-name="ce5" table:formula="of:=[.A8]*[.$D$4]+[.B8]*[.$C$4]" office:value-type="float" office:value="0.499" calcext:value-type="float">
            <text:p>0,5 </text:p>
          </table:table-cell>
          <table:table-cell table:number-columns-repeated="58"/>
        </table:table-row>
        <table:table-row table:style-name="ro1">
          <table:table-cell table:style-name="ce1" office:value-type="float" office:value="2.28" calcext:value-type="float">
            <text:p>2,28</text:p>
          </table:table-cell>
          <table:table-cell table:style-name="ce1" office:value-type="float" office:value="47.4" calcext:value-type="float">
            <text:p>47,4</text:p>
          </table:table-cell>
          <table:table-cell table:number-columns-repeated="2"/>
          <table:table-cell table:style-name="ce5" table:formula="of:=[.A9]*[.B9]" office:value-type="float" office:value="108.072" calcext:value-type="float">
            <text:p>108,1 </text:p>
          </table:table-cell>
          <table:table-cell table:style-name="ce5" table:formula="of:=[.A9]*[.$D$4]+[.B9]*[.$C$4]" office:value-type="float" office:value="0.702" calcext:value-type="float">
            <text:p>0,7 </text:p>
          </table:table-cell>
          <table:table-cell table:number-columns-repeated="58"/>
        </table:table-row>
        <table:table-row table:style-name="ro1"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72.3" calcext:value-type="float">
            <text:p>72,3</text:p>
          </table:table-cell>
          <table:table-cell table:number-columns-repeated="2"/>
          <table:table-cell table:style-name="ce5" table:formula="of:=[.A10]*[.B10]" office:value-type="float" office:value="164.121" calcext:value-type="float">
            <text:p>164,1 </text:p>
          </table:table-cell>
          <table:table-cell table:style-name="ce5" table:formula="of:=[.A10]*[.$D$4]+[.B10]*[.$C$4]" office:value-type="float" office:value="0.95" calcext:value-type="float">
            <text:p>1,0 </text:p>
          </table:table-cell>
          <table:table-cell table:number-columns-repeated="58"/>
        </table:table-row>
        <table:table-row table:style-name="ro1">
          <table:table-cell table:style-name="ce1" office:value-type="float" office:value="2.25" calcext:value-type="float">
            <text:p>2,25</text:p>
          </table:table-cell>
          <table:table-cell table:style-name="ce1" office:value-type="float" office:value="92.6" calcext:value-type="float">
            <text:p>92,6</text:p>
          </table:table-cell>
          <table:table-cell table:number-columns-repeated="2"/>
          <table:table-cell table:style-name="ce5" table:formula="of:=[.A11]*[.B11]" office:value-type="float" office:value="208.35" calcext:value-type="float">
            <text:p>208,4 </text:p>
          </table:table-cell>
          <table:table-cell table:style-name="ce5" table:formula="of:=[.A11]*[.$D$4]+[.B11]*[.$C$4]" office:value-type="float" office:value="1.151" calcext:value-type="float">
            <text:p>1,2 </text:p>
          </table:table-cell>
          <table:table-cell table:number-columns-repeated="58"/>
        </table:table-row>
        <table:table-row table:style-name="ro1">
          <table:table-cell table:style-name="ce1" office:value-type="float" office:value="2.23" calcext:value-type="float">
            <text:p>2,23</text:p>
          </table:table-cell>
          <table:table-cell table:style-name="ce1" office:value-type="float" office:value="125.6" calcext:value-type="float">
            <text:p>125,6</text:p>
          </table:table-cell>
          <table:table-cell table:number-columns-repeated="2"/>
          <table:table-cell table:style-name="ce5" table:formula="of:=[.A12]*[.B12]" office:value-type="float" office:value="280.088" calcext:value-type="float">
            <text:p>280,1 </text:p>
          </table:table-cell>
          <table:table-cell table:style-name="ce5" table:formula="of:=[.A12]*[.$D$4]+[.B12]*[.$C$4]" office:value-type="float" office:value="1.479" calcext:value-type="float">
            <text:p>1,5 </text:p>
          </table:table-cell>
          <table:table-cell table:number-columns-repeated="58"/>
        </table:table-row>
        <table:table-row table:style-name="ro1">
          <table:table-cell table:style-name="ce1" office:value-type="float" office:value="2.21" calcext:value-type="float">
            <text:p>2,21</text:p>
          </table:table-cell>
          <table:table-cell table:style-name="ce1" office:value-type="float" office:value="151.5" calcext:value-type="float">
            <text:p>151,5</text:p>
          </table:table-cell>
          <table:table-cell table:number-columns-repeated="2"/>
          <table:table-cell table:style-name="ce5" table:formula="of:=[.A13]*[.B13]" office:value-type="float" office:value="334.815" calcext:value-type="float">
            <text:p>334,8 </text:p>
          </table:table-cell>
          <table:table-cell table:style-name="ce5" table:formula="of:=[.A13]*[.$D$4]+[.B13]*[.$C$4]" office:value-type="float" office:value="1.736" calcext:value-type="float">
            <text:p>1,7 </text:p>
          </table:table-cell>
          <table:table-cell table:number-columns-repeated="58"/>
        </table:table-row>
        <table:table-row table:style-name="ro1"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2"/>
          <table:table-cell table:style-name="ce5" table:formula="of:=[.A14]*[.B14]" office:value-type="float" office:value="352" calcext:value-type="float">
            <text:p>352,0 </text:p>
          </table:table-cell>
          <table:table-cell table:style-name="ce5" table:formula="of:=[.A14]*[.$D$4]+[.B14]*[.$C$4]" office:value-type="float" office:value="1.82" calcext:value-type="float">
            <text:p>1,8 </text:p>
          </table:table-cell>
          <table:table-cell table:number-columns-repeated="58"/>
        </table:table-row>
        <table:table-row table:style-name="ro1">
          <table:table-cell table:style-name="ce1" office:value-type="float" office:value="2.17" calcext:value-type="float">
            <text:p>2,17</text:p>
          </table:table-cell>
          <table:table-cell table:style-name="ce1" office:value-type="float" office:value="194" calcext:value-type="float">
            <text:p>194</text:p>
          </table:table-cell>
          <table:table-cell table:number-columns-repeated="2"/>
          <table:table-cell table:style-name="ce5" table:formula="of:=[.A15]*[.B15]" office:value-type="float" office:value="420.98" calcext:value-type="float">
            <text:p>421,0 </text:p>
          </table:table-cell>
          <table:table-cell table:style-name="ce5" table:formula="of:=[.A15]*[.$D$4]+[.B15]*[.$C$4]" office:value-type="float" office:value="2.157" calcext:value-type="float">
            <text:p>2,2 </text:p>
          </table:table-cell>
          <table:table-cell table:number-columns-repeated="58"/>
        </table:table-row>
        <table:table-row table:style-name="ro1">
          <table:table-cell table:style-name="ce1" office:value-type="float" office:value="2.07" calcext:value-type="float">
            <text:p>2,07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/>
          <table:table-cell table:style-name="ce5" table:formula="of:=[.A16]*[.B16]" office:value-type="float" office:value="558.9" calcext:value-type="float">
            <text:p>558,9 </text:p>
          </table:table-cell>
          <table:table-cell table:style-name="ce5" table:formula="of:=[.A16]*[.$D$4]+[.B16]*[.$C$4]" office:value-type="float" office:value="2.907" calcext:value-type="float">
            <text:p>2,9 </text:p>
          </table:table-cell>
          <table:table-cell table:number-columns-repeated="58"/>
        </table:table-row>
        <table:table-row table:style-name="ro1">
          <table:table-cell table:style-name="ce1" office:value-type="float" office:value="2.02" calcext:value-type="float">
            <text:p>2,02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2"/>
          <table:table-cell table:style-name="ce5" table:formula="of:=[.A17]*[.B17]" office:value-type="float" office:value="606" calcext:value-type="float">
            <text:p>606,0 </text:p>
          </table:table-cell>
          <table:table-cell table:style-name="ce5" table:formula="of:=[.A17]*[.$D$4]+[.B17]*[.$C$4]" office:value-type="float" office:value="3.202" calcext:value-type="float">
            <text:p>3,2 </text:p>
          </table:table-cell>
          <table:table-cell table:number-columns-repeated="58"/>
        </table:table-row>
        <table:table-row table:style-name="ro1">
          <table:table-cell table:style-name="ce1" office:value-type="float" office:value="1.89" calcext:value-type="float">
            <text:p>1,89</text:p>
          </table:table-cell>
          <table:table-cell table:style-name="ce1" office:value-type="float" office:value="350" calcext:value-type="float">
            <text:p>350</text:p>
          </table:table-cell>
          <table:table-cell table:number-columns-repeated="2"/>
          <table:table-cell table:style-name="ce11" table:formula="of:=[.A18]*[.B18]" office:value-type="float" office:value="661.5" calcext:value-type="float">
            <text:p>662</text:p>
          </table:table-cell>
          <table:table-cell table:style-name="ce12" table:formula="of:=[.A18]*[.$D$4]+[.B18]*[.$C$4]" office:value-type="float" office:value="3.689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1" office:value-type="float" office:value="1.73" calcext:value-type="float">
            <text:p>1,73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2"/>
          <table:table-cell table:style-name="ce5" table:formula="of:=[.A19]*[.B19]" office:value-type="float" office:value="657.4" calcext:value-type="float">
            <text:p>657,4 </text:p>
          </table:table-cell>
          <table:table-cell table:style-name="ce5" table:formula="of:=[.A19]*[.$D$4]+[.B19]*[.$C$4]" office:value-type="float" office:value="3.973" calcext:value-type="float">
            <text:p>4,0 </text:p>
          </table:table-cell>
          <table:table-cell table:number-columns-repeated="58"/>
        </table:table-row>
        <table:table-row table:style-name="ro1">
          <table:table-cell table:style-name="ce1" office:value-type="float" office:value="1.49" calcext:value-type="float">
            <text:p>1,49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2"/>
          <table:table-cell table:style-name="ce5" table:formula="of:=[.A20]*[.B20]" office:value-type="float" office:value="581.1" calcext:value-type="float">
            <text:p>581,1 </text:p>
          </table:table-cell>
          <table:table-cell table:style-name="ce5" table:formula="of:=[.A20]*[.$D$4]+[.B20]*[.$C$4]" office:value-type="float" office:value="4.049" calcext:value-type="float">
            <text:p>4,0 </text:p>
          </table:table-cell>
          <table:table-cell table:number-columns-repeated="58"/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2"/>
          <table:table-cell table:style-name="ce5" table:formula="of:=[.A21]*[.B21]" office:value-type="float" office:value="195" calcext:value-type="float">
            <text:p>195,0 </text:p>
          </table:table-cell>
          <table:table-cell table:style-name="ce5" table:formula="of:=[.A21]*[.$D$4]+[.B21]*[.$C$4]" office:value-type="float" office:value="3.95" calcext:value-type="float">
            <text:p>4,0 </text:p>
          </table:table-cell>
          <table:table-cell table:number-columns-repeated="5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2"/>
          <table:table-cell table:style-name="ce5" table:formula="of:=[.A22]*[.B22]" office:value-type="float" office:value="0" calcext:value-type="float">
            <text:p>0,0 </text:p>
          </table:table-cell>
          <table:table-cell table:style-name="ce5" table:formula="of:=[.A22]*[.$D$4]+[.B22]*[.$C$4]" office:value-type="float" office:value="3.9" calcext:value-type="float">
            <text:p>3,9 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J <text:s/>(W/m²)</text:p>
          </table:table-cell>
          <table:table-cell table:style-name="ce1" office:value-type="string" calcext:value-type="string">
            <text:p>Error J</text:p>
          </table:table-cell>
          <table:table-cell table:style-name="ce1" office:value-type="string" calcext:value-type="string">
            <text:p>ISC</text:p>
          </table:table-cell>
          <table:table-cell table:style-name="ce1" office:value-type="string" calcext:value-type="string">
            <text:p>Error ISC</text:p>
          </table:table-cell>
          <table:table-cell office:value-type="string" calcext:value-type="string">
            <text:p>VOC</text:p>
          </table:table-cell>
          <table:table-cell table:style-name="ce1" office:value-type="string" calcext:value-type="string">
            <text:p>Error V</text:p>
          </table:table-cell>
          <table:table-cell table:style-name="ce1" office:value-type="string" calcext:value-type="string">
            <text:p>Pmax (mW)</text:p>
          </table:table-cell>
          <table:table-cell office:value-type="string" calcext:value-type="string">
            <text:p>Error P</text:p>
          </table:table-cell>
          <table:table-cell table:style-name="ce1" office:value-type="string" calcext:value-type="string">
            <text:p>PL (W)</text:p>
          </table:table-cell>
          <table:table-cell office:value-type="string" calcext:value-type="string">
            <text:p>error PL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Error nu</text:p>
          </table:table-cell>
          <table:table-cell table:style-name="ce1" office:value-type="string" calcext:value-type="string">
            <text:p>%nu</text:p>
          </table:table-cell>
          <table:table-cell table:style-name="ce1" office:value-type="string" calcext:value-type="string">
            <text:p>%error nu</text:p>
          </table:table-cell>
          <table:table-cell table:number-columns-repeated="50"/>
        </table:table-row>
        <table:table-row table:style-name="ro1">
          <table:table-cell table:style-name="ce5" office:value-type="float" office:value="1141.47201410313" calcext:value-type="float">
            <text:p>1141,5 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0.1" calcext:value-type="float">
            <text:p>0,1</text:p>
          </table:table-cell>
          <table:table-cell office:value-type="float" office:value="2.31" calcext:value-type="float">
            <text:p>2,3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61.5" calcext:value-type="float">
            <text:p>661,5</text:p>
          </table:table-cell>
          <table:table-cell office:value-type="float" office:value="3.689" calcext:value-type="float">
            <text:p>3,689</text:p>
          </table:table-cell>
          <table:table-cell table:style-name="ce4" table:formula="of:=[.A26]*50/10000" office:value-type="float" office:value="5.70736007051565" calcext:value-type="float">
            <text:p>5,707 </text:p>
          </table:table-cell>
          <table:table-cell table:formula="of:=[.B26]*50/10000" office:value-type="float" office:value="0.002" calcext:value-type="float">
            <text:p>0,002</text:p>
          </table:table-cell>
          <table:table-cell table:style-name="ce9" table:formula="of:=([.G26]/1000)/[.I26]" office:value-type="float" office:value="0.115902972972973" calcext:value-type="float">
            <text:p>0,1159 </text:p>
          </table:table-cell>
          <table:table-cell table:style-name="ce9" table:formula="of:=[.H26]/(1000*[.I26])+([.G26]*[.J26]/(1000*[.I26]^2))" office:value-type="float" office:value="0.000686973644119795" calcext:value-type="float">
            <text:p>0,0007 </text:p>
          </table:table-cell>
          <table:table-cell table:style-name="ce3" table:formula="of:=[.K26]*100" office:value-type="float" office:value="11.5902972972973" calcext:value-type="float">
            <text:p>11,59 </text:p>
          </table:table-cell>
          <table:table-cell table:style-name="ce3" table:formula="of:=[.L26]*100" office:value-type="float" office:value="0.0686973644119795" calcext:value-type="float">
            <text:p>0,07 </text:p>
          </table:table-cell>
          <table:table-cell table:style-name="ce1" office:value-type="string" calcext:value-type="string">
            <text:p>mejor porque contribuyen fotones más energéticos (uV)</text:p>
          </table:table-cell>
          <table:table-cell table:number-columns-repeated="49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  <number:text>   </number:text>
    </number:number-style>
    <number:number-style style:name="N11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  </number:text>
    </number:number-style>
    <number:number-style style:name="N11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" loext:min-decimal-places="1" number:min-integer-digits="1"/>
      <number:text> </number:text>
    </number:number-style>
    <number:number-style style:name="N130">
      <number:number number:decimal-places="2" loext:min-decimal-places="2" number:min-integer-digits="1"/>
      <number:text> </number:text>
    </number:number-style>
    <number:number-style style:name="N131">
      <number:number number:decimal-places="3" loext:min-decimal-places="3" number:min-integer-digits="1"/>
      <number:text> </number:text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number number:decimal-places="4" loext:min-decimal-places="4" number:min-integer-digits="1"/>
      <number:text> </number:text>
    </number:number-style>
    <number:number-style style:name="N134">
      <number:number number:decimal-places="0" loext:min-decimal-places="0" number:min-integer-digits="1"/>
      <number:text>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tensidad-distancia" style:display-name="PageStyle_Intensidad-distanci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ristal_20_y_20_T" style:display-name="PageStyle_Cristal y 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l" style:display-name="PageStyle_So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urvas_20_características" style:display-name="PageStyle_Curvas característic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rvas_20_VI_20_juntas" style:display-name="PageStyle_Curvas VI jun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ámetros" style:display-name="PageStyle_Parámetr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9:28:00</meta:creation-date>
    <meta:initial-creator>Rafaela Fernandez Atance</meta:initial-creator>
    <dc:language>es-ES</dc:language>
    <dc:date>2024-07-19T13:47:26.580682673</dc:date>
    <meta:editing-cycles>8</meta:editing-cycles>
    <meta:editing-duration>PT1H47M17S</meta:editing-duration>
    <meta:generator>LibreOffice/6.4.7.2$Linux_X86_64 LibreOffice_project/40$Build-2</meta:generator>
    <meta:document-statistic meta:table-count="6" meta:cell-count="1523" meta:object-count="22"/>
    <meta:user-defined meta:name="AppVersion">15.0000</meta:user-defined>
    <meta:user-defined meta:name="Company">Microsoft</meta:user-defined>
    <meta:user-defined meta:name="ICV">8D453A4A0E7E4BDEB8F0B868ABAD1C43_13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 chart:error-category="cell-range" chart:error-upper-range="'Intensidad-distancia'.A8:'Intensidad-distancia'.A8" chart:error-lower-range="'Intensidad-distancia'.A8:'Intensidad-distancia'.A8"/>
    </style:style>
    <style:style style:name="ch3" style:family="chart" style:data-style-name="N0">
      <style:chart-properties chart:display-label="true" chart:tick-marks-major-inner="false" chart:tick-marks-major-outer="false" chart:logarithmic="false" chart:minimum="6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5" style:family="chart" style:data-style-name="N13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'Intensidad-distancia'.A8:'Intensidad-distancia'.A8" chart:error-lower-range="'Intensidad-distancia'.A8:'Intensidad-distancia'.A8" chart:label-position="right"/>
      <style:graphic-properties draw:stroke="dash" draw:stroke-dash="msLineDash_20_1" svg:stroke-width="0.035cm" svg:stroke-color="#5b9bd5" draw:fill-color="#5b9bd5"/>
      <style:text-properties style:text-position="0% 100%" fo:font-family="Arial"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Intensidad-distancia'.A11:'Intensidad-distancia'.A11" chart:error-lower-range="'Intensidad-distancia'.A11:'Intensidad-distancia'.A11" loext:std-weight="1"/>
      <style:graphic-properties draw:stroke="solid" svg:stroke-width="0.026cm" svg:stroke-color="#595959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'Intensidad-distancia'.A8:'Intensidad-distancia'.A8" chart:error-lower-range="'Intensidad-distancia'.A8:'Intensidad-distancia'.A8" loext:std-weight="1"/>
      <style:graphic-properties draw:stroke="solid" svg:stroke-width="0.026cm" svg:stroke-color="#595959" svg:stroke-opacity="100%" draw:stroke-linejoin="roun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726cm" svg:height="7.618cm" xlink:href=".." xlink:type="simple" chart:class="chart:scatter" chart:style-name="ch1">
        <chart:plot-area chart:style-name="ch2" table:cell-range-address="'Intensidad-distancia'.C2:'Intensidad-distancia'.C11 'Intensidad-distancia'.F2:'Intensidad-distancia'.F11" svg:x="1.282cm" svg:y="0.152cm" svg:width="12.17cm" svg:height="6.336cm">
          <chartooo:coordinate-region svg:x="1.952cm" svg:y="0.315cm" svg:width="11.255cm" svg:height="5.748cm"/>
          <chart:axis chart:dimension="x" chart:name="primary-x" chart:style-name="ch3">
            <chart:title svg:x="6.297cm" svg:y="6.641cm" chart:style-name="ch4">
              <text:p>Distancia (cm)</text:p>
            </chart:title>
          </chart:axis>
          <chart:axis chart:dimension="y" chart:name="primary-y" chart:style-name="ch5">
            <chart:title svg:x="0.451cm" svg:y="5.213cm" chart:style-name="ch6">
              <text:p>Intensidad de luz (W/m2)</text:p>
            </chart:title>
          </chart:axis>
          <chart:series chart:style-name="ch7" chart:values-cell-range-address="'Intensidad-distancia'.F2:'Intensidad-distancia'.F11" chart:class="chart:scatter">
            <chart:domain table:cell-range-address="'Intensidad-distancia'.C2:'Intensidad-distancia'.C11"/>
            <chart:error-indicator chart:style-name="ch8" chart:dimension="x"/>
            <chart:error-indicator chart:style-name="ch9" chart:dimension="y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  <draw:g>
                  <svg:desc>'Intensidad-distancia'.C2:'Intensidad-distancia'.C11</svg:desc>
                </draw:g>
              </table:table-cell>
              <table:table-cell office:value-type="float" office:value="613.486117232261">
                <text:p>613.486117232261</text:p>
                <draw:g>
                  <svg:desc>'Intensidad-distancia'.F2:'Intensidad-distancia'.F11</svg:desc>
                </draw:g>
              </table:table-cell>
              <table:table-cell office:value-type="float" office:value="0.001">
                <text:p>0.001</text:p>
                <draw:g>
                  <svg:desc>'Intensidad-distancia'.A11:'Intensidad-distancia'.A11</svg:desc>
                </draw:g>
              </table:table-cell>
              <table:table-cell office:value-type="float" office:value="0.001">
                <text:p>0.001</text:p>
                <draw:g>
                  <svg:desc>'Intensidad-distancia'.A11:'Intensidad-distancia'.A11</svg:desc>
                </draw:g>
              </table:table-cell>
              <table:table-cell office:value-type="float" office:value="0.440722785368004">
                <text:p>0.440722785368004</text:p>
                <draw:g>
                  <svg:desc>'Intensidad-distancia'.A8:'Intensidad-distancia'.A8</svg:desc>
                </draw:g>
              </table:table-cell>
              <table:table-cell office:value-type="float" office:value="0.440722785368004">
                <text:p>0.440722785368004</text:p>
                <draw:g>
                  <svg:desc>'Intensidad-distancia'.A8:'Intensidad-distancia'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478.184222124284">
                <text:p>478.18422212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55.222565006611">
                <text:p>355.22256500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277.655354781842">
                <text:p>277.65535478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16.835610401058">
                <text:p>216.83561040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183.340678713089">
                <text:p>183.34067871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47.642133098281">
                <text:p>147.64213309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  <table:table-cell office:value-type="float" office:value="127.809607756721">
                <text:p>127.80960775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109.299250771265">
                <text:p>109.29925077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">
                <text:p>145</text:p>
              </table:table-cell>
              <table:table-cell office:value-type="float" office:value="102.688408990745">
                <text:p>102.68840899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 chart:error-category="cell-range" chart:error-upper-range="Sol.D4:Sol.D4" chart:error-lower-range="Sol.D4:Sol.D4"/>
    </style:style>
    <style:style style:name="ch3" style:family="chart" style:data-style-name="N0">
      <style:chart-properties chart:display-label="true" chart:tick-marks-major-inner="false" chart:tick-marks-major-outer="false" chart:logarithmic="false" chart:minimum="0" chart:maximum="2.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aximum="4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Sol.D4:Sol.D4" chart:error-lower-range="Sol.D4:Sol.D4" chart:label-position="right"/>
      <style:graphic-properties draw:stroke="dash" draw:stroke-dash="msLineDash_20_1" svg:stroke-width="0.035cm" svg:stroke-color="#5b9bd5" draw:fill-color="#5b9bd5"/>
      <style:text-properties style:text-position="0% 100%" fo:font-family="Arial"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ol.C4:Sol.C4" chart:error-lower-range="Sol.C4:Sol.C4" loext:std-weight="1"/>
      <style:graphic-properties draw:stroke="solid" svg:stroke-width="0.026cm" svg:stroke-color="#595959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Sol.D4:Sol.D4" chart:error-lower-range="Sol.D4:Sol.D4" loext:std-weight="1"/>
      <style:graphic-properties draw:stroke="solid" svg:stroke-width="0.026cm" svg:stroke-color="#595959" svg:stroke-opacity="100%" draw:stroke-linejoin="roun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839cm" svg:height="7.618cm" xlink:href=".." xlink:type="simple" chart:class="chart:scatter" chart:style-name="ch1">
        <chart:plot-area chart:style-name="ch2" table:cell-range-address="Sol.A4:Sol.B22" svg:x="1.264cm" svg:y="0.152cm" svg:width="11.319cm" svg:height="6.336cm">
          <chartooo:coordinate-region svg:x="1.853cm" svg:y="0.315cm" svg:width="10.73cm" svg:height="5.748cm"/>
          <chart:axis chart:dimension="x" chart:name="primary-x" chart:style-name="ch3">
            <chart:title svg:x="6.513cm" svg:y="6.641cm" chart:style-name="ch4">
              <text:p>V (V)</text:p>
            </chart:title>
          </chart:axis>
          <chart:axis chart:dimension="y" chart:name="primary-y" chart:style-name="ch5">
            <chart:title svg:x="0.451cm" svg:y="3.821cm" chart:style-name="ch6">
              <text:p>I (mA)</text:p>
            </chart:title>
          </chart:axis>
          <chart:series chart:style-name="ch7" chart:values-cell-range-address="Sol.B4:Sol.B22" chart:class="chart:scatter">
            <chart:domain table:cell-range-address="Sol.A4:Sol.A22"/>
            <chart:error-indicator chart:style-name="ch8" chart:dimension="x"/>
            <chart:error-indicator chart:style-name="ch9" chart:dimension="y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1">
                <text:p>2.31</text:p>
                <draw:g>
                  <svg:desc>Sol.A4:Sol.A22</svg:desc>
                </draw:g>
              </table:table-cell>
              <table:table-cell office:value-type="float" office:value="7">
                <text:p>7</text:p>
                <draw:g>
                  <svg:desc>Sol.B4:Sol.B22</svg:desc>
                </draw:g>
              </table:table-cell>
              <table:table-cell office:value-type="float" office:value="0.01">
                <text:p>0.01</text:p>
                <draw:g>
                  <svg:desc>Sol.C4:Sol.C4</svg:desc>
                </draw:g>
              </table:table-cell>
              <table:table-cell office:value-type="float" office:value="0.01">
                <text:p>0.01</text:p>
                <draw:g>
                  <svg:desc>Sol.C4:Sol.C4</svg:desc>
                </draw:g>
              </table:table-cell>
              <table:table-cell office:value-type="float" office:value="0.1">
                <text:p>0.1</text:p>
                <draw:g>
                  <svg:desc>Sol.D4:Sol.D4</svg:desc>
                </draw:g>
              </table:table-cell>
              <table:table-cell office:value-type="float" office:value="0.1">
                <text:p>0.1</text:p>
                <draw:g>
                  <svg:desc>Sol.D4:Sol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1">
                <text:p>2.31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">
                <text:p>2.3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9">
                <text:p>2.2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8">
                <text:p>2.28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7">
                <text:p>2.27</text:p>
              </table:table-cell>
              <table:table-cell office:value-type="float" office:value="72.3">
                <text:p>7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92.6">
                <text:p>9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3">
                <text:p>2.23</text:p>
              </table:table-cell>
              <table:table-cell office:value-type="float" office:value="125.6">
                <text:p>12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1">
                <text:p>2.21</text:p>
              </table:table-cell>
              <table:table-cell office:value-type="float" office:value="151.5">
                <text:p>1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7">
                <text:p>2.17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7">
                <text:p>2.07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2">
                <text:p>2.02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9">
                <text:p>1.89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3">
                <text:p>1.73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9">
                <text:p>1.49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minimum="1.7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/>
      <style:graphic-properties draw:stroke="none" svg:stroke-width="0.053cm" svg:stroke-color="#5b9bd5" draw:fill-color="#5b9bd5"/>
      <style:text-properties style:text-position="0% 100%" fo:font-family="Arial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draw:stroke="dash" draw:stroke-dash="msLineDash_20_1" svg:stroke-width="0.053cm" svg:stroke-color="#5b9bd5"/>
    </style:style>
    <style:style style:name="ch9" style:family="chart">
      <style:text-properties style:text-position="0% 100%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839cm" svg:height="7.133cm" xlink:href=".." xlink:type="simple" chart:class="chart:scatter" chart:style-name="ch1">
        <chart:plot-area chart:style-name="ch2" table:cell-range-address="'Intensidad-distancia'.G2:'Intensidad-distancia'.H11" svg:x="1.013cm" svg:y="0.206cm" svg:width="12.031cm" svg:height="5.839cm">
          <chartooo:coordinate-region svg:x="1.52cm" svg:y="0.369cm" svg:width="11.319cm" svg:height="5.251cm"/>
          <chart:axis chart:dimension="x" chart:name="primary-x" chart:style-name="ch3">
            <chart:title svg:x="5.612cm" svg:y="6.188cm" chart:style-name="ch4">
              <text:p>Log(distancia [cm])</text:p>
            </chart:title>
          </chart:axis>
          <chart:axis chart:dimension="y" chart:name="primary-y" chart:style-name="ch5">
            <chart:title svg:x="0.18cm" svg:y="4.906cm" chart:style-name="ch6">
              <text:p>Log(intensidad [W/m2])</text:p>
            </chart:title>
          </chart:axis>
          <chart:series chart:style-name="ch7" chart:values-cell-range-address="'Intensidad-distancia'.H2:'Intensidad-distancia'.H11" chart:class="chart:scatter">
            <chart:domain table:cell-range-address="'Intensidad-distancia'.G2:'Intensidad-distancia'.G11"/>
            <chart:regression-curve chart:style-name="ch8">
              <chart:equation chart:display-equation="true" chart:display-r-square="true" chart:style-name="ch9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9934054945358">
                <text:p>1.79934054945358</text:p>
                <draw:g>
                  <svg:desc>'Intensidad-distancia'.G2:'Intensidad-distancia'.G11</svg:desc>
                </draw:g>
              </table:table-cell>
              <table:table-cell office:value-type="float" office:value="2.78780473938961">
                <text:p>2.78780473938961</text:p>
                <draw:g>
                  <svg:desc>'Intensidad-distancia'.H2:'Intensidad-distancia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4509804001426">
                <text:p>1.84509804001426</text:p>
              </table:table-cell>
              <table:table-cell office:value-type="float" office:value="2.67959524229961">
                <text:p>2.6795952422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0308998699194">
                <text:p>1.90308998699194</text:p>
              </table:table-cell>
              <table:table-cell office:value-type="float" office:value="2.55050054592015">
                <text:p>2.55050054592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424250943932">
                <text:p>1.95424250943932</text:p>
              </table:table-cell>
              <table:table-cell office:value-type="float" office:value="2.44350605356865">
                <text:p>2.44350605356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33613060688242">
                <text:p>2.33613060688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2.26325883474181">
                <text:p>2.26325883474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2.16921031115191">
                <text:p>2.16921031115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1394335230684">
                <text:p>2.11394335230684</text:p>
              </table:table-cell>
              <table:table-cell office:value-type="float" office:value="2.10656350201402">
                <text:p>2.10656350201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4612803567824">
                <text:p>2.14612803567824</text:p>
              </table:table-cell>
              <table:table-cell office:value-type="float" office:value="2.03861718494128">
                <text:p>2.03861718494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136800223497">
                <text:p>2.16136800223497</text:p>
              </table:table-cell>
              <table:table-cell office:value-type="float" office:value="2.01152142514108">
                <text:p>2.01152142514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4pt" fo:language="es" fo:country="ES" fo:font-weight="bold" style:font-size-asian="14pt" style:font-weight-asian="bold" style:font-size-complex="14pt" style:font-weight-complex="bold"/>
    </style:style>
    <style:style style:name="ch3" style:family="chart">
      <style:chart-properties chart:symbol-type="automatic" chart:include-hidden-cells="false" chart:treat-empty-cells="leave-gap" chart:error-category="cell-range" chart:error-upper-range="'Curvas características'.I8:'Curvas características'.I8" chart:error-lower-range="'Curvas características'.I8:'Curvas características'.I8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2.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chart-properties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7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'Curvas características'.I8:'Curvas características'.I8" chart:error-lower-range="'Curvas características'.I8:'Curvas características'.I8" chart:label-position="right">
        <chart:label-separator>
          <text:p>; </text:p>
        </chart:label-separator>
      </style:chart-properties>
      <style:graphic-properties draw:stroke="dash" draw:stroke-dash="msLineDash_20_1" svg:stroke-width="0.035cm" svg:stroke-color="#5b9bd5" draw:fill-color="#5b9bd5" fo:wrap-option="wrap"/>
      <style:text-properties fo:color="#000000" style:text-position="0% 100%" fo:font-family="Calibri" fo:font-size="10pt" fo:language="es" fo:country="ES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Curvas características'.H8:'Curvas características'.H8" chart:error-lower-range="'Curvas características'.H8:'Curvas características'.H8" loext:std-weight="1"/>
      <style:graphic-properties draw:stroke="solid" svg:stroke-width="0.018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'Curvas características'.I8:'Curvas características'.I8" chart:error-lower-range="'Curvas características'.I8:'Curvas características'.I8" loext:std-weight="1"/>
      <style:graphic-properties draw:stroke="solid" svg:stroke-width="0.018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106cm" chart:symbol-height="0.106cm"/>
      <style:graphic-properties draw:stroke-dash="msLineDash_20_2"/>
    </style:style>
    <style:style style:name="ch12" style:family="chart">
      <style:chart-properties chart:solid-type="cuboid" chart:symbol-type="named-symbol" chart:symbol-name="circle" chart:symbol-width="0.106cm" chart:symbol-height="0.106cm"/>
      <style:graphic-properties draw:stroke-dash="msLineDash_20_3"/>
    </style:style>
    <style:style style:name="ch13" style:family="chart">
      <style:chart-properties chart:solid-type="cuboid" chart:symbol-type="named-symbol" chart:symbol-name="circle" chart:symbol-width="0.106cm" chart:symbol-height="0.106cm"/>
      <style:graphic-properties draw:stroke-dash="msLineDash_20_4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2.554cm" svg:height="7.158cm" xlink:href=".." xlink:type="simple" chart:class="chart:scatter" chart:style-name="ch1">
        <chart:title svg:x="5.233cm" svg:y="0.278cm" chart:style-name="ch2">
          <text:p>d = 70 cm</text:p>
        </chart:title>
        <chart:plot-area chart:style-name="ch3" table:cell-range-address="'Curvas características'.C8:'Curvas características'.D28 'Curvas características'.D7:'Curvas características'.D7" chart:data-source-has-labels="row" svg:x="0.876cm" svg:y="1.1cm" svg:width="11.46cm" svg:height="5.372cm">
          <chartooo:coordinate-region svg:x="1.302cm" svg:y="1.264cm" svg:width="11.034cm" svg:height="4.783cm"/>
          <chart:axis chart:dimension="x" chart:name="primary-x" chart:style-name="ch4">
            <chart:title svg:x="5.701cm" svg:y="6.577cm" chart:style-name="ch5">
              <text:p>V (V)</text:p>
            </chart:title>
          </chart:axis>
          <chart:axis chart:dimension="y" chart:name="primary-y" chart:style-name="ch6">
            <chart:title svg:x="0.068cm" svg:y="4.287cm" chart:style-name="ch7">
              <text:p>I (mA)</text:p>
            </chart:title>
          </chart:axis>
          <chart:series chart:style-name="ch8" chart:values-cell-range-address="'Curvas características'.D8:'Curvas características'.D28" chart:label-cell-address="'Curvas características'.D7:'Curvas características'.D7" chart:class="chart:scatter">
            <chart:domain table:cell-range-address="'Curvas características'.C8:'Curvas características'.C28"/>
            <chart:error-indicator chart:style-name="ch9" chart:dimension="x"/>
            <chart:error-indicator chart:style-name="ch10" chart:dimension="y"/>
            <chart:data-point chart:style-name="ch11"/>
            <chart:data-point chart:repeated="15"/>
            <chart:data-point chart:style-name="ch12"/>
            <chart:data-point chart:repeated="3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mA</text:p>
                <draw:g>
                  <svg:desc>'Curvas características'.D7:'Curvas características'.D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7">
                <text:p>2.17</text:p>
                <draw:g>
                  <svg:desc>'Curvas características'.C8:'Curvas características'.C28</svg:desc>
                </draw:g>
              </table:table-cell>
              <table:table-cell office:value-type="float" office:value="0">
                <text:p>0</text:p>
                <draw:g>
                  <svg:desc>'Curvas características'.D8:'Curvas características'.D28</svg:desc>
                </draw:g>
              </table:table-cell>
              <table:table-cell office:value-type="float" office:value="0.01">
                <text:p>0.01</text:p>
                <draw:g>
                  <svg:desc>'Curvas características'.H8:'Curvas características'.H8</svg:desc>
                </draw:g>
              </table:table-cell>
              <table:table-cell office:value-type="float" office:value="0.01">
                <text:p>0.01</text:p>
                <draw:g>
                  <svg:desc>'Curvas características'.H8:'Curvas características'.H8</svg:desc>
                </draw:g>
              </table:table-cell>
              <table:table-cell office:value-type="float" office:value="0.1">
                <text:p>0.1</text:p>
                <draw:g>
                  <svg:desc>'Curvas características'.I8:'Curvas características'.I8</svg:desc>
                </draw:g>
              </table:table-cell>
              <table:table-cell office:value-type="float" office:value="0.1">
                <text:p>0.1</text:p>
                <draw:g>
                  <svg:desc>'Curvas características'.I8:'Curvas características'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3">
                <text:p>2.13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">
                <text:p>2.1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9">
                <text:p>2.09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8">
                <text:p>2.08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">
                <text:p>2.07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5">
                <text:p>2.05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">
                <text:p>2.04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2">
                <text:p>2.02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">
                <text:p>2.01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8">
                <text:p>1.98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6">
                <text:p>1.96</text:p>
              </table:table-cell>
              <table:table-cell office:value-type="float" office:value="23.4">
                <text:p>2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">
                <text:p>1.9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5">
                <text:p>1.85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5">
                <text:p>1.75</text:p>
              </table:table-cell>
              <table:table-cell office:value-type="float" office:value="43.3">
                <text:p>4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6">
                <text:p>1.46</text:p>
              </table:table-cell>
              <table:table-cell office:value-type="float" office:value="60.9">
                <text:p>6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8">
                <text:p>1.08</text:p>
              </table:table-cell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">
                <text:p>0.77</text:p>
              </table:table-cell>
              <table:table-cell office:value-type="float" office:value="67.8">
                <text:p>6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7.7">
                <text:p>6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  <draw:stroke-dash draw:name="msLineDash_20_2" draw:display-name="msLineDash 2" draw:style="round" draw:dots1="1" draw:dots1-length="100%" draw:distance="100%"/>
    <draw:stroke-dash draw:name="msLineDash_20_3" draw:display-name="msLineDash 3" draw:style="round" draw:dots1="1" draw:dots1-length="100%" draw:distance="100%"/>
    <draw:stroke-dash draw:name="msLineDash_20_4" draw:display-name="msLineDash 4" draw:style="round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4pt" fo:language="es" fo:country="ES" fo:font-weight="bold" style:font-size-asian="14pt" style:font-weight-asian="bold" style:font-size-complex="14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 chart:error-category="cell-range" chart:error-upper-range="'Curvas características'.I38:'Curvas características'.I38" chart:error-lower-range="'Curvas características'.I38:'Curvas características'.I38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2.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'Curvas características'.I38:'Curvas características'.I38" chart:error-lower-range="'Curvas características'.I38:'Curvas características'.I38" chart:label-position="right">
        <chart:label-separator>
          <text:p>; </text:p>
        </chart:label-separator>
      </style:chart-properties>
      <style:graphic-properties draw:stroke="dash" draw:stroke-dash="msLineDash_20_1" svg:stroke-width="0.035cm" svg:stroke-color="#5b9bd5" draw:fill-color="#5b9bd5" fo:wrap-option="wrap"/>
      <style:text-properties fo:color="#000000" style:text-position="0% 100%" fo:font-family="Calibri" fo:font-size="10pt" fo:language="es" fo:country="ES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Curvas características'.H38:'Curvas características'.H38" chart:error-lower-range="'Curvas características'.H38:'Curvas características'.H38" loext:std-weight="1"/>
      <style:graphic-properties draw:stroke="solid" svg:stroke-width="0.018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'Curvas características'.I38:'Curvas características'.I38" chart:error-lower-range="'Curvas características'.I38:'Curvas características'.I38" loext:std-weight="1"/>
      <style:graphic-properties draw:stroke="solid" svg:stroke-width="0.018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106cm" chart:symbol-height="0.106cm"/>
      <style:graphic-properties draw:stroke-dash="msLineDash_20_2"/>
    </style:style>
    <style:style style:name="ch12" style:family="chart">
      <style:chart-properties chart:solid-type="cuboid" chart:symbol-type="named-symbol" chart:symbol-name="circle" chart:symbol-width="0.106cm" chart:symbol-height="0.106cm"/>
      <style:graphic-properties draw:stroke-dash="msLineDash_20_3"/>
    </style:style>
    <style:style style:name="ch13" style:family="chart">
      <style:chart-properties chart:solid-type="cuboid" chart:symbol-type="named-symbol" chart:symbol-name="circle" chart:symbol-width="0.106cm" chart:symbol-height="0.106cm"/>
      <style:graphic-properties draw:stroke-dash="msLineDash_20_4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2.6cm" svg:height="8.285cm" xlink:href=".." xlink:type="simple" chart:class="chart:scatter" chart:style-name="ch1">
        <chart:title svg:x="5.134cm" svg:y="0.3cm" chart:style-name="ch2">
          <text:p>d = 110 cm</text:p>
        </chart:title>
        <chart:plot-area chart:style-name="ch3" table:cell-range-address="'Curvas características'.F38:'Curvas características'.G63" svg:x="1.26cm" svg:y="1.25cm" svg:width="11.088cm" svg:height="5.892cm">
          <chartooo:coordinate-region svg:x="1.686cm" svg:y="1.414cm" svg:width="10.662cm" svg:height="5.303cm"/>
          <chart:axis chart:dimension="x" chart:name="primary-x" chart:style-name="ch4">
            <chart:title svg:x="6.394cm" svg:y="7.308cm" chart:style-name="ch5">
              <text:p>V (V)</text:p>
            </chart:title>
          </chart:axis>
          <chart:axis chart:dimension="y" chart:name="primary-y" chart:style-name="ch6">
            <chart:title svg:x="0.451cm" svg:y="4.697cm" chart:style-name="ch7">
              <text:p>I (mA)</text:p>
            </chart:title>
          </chart:axis>
          <chart:series chart:style-name="ch8" chart:values-cell-range-address="'Curvas características'.G38:'Curvas características'.G63" chart:class="chart:scatter">
            <chart:domain table:cell-range-address="'Curvas características'.F38:'Curvas características'.F63"/>
            <chart:error-indicator chart:style-name="ch9" chart:dimension="x"/>
            <chart:error-indicator chart:style-name="ch10" chart:dimension="y"/>
            <chart:data-point chart:style-name="ch11"/>
            <chart:data-point chart:repeated="18"/>
            <chart:data-point chart:style-name="ch12"/>
            <chart:data-point chart:repeated="5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">
                <text:p>2.03</text:p>
                <draw:g>
                  <svg:desc>'Curvas características'.F38:'Curvas características'.F63</svg:desc>
                </draw:g>
              </table:table-cell>
              <table:table-cell office:value-type="float" office:value="0">
                <text:p>0</text:p>
                <draw:g>
                  <svg:desc>'Curvas características'.G38:'Curvas características'.G63</svg:desc>
                </draw:g>
              </table:table-cell>
              <table:table-cell office:value-type="float" office:value="0.01">
                <text:p>0.01</text:p>
                <draw:g>
                  <svg:desc>'Curvas características'.H38:'Curvas características'.H38</svg:desc>
                </draw:g>
              </table:table-cell>
              <table:table-cell office:value-type="float" office:value="0.01">
                <text:p>0.01</text:p>
                <draw:g>
                  <svg:desc>'Curvas características'.H38:'Curvas características'.H38</svg:desc>
                </draw:g>
              </table:table-cell>
              <table:table-cell office:value-type="float" office:value="0.1">
                <text:p>0.1</text:p>
                <draw:g>
                  <svg:desc>'Curvas características'.I38:'Curvas características'.I38</svg:desc>
                </draw:g>
              </table:table-cell>
              <table:table-cell office:value-type="float" office:value="0.1">
                <text:p>0.1</text:p>
                <draw:g>
                  <svg:desc>'Curvas características'.I38:'Curvas características'.I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">
                <text:p>1.9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7">
                <text:p>1.97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">
                <text:p>1.96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5">
                <text:p>1.9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4">
                <text:p>1.94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3">
                <text:p>1.9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2">
                <text:p>1.9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1">
                <text:p>1.91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9">
                <text:p>1.89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8">
                <text:p>1.88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">
                <text:p>1.87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6">
                <text:p>1.86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5">
                <text:p>1.8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4">
                <text:p>1.84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3">
                <text:p>1.83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2">
                <text:p>1.8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4">
                <text:p>1.7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5">
                <text:p>1.55</text:p>
              </table:table-cell>
              <table:table-cell office:value-type="float" office:value="26.7">
                <text:p>2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">
                <text:p>1.4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7">
                <text:p>1.17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">
                <text:p>0.86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">
                <text:p>0.64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">
                <text:p>0.46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1.8">
                <text:p>3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  <draw:stroke-dash draw:name="msLineDash_20_2" draw:display-name="msLineDash 2" draw:style="round" draw:dots1="1" draw:dots1-length="100%" draw:distance="100%"/>
    <draw:stroke-dash draw:name="msLineDash_20_3" draw:display-name="msLineDash 3" draw:style="round" draw:dots1="1" draw:dots1-length="100%" draw:distance="100%"/>
    <draw:stroke-dash draw:name="msLineDash_20_4" draw:display-name="msLineDash 4" draw:style="round" draw:dots1="1" draw:dots1-length="1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4pt" fo:language="es" fo:country="ES" fo:font-weight="bold" style:font-size-asian="14pt" style:font-weight-asian="bold" style:font-size-complex="14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 chart:error-category="cell-range" chart:error-upper-range="'Curvas características'.I68:'Curvas características'.I68" chart:error-lower-range="'Curvas características'.I68:'Curvas características'.I68"/>
    </style:style>
    <style:style style:name="ch4" style:family="chart" style:data-style-name="N0">
      <style:chart-properties chart:display-label="true" chart:logarithmic="false" chart:minimum="0" chart:max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minimum="0" chart:maximum="18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'Curvas características'.I68:'Curvas características'.I68" chart:error-lower-range="'Curvas características'.I68:'Curvas características'.I68" chart:label-position="right">
        <chart:label-separator>
          <text:p>; </text:p>
        </chart:label-separator>
      </style:chart-properties>
      <style:graphic-properties draw:stroke="dash" draw:stroke-dash="msLineDash_20_1" svg:stroke-width="0.035cm" svg:stroke-color="#5b9bd5" draw:fill-color="#5b9bd5" fo:wrap-option="wrap"/>
      <style:text-properties fo:color="#000000" style:text-position="0% 100%" fo:font-family="Calibri" fo:font-size="10pt" fo:language="es" fo:country="ES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Curvas características'.H68:'Curvas características'.H68" chart:error-lower-range="'Curvas características'.H68:'Curvas características'.H68" loext:std-weight="1"/>
      <style:graphic-properties draw:stroke="solid" svg:stroke-width="0.018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'Curvas características'.I68:'Curvas características'.I68" chart:error-lower-range="'Curvas características'.I68:'Curvas características'.I68" loext:std-weight="1"/>
      <style:graphic-properties draw:stroke="solid" svg:stroke-width="0.018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106cm" chart:symbol-height="0.106cm"/>
      <style:graphic-properties draw:stroke-dash="msLineDash_20_2"/>
    </style:style>
    <style:style style:name="ch12" style:family="chart">
      <style:chart-properties chart:solid-type="cuboid" chart:symbol-type="named-symbol" chart:symbol-name="circle" chart:symbol-width="0.106cm" chart:symbol-height="0.106cm"/>
      <style:graphic-properties draw:stroke-dash="msLineDash_20_3"/>
    </style:style>
    <style:style style:name="ch13" style:family="chart">
      <style:chart-properties chart:solid-type="cuboid" chart:symbol-type="named-symbol" chart:symbol-name="circle" chart:symbol-width="0.106cm" chart:symbol-height="0.106cm"/>
      <style:graphic-properties draw:stroke-dash="msLineDash_20_4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2.912cm" svg:height="7.493cm" xlink:href=".." xlink:type="simple" chart:class="chart:scatter" chart:style-name="ch1">
        <chart:title svg:x="5.29cm" svg:y="0.284cm" chart:style-name="ch2">
          <text:p>d = 150 cm</text:p>
        </chart:title>
        <chart:plot-area chart:style-name="ch3" table:cell-range-address="'Curvas características'.F68:'Curvas características'.G96" svg:x="1.266cm" svg:y="1.218cm" svg:width="11.388cm" svg:height="5.148cm">
          <chartooo:coordinate-region svg:x="1.68cm" svg:y="1.381cm" svg:width="10.729cm" svg:height="4.41cm"/>
          <chart:axis chart:dimension="x" chart:name="primary-x" chart:style-name="ch4">
            <chart:title svg:x="6.408cm" svg:y="6.516cm" chart:style-name="ch5">
              <text:p>V (mV)</text:p>
            </chart:title>
          </chart:axis>
          <chart:axis chart:dimension="y" chart:name="primary-y" chart:style-name="ch6">
            <chart:title svg:x="0.451cm" svg:y="4.293cm" chart:style-name="ch7">
              <text:p>I (mA)</text:p>
            </chart:title>
          </chart:axis>
          <chart:series chart:style-name="ch8" chart:values-cell-range-address="'Curvas características'.G68:'Curvas características'.G96" chart:class="chart:scatter">
            <chart:domain table:cell-range-address="'Curvas características'.F68:'Curvas características'.F96"/>
            <chart:error-indicator chart:style-name="ch9" chart:dimension="x"/>
            <chart:error-indicator chart:style-name="ch10" chart:dimension="y"/>
            <chart:data-point chart:style-name="ch11"/>
            <chart:data-point chart:repeated="20"/>
            <chart:data-point chart:style-name="ch12"/>
            <chart:data-point chart:repeated="6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8">
                <text:p>1.98</text:p>
                <draw:g>
                  <svg:desc>'Curvas características'.F68:'Curvas características'.F96</svg:desc>
                </draw:g>
              </table:table-cell>
              <table:table-cell office:value-type="float" office:value="0">
                <text:p>0</text:p>
                <draw:g>
                  <svg:desc>'Curvas características'.G68:'Curvas características'.G96</svg:desc>
                </draw:g>
              </table:table-cell>
              <table:table-cell office:value-type="float" office:value="0.01">
                <text:p>0.01</text:p>
                <draw:g>
                  <svg:desc>'Curvas características'.H68:'Curvas características'.H68</svg:desc>
                </draw:g>
              </table:table-cell>
              <table:table-cell office:value-type="float" office:value="0.01">
                <text:p>0.01</text:p>
                <draw:g>
                  <svg:desc>'Curvas características'.H68:'Curvas características'.H68</svg:desc>
                </draw:g>
              </table:table-cell>
              <table:table-cell office:value-type="float" office:value="0.1">
                <text:p>0.1</text:p>
                <draw:g>
                  <svg:desc>'Curvas características'.I68:'Curvas características'.I68</svg:desc>
                </draw:g>
              </table:table-cell>
              <table:table-cell office:value-type="float" office:value="0.1">
                <text:p>0.1</text:p>
                <draw:g>
                  <svg:desc>'Curvas características'.I68:'Curvas características'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">
                <text:p>1.8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7">
                <text:p>1.87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6">
                <text:p>1.8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5">
                <text:p>1.85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4">
                <text:p>1.8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3">
                <text:p>1.83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2">
                <text:p>1.82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">
                <text:p>1.8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">
                <text:p>1.8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8">
                <text:p>1.7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7">
                <text:p>1.77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6">
                <text:p>1.76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">
                <text:p>1.7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2">
                <text:p>1.72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7">
                <text:p>1.67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5">
                <text:p>1.65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2">
                <text:p>1.62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">
                <text:p>1.58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2">
                <text:p>1.52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">
                <text:p>1.37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">
                <text:p>1.25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">
                <text:p>1.1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5">
                <text:p>0.75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">
                <text:p>0.45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  <draw:stroke-dash draw:name="msLineDash_20_2" draw:display-name="msLineDash 2" draw:style="round" draw:dots1="1" draw:dots1-length="100%" draw:distance="100%"/>
    <draw:stroke-dash draw:name="msLineDash_20_3" draw:display-name="msLineDash 3" draw:style="round" draw:dots1="1" draw:dots1-length="100%" draw:distance="100%"/>
    <draw:stroke-dash draw:name="msLineDash_20_4" draw:display-name="msLineDash 4" draw:style="round" draw:dots1="1" draw:dots1-length="100%" draw:distance="1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 chart:error-category="cell-range"/>
    </style:style>
    <style:style style:name="ch3" style:family="chart" style:data-style-name="N0">
      <style:chart-properties chart:display-label="true" chart:tick-marks-major-inner="false" chart:tick-marks-major-outer="false" chart:logarithmic="false" chart:minimum="0" chart:maximum="2.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7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'Curvas VI juntas'.H4:'Curvas VI juntas'.H4" chart:error-lower-range="'Curvas VI juntas'.H4:'Curvas VI juntas'.H4" chart:label-position="right">
        <chart:label-separator>
          <text:p>; </text:p>
        </chart:label-separator>
      </style:chart-properties>
      <style:graphic-properties draw:stroke="dash" draw:stroke-dash="msLineDash_20_1" svg:stroke-width="0.035cm" svg:stroke-color="#2f5597" draw:fill-color="#2f5597" fo:wrap-option="wrap"/>
      <style:text-properties fo:color="#000000" style:text-position="0% 100%" fo:font-family="Calibri" fo:font-size="10pt" fo:language="es" fo:country="ES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Curvas VI juntas'.G4:'Curvas VI juntas'.G4" chart:error-lower-range="'Curvas VI juntas'.G4:'Curvas VI juntas'.G4" loext:std-weight="1"/>
      <style:graphic-properties draw:stroke="solid" svg:stroke-width="0.018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'Curvas VI juntas'.H4:'Curvas VI juntas'.H4" chart:error-lower-range="'Curvas VI juntas'.H4:'Curvas VI juntas'.H4" loext:std-weight="1"/>
      <style:graphic-properties draw:stroke="solid" svg:stroke-width="0.018cm" svg:stroke-color="#000000" svg:stroke-opacity="100%" draw:stroke-linejoin="round"/>
    </style:style>
    <style:style style:name="ch10" style:family="chart">
      <style:chart-properties chart:solid-type="cuboid" chart:symbol-type="named-symbol" chart:symbol-name="circle" chart:symbol-width="0.106cm" chart:symbol-height="0.106cm"/>
      <style:graphic-properties draw:stroke-dash="msLineDash_20_2"/>
    </style:style>
    <style:style style:name="ch11" style:family="chart" style:data-style-name="N0">
      <style:chart-properties chart:symbol-type="named-symbol" chart:symbol-name="square" chart:symbol-width="0.106cm" chart:symbol-height="0.106cm" chart:link-data-style-to-source="true" chart:error-category="cell-range" chart:error-upper-range="'Curvas VI juntas'.L4:'Curvas VI juntas'.L4" chart:error-lower-range="'Curvas VI juntas'.L4:'Curvas VI juntas'.L4" chart:label-position="right">
        <chart:label-separator>
          <text:p>; </text:p>
        </chart:label-separator>
      </style:chart-properties>
      <style:graphic-properties draw:stroke="dash" draw:stroke-dash="msLineDash_20_3" svg:stroke-width="0.035cm" svg:stroke-color="#5b9bd5" draw:fill-color="#5b9bd5" fo:wrap-option="wrap"/>
      <style:text-properties fo:color="#000000" style:text-position="0% 100%" fo:font-family="Calibri" fo:font-size="10pt" fo:language="es" fo:country="ES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Curvas VI juntas'.K4:'Curvas VI juntas'.K4" chart:error-lower-range="'Curvas VI juntas'.K4:'Curvas VI juntas'.K4" loext:std-weight="1"/>
      <style:graphic-properties draw:stroke="solid" svg:stroke-width="0.018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'Curvas VI juntas'.L4:'Curvas VI juntas'.L4" chart:error-lower-range="'Curvas VI juntas'.L4:'Curvas VI juntas'.L4" loext:std-weight="1"/>
      <style:graphic-properties draw:stroke="solid" svg:stroke-width="0.018cm" svg:stroke-color="#000000" svg:stroke-opacity="100%" draw:stroke-linejoin="round"/>
    </style:style>
    <style:style style:name="ch14" style:family="chart">
      <style:chart-properties chart:solid-type="cuboid" chart:symbol-type="named-symbol" chart:symbol-name="square" chart:symbol-width="0.106cm" chart:symbol-height="0.106cm"/>
      <style:graphic-properties draw:stroke-dash="msLineDash_20_4"/>
    </style:style>
    <style:style style:name="ch15" style:family="chart" style:data-style-name="N0">
      <style:chart-properties chart:symbol-type="named-symbol" chart:symbol-name="arrow-up" chart:symbol-width="0.106cm" chart:symbol-height="0.106cm" chart:link-data-style-to-source="true" chart:error-category="cell-range" chart:error-upper-range="'Curvas VI juntas'.L4:'Curvas VI juntas'.L4" chart:error-lower-range="'Curvas VI juntas'.L4:'Curvas VI juntas'.L4" chart:label-position="right">
        <chart:label-separator>
          <text:p>; </text:p>
        </chart:label-separator>
      </style:chart-properties>
      <style:graphic-properties draw:stroke="dash" draw:stroke-dash="msLineDash_20_5" svg:stroke-width="0.035cm" svg:stroke-color="#7030a0" draw:fill-color="#7030a0" fo:wrap-option="wrap"/>
      <style:text-properties fo:color="#000000" style:text-position="0% 100%" fo:font-family="Calibri" fo:font-size="10pt" fo:language="es" fo:country="ES" style:font-size-asian="10pt" style:font-size-complex="10pt"/>
    </style:style>
    <style:style style:name="ch16" style:family="chart">
      <style:chart-properties chart:solid-type="cuboid" chart:symbol-type="named-symbol" chart:symbol-name="arrow-up" chart:symbol-width="0.106cm" chart:symbol-height="0.106cm"/>
      <style:graphic-properties draw:stroke-dash="msLineDash_20_6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2.542cm" svg:height="7.369cm" xlink:href=".." xlink:type="simple" chart:class="chart:scatter" chart:style-name="ch1">
        <chart:plot-area chart:style-name="ch2" table:cell-range-address="'Curvas VI juntas'.E4:'Curvas VI juntas'.F29 'Curvas VI juntas'.B4:'Curvas VI juntas'.B29 'Curvas VI juntas'.J4:'Curvas VI juntas'.J32" chart:data-source-has-labels="row" svg:x="1.258cm" svg:y="0.147cm" svg:width="11.034cm" svg:height="6.097cm">
          <chartooo:coordinate-region svg:x="1.684cm" svg:y="0.31cm" svg:width="10.608cm" svg:height="5.509cm"/>
          <chart:axis chart:dimension="x" chart:name="primary-x" chart:style-name="ch3">
            <chart:title svg:x="6.365cm" svg:y="6.392cm" chart:style-name="ch4">
              <text:p>V (V)</text:p>
            </chart:title>
          </chart:axis>
          <chart:axis chart:dimension="y" chart:name="primary-y" chart:style-name="ch5">
            <chart:title svg:x="0.451cm" svg:y="3.696cm" chart:style-name="ch6">
              <text:p>I (mA)</text:p>
            </chart:title>
          </chart:axis>
          <chart:series chart:style-name="ch7" chart:values-cell-range-address="'Curvas VI juntas'.F4:'Curvas VI juntas'.F29" chart:class="chart:scatter">
            <chart:domain table:cell-range-address="'Curvas VI juntas'.E4:'Curvas VI juntas'.E29"/>
            <chart:error-indicator chart:style-name="ch8" chart:dimension="x"/>
            <chart:error-indicator chart:style-name="ch9" chart:dimension="y"/>
            <chart:data-point chart:repeated="19"/>
            <chart:data-point chart:style-name="ch10"/>
            <chart:data-point chart:repeated="6"/>
          </chart:series>
          <chart:series chart:style-name="ch11" chart:values-cell-range-address="'Curvas VI juntas'.B4:'Curvas VI juntas'.B29" loext:label-string="&quot;normal&quot;" chart:class="chart:scatter">
            <chart:domain table:cell-range-address="'Curvas VI juntas'.A4:'Curvas VI juntas'.A29"/>
            <chart:error-indicator chart:style-name="ch12" chart:dimension="x"/>
            <chart:error-indicator chart:style-name="ch13" chart:dimension="y"/>
            <chart:data-point chart:repeated="16"/>
            <chart:data-point chart:style-name="ch14"/>
            <chart:data-point chart:repeated="9"/>
          </chart:series>
          <chart:series chart:style-name="ch15" chart:values-cell-range-address="'Curvas VI juntas'.J4:'Curvas VI juntas'.J32" loext:label-string="&quot;grados&quot;" chart:class="chart:scatter">
            <chart:domain table:cell-range-address="'Curvas VI juntas'.I4:'Curvas VI juntas'.I32"/>
            <chart:error-indicator chart:style-name="ch12" chart:dimension="x"/>
            <chart:error-indicator chart:style-name="ch13" chart:dimension="y"/>
            <chart:data-point chart:repeated="21"/>
            <chart:data-point chart:style-name="ch16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norma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grado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">
                <text:p>2.03</text:p>
                <draw:g>
                  <svg:desc>'Curvas VI juntas'.E4:'Curvas VI juntas'.E29</svg:desc>
                </draw:g>
              </table:table-cell>
              <table:table-cell office:value-type="float" office:value="0">
                <text:p>0</text:p>
                <draw:g>
                  <svg:desc>'Curvas VI juntas'.F4:'Curvas VI juntas'.F29</svg:desc>
                </draw:g>
              </table:table-cell>
              <table:table-cell office:value-type="float" office:value="0.01">
                <text:p>0.01</text:p>
                <draw:g>
                  <svg:desc>'Curvas VI juntas'.G4:'Curvas VI juntas'.G4</svg:desc>
                </draw:g>
              </table:table-cell>
              <table:table-cell office:value-type="float" office:value="0.01">
                <text:p>0.01</text:p>
                <draw:g>
                  <svg:desc>'Curvas VI juntas'.G4:'Curvas VI juntas'.G4</svg:desc>
                </draw:g>
              </table:table-cell>
              <table:table-cell office:value-type="float" office:value="0.1">
                <text:p>0.1</text:p>
                <draw:g>
                  <svg:desc>'Curvas VI juntas'.H4:'Curvas VI juntas'.H4</svg:desc>
                </draw:g>
              </table:table-cell>
              <table:table-cell office:value-type="float" office:value="0.1">
                <text:p>0.1</text:p>
                <draw:g>
                  <svg:desc>'Curvas VI juntas'.H4:'Curvas VI juntas'.H4</svg:desc>
                </draw:g>
              </table:table-cell>
              <table:table-cell office:value-type="float" office:value="2.17">
                <text:p>2.17</text:p>
                <draw:g>
                  <svg:desc>'Curvas VI juntas'.A4:'Curvas VI juntas'.A29</svg:desc>
                </draw:g>
              </table:table-cell>
              <table:table-cell office:value-type="float" office:value="0">
                <text:p>0</text:p>
                <draw:g>
                  <svg:desc>'Curvas VI juntas'.B4:'Curvas VI juntas'.B29</svg:desc>
                </draw:g>
              </table:table-cell>
              <table:table-cell office:value-type="float" office:value="0.01">
                <text:p>0.01</text:p>
                <draw:g>
                  <svg:desc>'Curvas VI juntas'.K4:'Curvas VI juntas'.K4</svg:desc>
                </draw:g>
              </table:table-cell>
              <table:table-cell office:value-type="float" office:value="0.01">
                <text:p>0.01</text:p>
                <draw:g>
                  <svg:desc>'Curvas VI juntas'.K4:'Curvas VI juntas'.K4</svg:desc>
                </draw:g>
              </table:table-cell>
              <table:table-cell office:value-type="float" office:value="0.1">
                <text:p>0.1</text:p>
                <draw:g>
                  <svg:desc>'Curvas VI juntas'.L4:'Curvas VI juntas'.L4</svg:desc>
                </draw:g>
              </table:table-cell>
              <table:table-cell office:value-type="float" office:value="0.1">
                <text:p>0.1</text:p>
                <draw:g>
                  <svg:desc>'Curvas VI juntas'.L4:'Curvas VI juntas'.L4</svg:desc>
                </draw:g>
              </table:table-cell>
              <table:table-cell office:value-type="float" office:value="1.98">
                <text:p>1.98</text:p>
                <draw:g>
                  <svg:desc>'Curvas VI juntas'.I4:'Curvas VI juntas'.I32</svg:desc>
                </draw:g>
              </table:table-cell>
              <table:table-cell office:value-type="float" office:value="0">
                <text:p>0</text:p>
                <draw:g>
                  <svg:desc>'Curvas VI juntas'.J4:'Curvas VI juntas'.J32</svg:desc>
                </draw:g>
              </table:table-cell>
              <table:table-cell office:value-type="float" office:value="0.01">
                <text:p>0.01</text:p>
                <draw:g>
                  <svg:desc>'Curvas VI juntas'.K4:'Curvas VI juntas'.K4</svg:desc>
                </draw:g>
              </table:table-cell>
              <table:table-cell office:value-type="float" office:value="0.01">
                <text:p>0.01</text:p>
                <draw:g>
                  <svg:desc>'Curvas VI juntas'.K4:'Curvas VI juntas'.K4</svg:desc>
                </draw:g>
              </table:table-cell>
              <table:table-cell office:value-type="float" office:value="0.1">
                <text:p>0.1</text:p>
                <draw:g>
                  <svg:desc>'Curvas VI juntas'.L4:'Curvas VI juntas'.L4</svg:desc>
                </draw:g>
              </table:table-cell>
              <table:table-cell office:value-type="float" office:value="0.1">
                <text:p>0.1</text:p>
                <draw:g>
                  <svg:desc>'Curvas VI juntas'.L4:'Curvas VI juntas'.L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">
                <text:p>1.9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">
                <text:p>2.13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7">
                <text:p>1.97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">
                <text:p>2.1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">
                <text:p>1.8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">
                <text:p>1.96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">
                <text:p>1.87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5">
                <text:p>1.9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9">
                <text:p>2.09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4">
                <text:p>1.94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8">
                <text:p>2.08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3">
                <text:p>1.9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">
                <text:p>2.07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">
                <text:p>1.8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2">
                <text:p>1.9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">
                <text:p>1.83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1">
                <text:p>1.91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">
                <text:p>2.04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">
                <text:p>1.82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">
                <text:p>2.02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">
                <text:p>1.8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9">
                <text:p>1.89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">
                <text:p>2.01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8">
                <text:p>1.88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">
                <text:p>1.98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">
                <text:p>1.7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">
                <text:p>1.87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">
                <text:p>1.96</text:p>
              </table:table-cell>
              <table:table-cell office:value-type="float" office:value="23.4">
                <text:p>2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">
                <text:p>1.77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6">
                <text:p>1.86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">
                <text:p>1.76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5">
                <text:p>1.8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">
                <text:p>1.7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4">
                <text:p>1.84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43.3">
                <text:p>4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">
                <text:p>1.72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3">
                <text:p>1.83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">
                <text:p>1.46</text:p>
              </table:table-cell>
              <table:table-cell office:value-type="float" office:value="60.9">
                <text:p>6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2">
                <text:p>1.8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">
                <text:p>1.08</text:p>
              </table:table-cell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">
                <text:p>1.67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4">
                <text:p>1.7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67.8">
                <text:p>6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5">
                <text:p>1.55</text:p>
              </table:table-cell>
              <table:table-cell office:value-type="float" office:value="26.7">
                <text:p>2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">
                <text:p>1.62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">
                <text:p>1.4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7.7">
                <text:p>6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">
                <text:p>1.58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7">
                <text:p>1.17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">
                <text:p>1.52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">
                <text:p>0.86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">
                <text:p>1.37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">
                <text:p>0.64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">
                <text:p>0.46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1.8">
                <text:p>3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  <draw:stroke-dash draw:name="msLineDash_20_2" draw:display-name="msLineDash 2" draw:style="round" draw:dots1="1" draw:dots1-length="100%" draw:distance="100%"/>
    <draw:stroke-dash draw:name="msLineDash_20_3" draw:display-name="msLineDash 3" draw:style="round" draw:dots1="1" draw:dots1-length="100%" draw:distance="100%"/>
    <draw:stroke-dash draw:name="msLineDash_20_4" draw:display-name="msLineDash 4" draw:style="round" draw:dots1="1" draw:dots1-length="100%" draw:distance="100%"/>
    <draw:stroke-dash draw:name="msLineDash_20_5" draw:display-name="msLineDash 5" draw:style="round" draw:dots1="1" draw:dots1-length="100%" draw:distance="100%"/>
    <draw:stroke-dash draw:name="msLineDash_20_6" draw:display-name="msLineDash 6" draw:style="round" draw:dots1="1" draw:dots1-length="100%" draw:distance="1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 chart:error-category="cell-range" chart:error-upper-range="Parámetros.B14:Parámetros.B14" chart:error-lower-range="Parámetros.B14:Parámetros.B14"/>
    </style:style>
    <style:style style:name="ch3" style:family="chart" style:data-style-name="N0">
      <style:chart-properties chart:display-label="true" chart:tick-marks-major-inner="false" chart:tick-marks-major-outer="false" chart:logarithmic="false" chart:minimum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2pt" fo:language="es" fo:country="ES" fo:font-weight="bold" style:font-size-asian="12pt" style:font-weight-asian="bold" style:font-size-complex="12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1.95" chart:maximum="2.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2pt" fo:language="es" fo:country="ES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Parámetros.B14:Parámetros.B14" chart:error-lower-range="Parámetros.B14:Parámetros.B14" chart:label-position="right"/>
      <style:graphic-properties draw:stroke="dash" draw:stroke-dash="msLineDash_20_1" svg:stroke-width="0.035cm" svg:stroke-color="#5b9bd5" draw:fill-color="#5b9bd5"/>
      <style:text-properties style:text-position="0% 100%" fo:font-family="Arial"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Parámetros.B13:Parámetros.B13" chart:error-lower-range="Parámetros.B13:Parámetros.B13" loext:std-weight="1"/>
      <style:graphic-properties draw:stroke="solid" svg:stroke-width="0.026cm" svg:stroke-color="#595959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Parámetros.B14:Parámetros.B14" chart:error-lower-range="Parámetros.B14:Parámetros.B14" loext:std-weight="1"/>
      <style:graphic-properties draw:stroke="solid" svg:stroke-width="0.026cm" svg:stroke-color="#595959" svg:stroke-opacity="100%" draw:stroke-linejoin="roun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825cm" svg:height="7.617cm" xlink:href=".." xlink:type="simple" chart:class="chart:scatter" chart:style-name="ch1">
        <chart:plot-area chart:style-name="ch2" table:cell-range-address="Parámetros.B2:Parámetros.C10" svg:x="1.388cm" svg:y="0.152cm" svg:width="11.181cm" svg:height="6.211cm">
          <chartooo:coordinate-region svg:x="2.058cm" svg:y="0.315cm" svg:width="10.265cm" svg:height="5.623cm"/>
          <chart:axis chart:dimension="x" chart:name="primary-x" chart:style-name="ch3">
            <chart:title svg:x="6.069cm" svg:y="6.516cm" chart:style-name="ch4">
              <text:p>J (W/m2)</text:p>
            </chart:title>
          </chart:axis>
          <chart:axis chart:dimension="y" chart:name="primary-y" chart:style-name="ch5">
            <chart:title svg:x="0.451cm" svg:y="4.024cm" chart:style-name="ch6">
              <text:p>VOC (V)</text:p>
            </chart:title>
          </chart:axis>
          <chart:series chart:style-name="ch7" chart:values-cell-range-address="Parámetros.C2:Parámetros.C10" chart:class="chart:scatter">
            <chart:domain table:cell-range-address="Parámetros.B2:Parámetros.B10"/>
            <chart:error-indicator chart:style-name="ch8" chart:dimension="x"/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8.184222124284">
                <text:p>478.184222124284</text:p>
                <draw:g>
                  <svg:desc>Parámetros.B2:Parámetros.B10</svg:desc>
                </draw:g>
              </table:table-cell>
              <table:table-cell office:value-type="float" office:value="2.19">
                <text:p>2.19</text:p>
                <draw:g>
                  <svg:desc>Parámetros.C2:Parámetros.C10</svg:desc>
                </draw:g>
              </table:table-cell>
              <table:table-cell office:value-type="float" office:value="0.4">
                <text:p>0.4</text:p>
                <draw:g>
                  <svg:desc>Parámetros.B13:Parámetros.B13</svg:desc>
                </draw:g>
              </table:table-cell>
              <table:table-cell office:value-type="float" office:value="0.4">
                <text:p>0.4</text:p>
                <draw:g>
                  <svg:desc>Parámetros.B13:Parámetros.B13</svg:desc>
                </draw:g>
              </table:table-cell>
              <table:table-cell office:value-type="float" office:value="0.01">
                <text:p>0.01</text:p>
                <draw:g>
                  <svg:desc>Parámetros.B14:Parámetros.B14</svg:desc>
                </draw:g>
              </table:table-cell>
              <table:table-cell office:value-type="float" office:value="0.01">
                <text:p>0.01</text:p>
                <draw:g>
                  <svg:desc>Parámetros.B14:Parámetros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.222565006611">
                <text:p>355.222565006611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7.655354781842">
                <text:p>277.655354781842</text:p>
              </table:table-cell>
              <table:table-cell office:value-type="float" office:value="2.13">
                <text:p>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.835610401058">
                <text:p>216.835610401058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.340678713089">
                <text:p>183.340678713089</text:p>
              </table:table-cell>
              <table:table-cell office:value-type="float" office:value="2.08">
                <text:p>2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.642133098281">
                <text:p>147.642133098281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.809607756721">
                <text:p>127.809607756721</text:p>
              </table:table-cell>
              <table:table-cell office:value-type="float" office:value="2.03">
                <text:p>2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299250771265">
                <text:p>109.299250771265</text:p>
              </table:table-cell>
              <table:table-cell office:value-type="float" office:value="2.01">
                <text:p>2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.5988171449495">
                <text:p>93.5988171449495</text:p>
              </table:table-cell>
              <table:table-cell office:value-type="float" office:value="1.99">
                <text:p>1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 chart:error-category="cell-range" chart:error-upper-range="Parámetros.B15:Parámetros.B15" chart:error-lower-range="Parámetros.B15:Parámetros.B15"/>
    </style:style>
    <style:style style:name="ch3" style:family="chart" style:data-style-name="N0">
      <style:chart-properties chart:display-label="true" chart:tick-marks-major-inner="false" chart:tick-marks-major-outer="false" chart:logarithmic="false" chart:minimum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2pt" fo:language="es" fo:country="ES" fo:font-weight="bold" style:font-size-asian="12pt" style:font-weight-asian="bold" style:font-size-complex="12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15" chart:maximum="7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2pt" fo:language="es" fo:country="ES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Parámetros.B15:Parámetros.B15" chart:error-lower-range="Parámetros.B15:Parámetros.B15" chart:label-position="right"/>
      <style:graphic-properties draw:stroke="none" svg:stroke-width="0.035cm" svg:stroke-color="#5b9bd5" draw:fill-color="#5b9bd5"/>
      <style:text-properties style:text-position="0% 100%" fo:font-family="Arial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draw:stroke="dash" draw:stroke-dash="msLineDash_20_1" svg:stroke-width="0.053cm" svg:stroke-color="#5b9bd5"/>
    </style:style>
    <style:style style:name="ch9" style:family="chart">
      <style:text-properties style:text-position="0% 100%"/>
    </style:style>
    <style:style style:name="ch10" style:family="chart">
      <style:chart-properties chart:error-upper-indicator="true" chart:error-lower-indicator="true" chart:error-category="cell-range" chart:error-upper-range="Parámetros.B13:Parámetros.B13" chart:error-lower-range="Parámetros.B13:Parámetros.B13" loext:std-weight="1"/>
      <style:graphic-properties draw:stroke="solid" svg:stroke-width="0.026cm" svg:stroke-color="#595959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Parámetros.B15:Parámetros.B15" chart:error-lower-range="Parámetros.B15:Parámetros.B15" loext:std-weight="1"/>
      <style:graphic-properties draw:stroke="solid" svg:stroke-width="0.026cm" svg:stroke-color="#595959" svg:stroke-opacity="100%" draw:stroke-linejoin="roun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81cm" svg:height="7.618cm" xlink:href=".." xlink:type="simple" chart:class="chart:scatter" chart:style-name="ch1">
        <chart:plot-area chart:style-name="ch2" table:cell-range-address="Parámetros.B2:Parámetros.B10 Parámetros.D2:Parámetros.D10" svg:x="1.388cm" svg:y="0.152cm" svg:width="11.166cm" svg:height="6.212cm">
          <chartooo:coordinate-region svg:x="1.814cm" svg:y="0.152cm" svg:width="10.493cm" svg:height="5.787cm"/>
          <chart:axis chart:dimension="x" chart:name="primary-x" chart:style-name="ch3">
            <chart:title svg:x="6.062cm" svg:y="6.517cm" chart:style-name="ch4">
              <text:p>J (W/m2)</text:p>
            </chart:title>
          </chart:axis>
          <chart:axis chart:dimension="y" chart:name="primary-y" chart:style-name="ch5">
            <chart:title svg:x="0.451cm" svg:y="4.106cm" chart:style-name="ch6">
              <text:p>ISC (mA)</text:p>
            </chart:title>
          </chart:axis>
          <chart:series chart:style-name="ch7" chart:values-cell-range-address="Parámetros.D2:Parámetros.D10" chart:class="chart:scatter">
            <chart:domain table:cell-range-address="Parámetros.B2:Parámetros.B10"/>
            <chart:regression-curve chart:style-name="ch8">
              <chart:equation chart:display-equation="true" chart:display-r-square="false" chart:style-name="ch9"/>
            </chart:regression-curve>
            <chart:error-indicator chart:style-name="ch10" chart:dimension="x"/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D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8.184222124284">
                <text:p>478.184222124284</text:p>
                <draw:g>
                  <svg:desc>Parámetros.B2:Parámetros.B10</svg:desc>
                </draw:g>
              </table:table-cell>
              <table:table-cell office:value-type="float" office:value="66">
                <text:p>66</text:p>
                <draw:g>
                  <svg:desc>Parámetros.D2:Parámetros.D10</svg:desc>
                </draw:g>
              </table:table-cell>
              <table:table-cell office:value-type="float" office:value="0.4">
                <text:p>0.4</text:p>
                <draw:g>
                  <svg:desc>Parámetros.B13:Parámetros.B13</svg:desc>
                </draw:g>
              </table:table-cell>
              <table:table-cell office:value-type="float" office:value="0.4">
                <text:p>0.4</text:p>
                <draw:g>
                  <svg:desc>Parámetros.B13:Parámetros.B13</svg:desc>
                </draw:g>
              </table:table-cell>
              <table:table-cell office:value-type="float" office:value="0.1">
                <text:p>0.1</text:p>
                <draw:g>
                  <svg:desc>Parámetros.B15:Parámetros.B15</svg:desc>
                </draw:g>
              </table:table-cell>
              <table:table-cell office:value-type="float" office:value="0.1">
                <text:p>0.1</text:p>
                <draw:g>
                  <svg:desc>Parámetros.B15:Parámetros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.222565006611">
                <text:p>355.222565006611</text:p>
              </table:table-cell>
              <table:table-cell office:value-type="float" office:value="52.1">
                <text:p>5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7.655354781842">
                <text:p>277.655354781842</text:p>
              </table:table-cell>
              <table:table-cell office:value-type="float" office:value="41.6">
                <text:p>4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.835610401058">
                <text:p>216.835610401058</text:p>
              </table:table-cell>
              <table:table-cell office:value-type="float" office:value="34.6">
                <text:p>3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.340678713089">
                <text:p>183.340678713089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.642133098281">
                <text:p>147.64213309828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.809607756721">
                <text:p>127.809607756721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299250771265">
                <text:p>109.299250771265</text:p>
              </table:table-cell>
              <table:table-cell office:value-type="float" office:value="19.1">
                <text:p>1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.5988171449495">
                <text:p>93.5988171449495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 chart:error-category="cell-range"/>
    </style:style>
    <style:style style:name="ch3" style:family="chart" style:data-style-name="N0">
      <style:chart-properties chart:display-label="true" chart:tick-marks-major-inner="false" chart:tick-marks-major-outer="false" chart:logarithmic="false" chart:minimum="0" chart:maximum="2.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3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'Cristal y T'.J4:'Cristal y T'.J4" chart:error-lower-range="'Cristal y T'.J4:'Cristal y T'.J4" chart:label-position="right">
        <chart:label-separator>
          <text:p>; </text:p>
        </chart:label-separator>
      </style:chart-properties>
      <style:graphic-properties draw:stroke="dash" draw:stroke-dash="msLineDash_20_1" svg:stroke-width="0.035cm" svg:stroke-color="#00b050" draw:fill-color="#00b050" fo:wrap-option="wrap"/>
      <style:text-properties fo:color="#000000" style:text-position="0% 100%" fo:font-family="Calibri" fo:font-size="10pt" fo:language="es" fo:country="ES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Cristal y T'.J4:'Cristal y T'.J4" chart:error-lower-range="'Cristal y T'.J4:'Cristal y T'.J4" loext:std-weight="1"/>
      <style:graphic-properties draw:stroke="solid" svg:stroke-width="0.018cm" svg:stroke-color="#000000" svg:stroke-opacity="100%" draw:stroke-linejoin="round"/>
    </style:style>
    <style:style style:name="ch9" style:family="chart" style:data-style-name="N0">
      <style:chart-properties chart:symbol-type="named-symbol" chart:symbol-name="square" chart:symbol-width="0.106cm" chart:symbol-height="0.106cm" chart:link-data-style-to-source="true" chart:error-category="cell-range" chart:error-upper-range="'Cristal y T'.Q4:'Cristal y T'.Q4" chart:error-lower-range="'Cristal y T'.Q4:'Cristal y T'.Q4" chart:label-position="right">
        <chart:label-separator>
          <text:p>; </text:p>
        </chart:label-separator>
      </style:chart-properties>
      <style:graphic-properties draw:stroke="dash" draw:stroke-dash="msLineDash_20_2" svg:stroke-width="0.035cm" svg:stroke-color="#5b9bd5" draw:fill-color="#5b9bd5" fo:wrap-option="wrap"/>
      <style:text-properties fo:color="#000000" style:text-position="0% 100%" fo:font-family="Calibri" fo:font-size="10pt" fo:language="es" fo:country="ES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Cristal y T'.Q4:'Cristal y T'.Q4" chart:error-lower-range="'Cristal y T'.Q4:'Cristal y T'.Q4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symbol-type="named-symbol" chart:symbol-name="arrow-up" chart:symbol-width="0.106cm" chart:symbol-height="0.106cm" chart:link-data-style-to-source="true" chart:error-category="cell-range" chart:error-upper-range="'Cristal y T'.Q4:'Cristal y T'.Q4" chart:error-lower-range="'Cristal y T'.Q4:'Cristal y T'.Q4" chart:label-position="right">
        <chart:label-separator>
          <text:p>; </text:p>
        </chart:label-separator>
      </style:chart-properties>
      <style:graphic-properties draw:stroke="dash" draw:stroke-dash="msLineDash_20_3" svg:stroke-width="0.035cm" svg:stroke-color="#ff0000" draw:fill-color="#ff0000" fo:wrap-option="wrap"/>
      <style:text-properties fo:color="#000000" style:text-position="0% 100%" fo:font-family="Calibri" fo:font-size="10pt" fo:language="es" fo:country="ES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541cm" svg:height="7.37cm" xlink:href=".." xlink:type="simple" chart:class="chart:scatter" chart:style-name="ch1">
        <chart:plot-area chart:style-name="ch2" table:cell-range-address="'Cristal y T'.H4:'Cristal y T'.I25 'Cristal y T'.B4:'Cristal y T'.B29 'Cristal y T'.P4:'Cristal y T'.P23" chart:data-source-has-labels="row" svg:x="1.258cm" svg:y="0.147cm" svg:width="11.033cm" svg:height="6.098cm">
          <chartooo:coordinate-region svg:x="1.684cm" svg:y="0.147cm" svg:width="10.607cm" svg:height="5.673cm"/>
          <chart:axis chart:dimension="x" chart:name="primary-x" chart:style-name="ch3">
            <chart:title svg:x="6.364cm" svg:y="6.393cm" chart:style-name="ch4">
              <text:p>V (V)</text:p>
            </chart:title>
          </chart:axis>
          <chart:axis chart:dimension="y" chart:name="primary-y" chart:style-name="ch5">
            <chart:title svg:x="0.451cm" svg:y="3.697cm" chart:style-name="ch6">
              <text:p>I (mA)</text:p>
            </chart:title>
          </chart:axis>
          <chart:series chart:style-name="ch7" chart:values-cell-range-address="'Cristal y T'.I4:'Cristal y T'.I25" chart:class="chart:scatter">
            <chart:domain table:cell-range-address="'Cristal y T'.H4:'Cristal y T'.H25"/>
            <chart:error-indicator chart:style-name="ch8" chart:dimension="y"/>
            <chart:data-point chart:repeated="22"/>
          </chart:series>
          <chart:series chart:style-name="ch9" chart:values-cell-range-address="'Cristal y T'.B4:'Cristal y T'.B29" loext:label-string="&quot;normal&quot;" chart:class="chart:scatter">
            <chart:domain table:cell-range-address="'Cristal y T'.A4:'Cristal y T'.A29"/>
            <chart:error-indicator chart:style-name="ch10" chart:dimension="y"/>
            <chart:data-point chart:repeated="26"/>
          </chart:series>
          <chart:series chart:style-name="ch11" chart:values-cell-range-address="'Cristal y T'.P4:'Cristal y T'.P23" loext:label-string="&quot;grados&quot;" chart:class="chart:scatter">
            <chart:domain table:cell-range-address="'Cristal y T'.O4:'Cristal y T'.O23"/>
            <chart:error-indicator chart:style-name="ch10" chart:dimension="y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norma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a O</text:p>
              </table:table-cell>
              <table:table-cell office:value-type="string">
                <text:p>grado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2">
                <text:p>2.02</text:p>
                <draw:g>
                  <svg:desc>'Cristal y T'.H4:'Cristal y T'.H25</svg:desc>
                </draw:g>
              </table:table-cell>
              <table:table-cell office:value-type="float" office:value="0">
                <text:p>0</text:p>
                <draw:g>
                  <svg:desc>'Cristal y T'.I4:'Cristal y T'.I25</svg:desc>
                </draw:g>
              </table:table-cell>
              <table:table-cell office:value-type="float" office:value="0.01">
                <text:p>0.01</text:p>
                <draw:g>
                  <svg:desc>'Cristal y T'.J4:'Cristal y T'.J4</svg:desc>
                </draw:g>
              </table:table-cell>
              <table:table-cell office:value-type="float" office:value="0.01">
                <text:p>0.01</text:p>
                <draw:g>
                  <svg:desc>'Cristal y T'.J4:'Cristal y T'.J4</svg:desc>
                </draw:g>
              </table:table-cell>
              <table:table-cell office:value-type="float" office:value="2.03">
                <text:p>2.03</text:p>
                <draw:g>
                  <svg:desc>'Cristal y T'.A4:'Cristal y T'.A29</svg:desc>
                </draw:g>
              </table:table-cell>
              <table:table-cell office:value-type="float" office:value="0">
                <text:p>0</text:p>
                <draw:g>
                  <svg:desc>'Cristal y T'.B4:'Cristal y T'.B29</svg:desc>
                </draw:g>
              </table:table-cell>
              <table:table-cell office:value-type="float" office:value="0.01">
                <text:p>0.01</text:p>
                <draw:g>
                  <svg:desc>'Cristal y T'.Q4:'Cristal y T'.Q4</svg:desc>
                </draw:g>
              </table:table-cell>
              <table:table-cell office:value-type="float" office:value="0.01">
                <text:p>0.01</text:p>
                <draw:g>
                  <svg:desc>'Cristal y T'.Q4:'Cristal y T'.Q4</svg:desc>
                </draw:g>
              </table:table-cell>
              <table:table-cell office:value-type="float" office:value="1.98">
                <text:p>1.98</text:p>
                <draw:g>
                  <svg:desc>'Cristal y T'.O4:'Cristal y T'.O23</svg:desc>
                </draw:g>
              </table:table-cell>
              <table:table-cell office:value-type="float" office:value="0">
                <text:p>0</text:p>
                <draw:g>
                  <svg:desc>'Cristal y T'.P4:'Cristal y T'.P23</svg:desc>
                </draw:g>
              </table:table-cell>
              <table:table-cell office:value-type="float" office:value="0.01">
                <text:p>0.01</text:p>
                <draw:g>
                  <svg:desc>'Cristal y T'.Q4:'Cristal y T'.Q4</svg:desc>
                </draw:g>
              </table:table-cell>
              <table:table-cell office:value-type="float" office:value="0.01">
                <text:p>0.01</text:p>
                <draw:g>
                  <svg:desc>'Cristal y T'.Q4:'Cristal y T'.Q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">
                <text:p>1.9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">
                <text:p>1.9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">
                <text:p>1.91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4">
                <text:p>1.9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">
                <text:p>1.97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3">
                <text:p>1.93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">
                <text:p>1.96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">
                <text:p>1.89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2">
                <text:p>1.92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">
                <text:p>1.88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1">
                <text:p>1.9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">
                <text:p>1.94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">
                <text:p>1.87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">
                <text:p>1.9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8">
                <text:p>1.88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">
                <text:p>1.88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5">
                <text:p>1.85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">
                <text:p>1.91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">
                <text:p>1.83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3">
                <text:p>1.83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">
                <text:p>1.81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">
                <text:p>1.8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">
                <text:p>1.89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">
                <text:p>1.7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5">
                <text:p>1.75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">
                <text:p>1.88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">
                <text:p>1.76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3">
                <text:p>1.73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">
                <text:p>1.87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">
                <text:p>1.73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9">
                <text:p>1.69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">
                <text:p>1.68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9">
                <text:p>1.59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">
                <text:p>1.6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2">
                <text:p>1.52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">
                <text:p>1.84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">
                <text:p>1.59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7">
                <text:p>1.47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">
                <text:p>1.83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">
                <text:p>1.4</text:p>
              </table:table-cell>
              <table:table-cell office:value-type="float" office:value="20.6">
                <text:p>2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">
                <text:p>1.8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4">
                <text:p>1.24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">
                <text:p>1.7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29.4">
                <text:p>2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">
                <text:p>0.9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26.7">
                <text:p>2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">
                <text:p>0.47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">
                <text:p>1.4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">
                <text:p>1.17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1.8">
                <text:p>3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  <draw:stroke-dash draw:name="msLineDash_20_2" draw:display-name="msLineDash 2" draw:style="round" draw:dots1="1" draw:dots1-length="100%" draw:distance="100%"/>
    <draw:stroke-dash draw:name="msLineDash_20_3" draw:display-name="msLineDash 3" draw:style="round" draw:dots1="1" draw:dots1-length="100%" draw:distance="100%"/>
  </office:styles>
</office:document-styles>
</file>